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2" table:style-name="ta1">
        <table:shapes>
          <draw:frame draw:z-index="0" draw:style-name="gr1" draw:text-style-name="P1" svg:width="26.191cm" svg:height="24.795cm" svg:x="12.31cm" svg:y="0.497cm">
            <draw:object draw:notify-on-update-of-ranges="工作表2.B2:工作表2.B226 工作表2.C2:工作表2.C2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0.95239711" calcext:value-type="float">
            <text:p>0.95239711</text:p>
          </table:table-cell>
          <table:table-cell office:value-type="float" office:value="0.04145116" calcext:value-type="float">
            <text:p>0.04145116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float" office:value="0.91770574" calcext:value-type="float">
            <text:p>0.91770574</text:p>
          </table:table-cell>
          <table:table-cell office:value-type="float" office:value="0.01057092" calcext:value-type="float">
            <text:p>0.01057092</text:p>
          </table:table-cell>
        </table:table-row>
        <table:table-row table:style-name="ro1">
          <table:table-cell office:value-type="string" calcext:value-type="string">
            <text:p>previousWork</text:p>
          </table:table-cell>
          <table:table-cell office:value-type="float" office:value="0.39739926" calcext:value-type="float">
            <text:p>0.39739926</text:p>
          </table:table-cell>
          <table:table-cell office:value-type="float" office:value="0.59616355" calcext:value-type="float">
            <text:p>0.59616355</text:p>
          </table:table-cell>
        </table:table-row>
        <table:table-row table:style-name="ro1">
          <table:table-cell office:value-type="string" calcext:value-type="string">
            <text:p>sourceCountry</text:p>
          </table:table-cell>
          <table:table-cell office:value-type="float" office:value="0.32044895" calcext:value-type="float">
            <text:p>0.32044895</text:p>
          </table:table-cell>
          <table:table-cell office:value-type="float" office:value="0.91609472" calcext:value-type="float">
            <text:p>0.91609472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0.30565689" calcext:value-type="float">
            <text:p>0.30565689</text:p>
          </table:table-cell>
          <table:table-cell office:value-type="float" office:value="0.82813877" calcext:value-type="float">
            <text:p>0.82813877</text:p>
          </table:table-cell>
        </table:table-row>
        <table:table-row table:style-name="ro1">
          <table:table-cell office:value-type="string" calcext:value-type="string">
            <text:p>musicComposer</text:p>
          </table:table-cell>
          <table:table-cell office:value-type="float" office:value="0.29408018" calcext:value-type="float">
            <text:p>0.29408018</text:p>
          </table:table-cell>
          <table:table-cell office:value-type="float" office:value="0.8064507" calcext:value-type="float">
            <text:p>0.8064507</text:p>
          </table:table-cell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0.28011826" calcext:value-type="float">
            <text:p>0.28011826</text:p>
          </table:table-cell>
          <table:table-cell office:value-type="float" office:value="0.21432611" calcext:value-type="float">
            <text:p>0.21432611</text:p>
          </table:table-cell>
        </table:table-row>
        <table:table-row table:style-name="ro1">
          <table:table-cell office:value-type="string" calcext:value-type="string">
            <text:p>binomialAuthority</text:p>
          </table:table-cell>
          <table:table-cell office:value-type="float" office:value="0.26807512" calcext:value-type="float">
            <text:p>0.26807512</text:p>
          </table:table-cell>
          <table:table-cell office:value-type="float" office:value="0.00888315" calcext:value-type="float">
            <text:p>0.00888315</text:p>
          </table:table-cell>
        </table:table-row>
        <table:table-row table:style-name="ro1">
          <table:table-cell office:value-type="string" calcext:value-type="string">
            <text:p>isPartOf</text:p>
          </table:table-cell>
          <table:table-cell office:value-type="float" office:value="0.24531189" calcext:value-type="float">
            <text:p>0.24531189</text:p>
          </table:table-cell>
          <table:table-cell office:value-type="float" office:value="0.49974612" calcext:value-type="float">
            <text:p>0.49974612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float" office:value="0.23854073" calcext:value-type="float">
            <text:p>0.23854073</text:p>
          </table:table-cell>
          <table:table-cell office:value-type="float" office:value="0.87007948" calcext:value-type="float">
            <text:p>0.87007948</text:p>
          </table:table-cell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0.23481853" calcext:value-type="float">
            <text:p>0.23481853</text:p>
          </table:table-cell>
          <table:table-cell office:value-type="float" office:value="0.9668199" calcext:value-type="float">
            <text:p>0.9668199</text:p>
          </table:table-cell>
        </table:table-row>
        <table:table-row table:style-name="ro1">
          <table:table-cell office:value-type="string" calcext:value-type="string">
            <text:p>producer</text:p>
          </table:table-cell>
          <table:table-cell office:value-type="float" office:value="0.23074967" calcext:value-type="float">
            <text:p>0.23074967</text:p>
          </table:table-cell>
          <table:table-cell office:value-type="float" office:value="0.95581949" calcext:value-type="float">
            <text:p>0.95581949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0.22698628" calcext:value-type="float">
            <text:p>0.22698628</text:p>
          </table:table-cell>
          <table:table-cell office:value-type="float" office:value="0.08225697" calcext:value-type="float">
            <text:p>0.08225697</text:p>
          </table:table-cell>
        </table:table-row>
        <table:table-row table:style-name="ro1">
          <table:table-cell office:value-type="string" calcext:value-type="string">
            <text:p>cinematography</text:p>
          </table:table-cell>
          <table:table-cell office:value-type="float" office:value="0.22057057" calcext:value-type="float">
            <text:p>0.22057057</text:p>
          </table:table-cell>
          <table:table-cell office:value-type="float" office:value="0.84774117" calcext:value-type="float">
            <text:p>0.84774117</text:p>
          </table:table-cell>
        </table:table-row>
        <table:table-row table:style-name="ro1">
          <table:table-cell office:value-type="string" calcext:value-type="string">
            <text:p>computingPlatform</text:p>
          </table:table-cell>
          <table:table-cell office:value-type="float" office:value="0.20672731" calcext:value-type="float">
            <text:p>0.20672731</text:p>
          </table:table-cell>
          <table:table-cell office:value-type="float" office:value="0.90539" calcext:value-type="float">
            <text:p>0.90539</text:p>
          </table:table-cell>
        </table:table-row>
        <table:table-row table:style-name="ro1">
          <table:table-cell office:value-type="string" calcext:value-type="string">
            <text:p>sourcePlace</text:p>
          </table:table-cell>
          <table:table-cell office:value-type="float" office:value="0.1913815" calcext:value-type="float">
            <text:p>0.1913815</text:p>
          </table:table-cell>
          <table:table-cell office:value-type="float" office:value="0.13984719" calcext:value-type="float">
            <text:p>0.13984719</text:p>
          </table:table-cell>
        </table:table-row>
        <table:table-row table:style-name="ro1">
          <table:table-cell office:value-type="string" calcext:value-type="string">
            <text:p>sourceMountain</text:p>
          </table:table-cell>
          <table:table-cell office:value-type="float" office:value="0.1913815" calcext:value-type="float">
            <text:p>0.1913815</text:p>
          </table:table-cell>
          <table:table-cell office:value-type="float" office:value="0.13984719" calcext:value-type="float">
            <text:p>0.13984719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.18246798" calcext:value-type="float">
            <text:p>0.18246798</text:p>
          </table:table-cell>
          <table:table-cell office:value-type="float" office:value="0.24486566" calcext:value-type="float">
            <text:p>0.24486566</text:p>
          </table:table-cell>
        </table:table-row>
        <table:table-row table:style-name="ro1">
          <table:table-cell office:value-type="string" calcext:value-type="string">
            <text:p>birthPlace</text:p>
          </table:table-cell>
          <table:table-cell office:value-type="float" office:value="0.18045292" calcext:value-type="float">
            <text:p>0.18045292</text:p>
          </table:table-cell>
          <table:table-cell office:value-type="float" office:value="0.963294" calcext:value-type="float">
            <text:p>0.963294</text:p>
          </table:table-cell>
        </table:table-row>
        <table:table-row table:style-name="ro1">
          <table:table-cell office:value-type="string" calcext:value-type="string">
            <text:p>mouthPlace</text:p>
          </table:table-cell>
          <table:table-cell office:value-type="float" office:value="0.17815216" calcext:value-type="float">
            <text:p>0.17815216</text:p>
          </table:table-cell>
          <table:table-cell office:value-type="float" office:value="0.79125503" calcext:value-type="float">
            <text:p>0.79125503</text:p>
          </table:table-cell>
        </table:table-row>
        <table:table-row table:style-name="ro1">
          <table:table-cell office:value-type="string" calcext:value-type="string">
            <text:p>mouthMountain</text:p>
          </table:table-cell>
          <table:table-cell office:value-type="float" office:value="0.17815216" calcext:value-type="float">
            <text:p>0.17815216</text:p>
          </table:table-cell>
          <table:table-cell office:value-type="float" office:value="0.79125503" calcext:value-type="float">
            <text:p>0.79125503</text:p>
          </table:table-cell>
        </table:table-row>
        <table:table-row table:style-name="ro1">
          <table:table-cell office:value-type="string" calcext:value-type="string">
            <text:p>writer</text:p>
          </table:table-cell>
          <table:table-cell office:value-type="float" office:value="0.17725143" calcext:value-type="float">
            <text:p>0.17725143</text:p>
          </table:table-cell>
          <table:table-cell office:value-type="float" office:value="0.91187014" calcext:value-type="float">
            <text:p>0.91187014</text:p>
          </table:table-cell>
        </table:table-row>
        <table:table-row table:style-name="ro1">
          <table:table-cell office:value-type="string" calcext:value-type="string">
            <text:p>discoverer</text:p>
          </table:table-cell>
          <table:table-cell office:value-type="float" office:value="0.17611224" calcext:value-type="float">
            <text:p>0.17611224</text:p>
          </table:table-cell>
          <table:table-cell office:value-type="float" office:value="0.09097845" calcext:value-type="float">
            <text:p>0.09097845</text:p>
          </table:table-cell>
        </table:table-row>
        <table:table-row table:style-name="ro1">
          <table:table-cell office:value-type="string" calcext:value-type="string">
            <text:p>riverMouth</text:p>
          </table:table-cell>
          <table:table-cell office:value-type="float" office:value="0.1709545" calcext:value-type="float">
            <text:p>0.1709545</text:p>
          </table:table-cell>
          <table:table-cell office:value-type="float" office:value="0.94915581" calcext:value-type="float">
            <text:p>0.94915581</text:p>
          </table:table-cell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0.16995917" calcext:value-type="float">
            <text:p>0.16995917</text:p>
          </table:table-cell>
          <table:table-cell office:value-type="float" office:value="0.30190159" calcext:value-type="float">
            <text:p>0.30190159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0.16454462" calcext:value-type="float">
            <text:p>0.16454462</text:p>
          </table:table-cell>
          <table:table-cell office:value-type="float" office:value="0.90917319" calcext:value-type="float">
            <text:p>0.90917319</text:p>
          </table:table-cell>
        </table:table-row>
        <table:table-row table:style-name="ro1">
          <table:table-cell office:value-type="string" calcext:value-type="string">
            <text:p>editing</text:p>
          </table:table-cell>
          <table:table-cell office:value-type="float" office:value="0.15945838" calcext:value-type="float">
            <text:p>0.15945838</text:p>
          </table:table-cell>
          <table:table-cell office:value-type="float" office:value="0.83790053" calcext:value-type="float">
            <text:p>0.83790053</text:p>
          </table:table-cell>
        </table:table-row>
        <table:table-row table:style-name="ro1">
          <table:table-cell office:value-type="string" calcext:value-type="string">
            <text:p>recordLabel</text:p>
          </table:table-cell>
          <table:table-cell office:value-type="float" office:value="0.15880317" calcext:value-type="float">
            <text:p>0.15880317</text:p>
          </table:table-cell>
          <table:table-cell office:value-type="float" office:value="0.94129366" calcext:value-type="float">
            <text:p>0.94129366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565116" calcext:value-type="float">
            <text:p>0.00565116</text:p>
          </table:table-cell>
        </table:table-row>
        <table:table-row table:style-name="ro1">
          <table:table-cell office:value-type="string" calcext:value-type="string">
            <text:p>recordedIn</text:p>
          </table:table-cell>
          <table:table-cell office:value-type="float" office:value="0.15247467" calcext:value-type="float">
            <text:p>0.15247467</text:p>
          </table:table-cell>
          <table:table-cell office:value-type="float" office:value="0.20914585" calcext:value-type="float">
            <text:p>0.20914585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float" office:value="0.1309938" calcext:value-type="float">
            <text:p>0.1309938</text:p>
          </table:table-cell>
          <table:table-cell office:value-type="float" office:value="0.61689019" calcext:value-type="float">
            <text:p>0.61689019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0.12793255" calcext:value-type="float">
            <text:p>0.12793255</text:p>
          </table:table-cell>
          <table:table-cell office:value-type="float" office:value="0.77445235" calcext:value-type="float">
            <text:p>0.77445235</text:p>
          </table:table-cell>
        </table:table-row>
        <table:table-row table:style-name="ro1">
          <table:table-cell office:value-type="string" calcext:value-type="string">
            <text:p>presenter</text:p>
          </table:table-cell>
          <table:table-cell office:value-type="float" office:value="0.1264508" calcext:value-type="float">
            <text:p>0.1264508</text:p>
          </table:table-cell>
          <table:table-cell office:value-type="float" office:value="0.62836625" calcext:value-type="float">
            <text:p>0.62836625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0.12180631" calcext:value-type="float">
            <text:p>0.12180631</text:p>
          </table:table-cell>
          <table:table-cell office:value-type="float" office:value="0.77054694" calcext:value-type="float">
            <text:p>0.77054694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float" office:value="0.1215067" calcext:value-type="float">
            <text:p>0.1215067</text:p>
          </table:table-cell>
          <table:table-cell office:value-type="float" office:value="0.49530798" calcext:value-type="float">
            <text:p>0.49530798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0.11316978" calcext:value-type="float">
            <text:p>0.11316978</text:p>
          </table:table-cell>
          <table:table-cell office:value-type="float" office:value="0.99263012" calcext:value-type="float">
            <text:p>0.99263012</text:p>
          </table:table-cell>
        </table:table-row>
        <table:table-row table:style-name="ro1">
          <table:table-cell office:value-type="string" calcext:value-type="string">
            <text:p>occupation</text:p>
          </table:table-cell>
          <table:table-cell office:value-type="float" office:value="0.10963523" calcext:value-type="float">
            <text:p>0.10963523</text:p>
          </table:table-cell>
          <table:table-cell office:value-type="float" office:value="0.82504004" calcext:value-type="float">
            <text:p>0.82504004</text:p>
          </table:table-cell>
        </table:table-row>
        <table:table-row table:style-name="ro1">
          <table:table-cell office:value-type="string" calcext:value-type="string">
            <text:p>developer</text:p>
          </table:table-cell>
          <table:table-cell office:value-type="float" office:value="0.10591074" calcext:value-type="float">
            <text:p>0.10591074</text:p>
          </table:table-cell>
          <table:table-cell office:value-type="float" office:value="0.8360916" calcext:value-type="float">
            <text:p>0.8360916</text:p>
          </table:table-cell>
        </table:table-row>
        <table:table-row table:style-name="ro1">
          <table:table-cell office:value-type="string" calcext:value-type="string">
            <text:p>starring</text:p>
          </table:table-cell>
          <table:table-cell office:value-type="float" office:value="0.10344738" calcext:value-type="float">
            <text:p>0.10344738</text:p>
          </table:table-cell>
          <table:table-cell office:value-type="float" office:value="0.92901597" calcext:value-type="float">
            <text:p>0.92901597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float" office:value="0.10172226" calcext:value-type="float">
            <text:p>0.10172226</text:p>
          </table:table-cell>
          <table:table-cell office:value-type="float" office:value="0.90885018" calcext:value-type="float">
            <text:p>0.90885018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0.09846798" calcext:value-type="float">
            <text:p>0.09846798</text:p>
          </table:table-cell>
          <table:table-cell office:value-type="float" office:value="0.47058824" calcext:value-type="float">
            <text:p>0.47058824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 office:value-type="float" office:value="0.09735187" calcext:value-type="float">
            <text:p>0.09735187</text:p>
          </table:table-cell>
          <table:table-cell office:value-type="float" office:value="0.66329446" calcext:value-type="float">
            <text:p>0.66329446</text:p>
          </table:table-cell>
        </table:table-row>
        <table:table-row table:style-name="ro1">
          <table:table-cell office:value-type="string" calcext:value-type="string">
            <text:p>mountainRange</text:p>
          </table:table-cell>
          <table:table-cell office:value-type="float" office:value="0.09544456" calcext:value-type="float">
            <text:p>0.09544456</text:p>
          </table:table-cell>
          <table:table-cell office:value-type="float" office:value="0.82351444" calcext:value-type="float">
            <text:p>0.82351444</text:p>
          </table:table-cell>
        </table:table-row>
        <table:table-row table:style-name="ro1">
          <table:table-cell office:value-type="string" calcext:value-type="string">
            <text:p>builder</text:p>
          </table:table-cell>
          <table:table-cell office:value-type="float" office:value="0.09114974" calcext:value-type="float">
            <text:p>0.09114974</text:p>
          </table:table-cell>
          <table:table-cell office:value-type="float" office:value="0.8841454" calcext:value-type="float">
            <text:p>0.8841454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0.0911331" calcext:value-type="float">
            <text:p>0.0911331</text:p>
          </table:table-cell>
          <table:table-cell office:value-type="float" office:value="0.60510568" calcext:value-type="float">
            <text:p>0.6051056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.08591337" calcext:value-type="float">
            <text:p>0.08591337</text:p>
          </table:table-cell>
          <table:table-cell office:value-type="float" office:value="0.62893674" calcext:value-type="float">
            <text:p>0.62893674</text:p>
          </table:table-cell>
        </table:table-row>
        <table:table-row table:style-name="ro1">
          <table:table-cell office:value-type="string" calcext:value-type="string">
            <text:p>musicalArtist</text:p>
          </table:table-cell>
          <table:table-cell office:value-type="float" office:value="0.08357903" calcext:value-type="float">
            <text:p>0.08357903</text:p>
          </table:table-cell>
          <table:table-cell office:value-type="float" office:value="0.924664" calcext:value-type="float">
            <text:p>0.924664</text:p>
          </table:table-cell>
        </table:table-row>
        <table:table-row table:style-name="ro1">
          <table:table-cell office:value-type="string" calcext:value-type="string">
            <text:p>musicalBand</text:p>
          </table:table-cell>
          <table:table-cell office:value-type="float" office:value="0.08357903" calcext:value-type="float">
            <text:p>0.08357903</text:p>
          </table:table-cell>
          <table:table-cell office:value-type="float" office:value="0.924664" calcext:value-type="float">
            <text:p>0.924664</text:p>
          </table:table-cell>
        </table:table-row>
        <table:table-row table:style-name="ro1">
          <table:table-cell office:value-type="string" calcext:value-type="string">
            <text:p>veneratedIn</text:p>
          </table:table-cell>
          <table:table-cell office:value-type="float" office:value="0.07523664" calcext:value-type="float">
            <text:p>0.07523664</text:p>
          </table:table-cell>
          <table:table-cell office:value-type="float" office:value="0.60208968" calcext:value-type="float">
            <text:p>0.60208968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0.07215461" calcext:value-type="float">
            <text:p>0.07215461</text:p>
          </table:table-cell>
          <table:table-cell office:value-type="float" office:value="0.18372212" calcext:value-type="float">
            <text:p>0.18372212</text:p>
          </table:table-cell>
        </table:table-row>
        <table:table-row table:style-name="ro1">
          <table:table-cell office:value-type="string" calcext:value-type="string">
            <text:p>broadcastArea</text:p>
          </table:table-cell>
          <table:table-cell office:value-type="float" office:value="0.06999674" calcext:value-type="float">
            <text:p>0.06999674</text:p>
          </table:table-cell>
          <table:table-cell office:value-type="float" office:value="0.90623223" calcext:value-type="float">
            <text:p>0.90623223</text:p>
          </table:table-cell>
        </table:table-row>
        <table:table-row table:style-name="ro1">
          <table:table-cell office:value-type="string" calcext:value-type="string">
            <text:p>district</text:p>
          </table:table-cell>
          <table:table-cell office:value-type="float" office:value="0.06925543" calcext:value-type="float">
            <text:p>0.06925543</text:p>
          </table:table-cell>
          <table:table-cell office:value-type="float" office:value="0.55055582" calcext:value-type="float">
            <text:p>0.55055582</text:p>
          </table:table-cell>
        </table:table-row>
        <table:table-row table:style-name="ro1">
          <table:table-cell office:value-type="string" calcext:value-type="string">
            <text:p>distributor</text:p>
          </table:table-cell>
          <table:table-cell office:value-type="float" office:value="0.06828504" calcext:value-type="float">
            <text:p>0.06828504</text:p>
          </table:table-cell>
          <table:table-cell office:value-type="float" office:value="0.52234059" calcext:value-type="float">
            <text:p>0.52234059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float" office:value="0.06686575" calcext:value-type="float">
            <text:p>0.06686575</text:p>
          </table:table-cell>
          <table:table-cell office:value-type="float" office:value="0.76297757" calcext:value-type="float">
            <text:p>0.76297757</text:p>
          </table:table-cell>
        </table:table-row>
        <table:table-row table:style-name="ro1">
          <table:table-cell office:value-type="string" calcext:value-type="string">
            <text:p>musicBy</text:p>
          </table:table-cell>
          <table:table-cell office:value-type="float" office:value="0.06556959" calcext:value-type="float">
            <text:p>0.06556959</text:p>
          </table:table-cell>
          <table:table-cell office:value-type="float" office:value="0.50441609" calcext:value-type="float">
            <text:p>0.50441609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float" office:value="0.06481141" calcext:value-type="float">
            <text:p>0.06481141</text:p>
          </table:table-cell>
          <table:table-cell office:value-type="float" office:value="0.78681319" calcext:value-type="float">
            <text:p>0.78681319</text:p>
          </table:table-cell>
        </table:table-row>
        <table:table-row table:style-name="ro1">
          <table:table-cell office:value-type="string" calcext:value-type="string">
            <text:p>deathPlace</text:p>
          </table:table-cell>
          <table:table-cell office:value-type="float" office:value="0.06349853" calcext:value-type="float">
            <text:p>0.06349853</text:p>
          </table:table-cell>
          <table:table-cell office:value-type="float" office:value="0.95573238" calcext:value-type="float">
            <text:p>0.95573238</text:p>
          </table:table-cell>
        </table:table-row>
        <table:table-row table:style-name="ro1">
          <table:table-cell office:value-type="string" calcext:value-type="string">
            <text:p>origin</text:p>
          </table:table-cell>
          <table:table-cell office:value-type="float" office:value="0.06311691" calcext:value-type="float">
            <text:p>0.06311691</text:p>
          </table:table-cell>
          <table:table-cell office:value-type="float" office:value="0.48351323" calcext:value-type="float">
            <text:p>0.48351323</text:p>
          </table:table-cell>
        </table:table-row>
        <table:table-row table:style-name="ro1">
          <table:table-cell office:value-type="string" calcext:value-type="string">
            <text:p>nationality</text:p>
          </table:table-cell>
          <table:table-cell office:value-type="float" office:value="0.06169769" calcext:value-type="float">
            <text:p>0.06169769</text:p>
          </table:table-cell>
          <table:table-cell office:value-type="float" office:value="0.89370179" calcext:value-type="float">
            <text:p>0.89370179</text:p>
          </table:table-cell>
        </table:table-row>
        <table:table-row table:style-name="ro1">
          <table:table-cell office:value-type="string" calcext:value-type="string">
            <text:p>crosses</text:p>
          </table:table-cell>
          <table:table-cell office:value-type="float" office:value="0.06071265" calcext:value-type="float">
            <text:p>0.06071265</text:p>
          </table:table-cell>
          <table:table-cell office:value-type="float" office:value="0.65082956" calcext:value-type="float">
            <text:p>0.65082956</text:p>
          </table:table-cell>
        </table:table-row>
        <table:table-row table:style-name="ro1">
          <table:table-cell office:value-type="string" calcext:value-type="string">
            <text:p>routeEnd</text:p>
          </table:table-cell>
          <table:table-cell office:value-type="float" office:value="0.05920855" calcext:value-type="float">
            <text:p>0.05920855</text:p>
          </table:table-cell>
          <table:table-cell office:value-type="float" office:value="0.91315264" calcext:value-type="float">
            <text:p>0.91315264</text:p>
          </table:table-cell>
        </table:table-row>
        <table:table-row table:style-name="ro1">
          <table:table-cell office:value-type="string" calcext:value-type="string">
            <text:p>locatedInArea</text:p>
          </table:table-cell>
          <table:table-cell office:value-type="float" office:value="0.05782492" calcext:value-type="float">
            <text:p>0.05782492</text:p>
          </table:table-cell>
          <table:table-cell office:value-type="float" office:value="0.83713207" calcext:value-type="float">
            <text:p>0.83713207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 office:value-type="float" office:value="0.05478874" calcext:value-type="float">
            <text:p>0.05478874</text:p>
          </table:table-cell>
          <table:table-cell office:value-type="float" office:value="0.79491018" calcext:value-type="float">
            <text:p>0.79491018</text:p>
          </table:table-cell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0.05394907" calcext:value-type="float">
            <text:p>0.05394907</text:p>
          </table:table-cell>
          <table:table-cell office:value-type="float" office:value="0.23507287" calcext:value-type="float">
            <text:p>0.23507287</text:p>
          </table:table-cell>
        </table:table-row>
        <table:table-row table:style-name="ro1">
          <table:table-cell office:value-type="string" calcext:value-type="string">
            <text:p>commandStructure</text:p>
          </table:table-cell>
          <table:table-cell office:value-type="float" office:value="0.05324932" calcext:value-type="float">
            <text:p>0.05324932</text:p>
          </table:table-cell>
          <table:table-cell office:value-type="float" office:value="0.68542692" calcext:value-type="float">
            <text:p>0.68542692</text:p>
          </table:table-cell>
        </table:table-row>
        <table:table-row table:style-name="ro1">
          <table:table-cell office:value-type="string" calcext:value-type="string">
            <text:p>series</text:p>
          </table:table-cell>
          <table:table-cell office:value-type="float" office:value="0.05195345" calcext:value-type="float">
            <text:p>0.05195345</text:p>
          </table:table-cell>
          <table:table-cell office:value-type="float" office:value="0.63364532" calcext:value-type="float">
            <text:p>0.63364532</text:p>
          </table:table-cell>
        </table:table-row>
        <table:table-row table:style-name="ro1">
          <table:table-cell office:value-type="string" calcext:value-type="string">
            <text:p>operatedBy</text:p>
          </table:table-cell>
          <table:table-cell office:value-type="float" office:value="0.05124983" calcext:value-type="float">
            <text:p>0.05124983</text:p>
          </table:table-cell>
          <table:table-cell office:value-type="float" office:value="0.7216434" calcext:value-type="float">
            <text:p>0.7216434</text:p>
          </table:table-cell>
        </table:table-row>
        <table:table-row table:style-name="ro1">
          <table:table-cell office:value-type="string" calcext:value-type="string">
            <text:p>broadcastNetwork</text:p>
          </table:table-cell>
          <table:table-cell office:value-type="float" office:value="0.05105397" calcext:value-type="float">
            <text:p>0.05105397</text:p>
          </table:table-cell>
          <table:table-cell office:value-type="float" office:value="0.86387937" calcext:value-type="float">
            <text:p>0.86387937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.05103954" calcext:value-type="float">
            <text:p>0.05103954</text:p>
          </table:table-cell>
          <table:table-cell office:value-type="float" office:value="0.85210525" calcext:value-type="float">
            <text:p>0.85210525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0.04980016" calcext:value-type="float">
            <text:p>0.04980016</text:p>
          </table:table-cell>
          <table:table-cell office:value-type="float" office:value="0.97092535" calcext:value-type="float">
            <text:p>0.97092535</text:p>
          </table:table-cell>
        </table:table-row>
        <table:table-row table:style-name="ro1">
          <table:table-cell office:value-type="string" calcext:value-type="string">
            <text:p>routeStart</text:p>
          </table:table-cell>
          <table:table-cell office:value-type="float" office:value="0.04878155" calcext:value-type="float">
            <text:p>0.04878155</text:p>
          </table:table-cell>
          <table:table-cell office:value-type="float" office:value="0.92302336" calcext:value-type="float">
            <text:p>0.92302336</text:p>
          </table:table-cell>
        </table:table-row>
        <table:table-row table:style-name="ro1">
          <table:table-cell office:value-type="string" calcext:value-type="string">
            <text:p>architect</text:p>
          </table:table-cell>
          <table:table-cell office:value-type="float" office:value="0.04837779" calcext:value-type="float">
            <text:p>0.04837779</text:p>
          </table:table-cell>
          <table:table-cell office:value-type="float" office:value="0.75701519" calcext:value-type="float">
            <text:p>0.75701519</text:p>
          </table:table-cell>
        </table:table-row>
        <table:table-row table:style-name="ro1">
          <table:table-cell office:value-type="string" calcext:value-type="string">
            <text:p>hometown</text:p>
          </table:table-cell>
          <table:table-cell office:value-type="float" office:value="0.04569714" calcext:value-type="float">
            <text:p>0.04569714</text:p>
          </table:table-cell>
          <table:table-cell office:value-type="float" office:value="0.88425009" calcext:value-type="float">
            <text:p>0.88425009</text:p>
          </table:table-cell>
        </table:table-row>
        <table:table-row table:style-name="ro1">
          <table:table-cell office:value-type="string" calcext:value-type="string">
            <text:p>homeport</text:p>
          </table:table-cell>
          <table:table-cell office:value-type="float" office:value="0.04183172" calcext:value-type="float">
            <text:p>0.04183172</text:p>
          </table:table-cell>
          <table:table-cell office:value-type="float" office:value="0.33145009" calcext:value-type="float">
            <text:p>0.33145009</text:p>
          </table:table-cell>
        </table:table-row>
        <table:table-row table:style-name="ro1">
          <table:table-cell office:value-type="string" calcext:value-type="string">
            <text:p>successor</text:p>
          </table:table-cell>
          <table:table-cell office:value-type="float" office:value="0.0412724" calcext:value-type="float">
            <text:p>0.0412724</text:p>
          </table:table-cell>
          <table:table-cell office:value-type="float" office:value="0.92725815" calcext:value-type="float">
            <text:p>0.92725815</text:p>
          </table:table-cell>
        </table:table-row>
        <table:table-row table:style-name="ro1">
          <table:table-cell office:value-type="string" calcext:value-type="string">
            <text:p>almaMater</text:p>
          </table:table-cell>
          <table:table-cell office:value-type="float" office:value="0.04094162" calcext:value-type="float">
            <text:p>0.04094162</text:p>
          </table:table-cell>
          <table:table-cell office:value-type="float" office:value="0.97767814" calcext:value-type="float">
            <text:p>0.97767814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0.04066447" calcext:value-type="float">
            <text:p>0.04066447</text:p>
          </table:table-cell>
          <table:table-cell office:value-type="float" office:value="0.340504" calcext:value-type="float">
            <text:p>0.340504</text:p>
          </table:table-cell>
        </table:table-row>
        <table:table-row table:style-name="ro1">
          <table:table-cell office:value-type="string" calcext:value-type="string">
            <text:p>inflow</text:p>
          </table:table-cell>
          <table:table-cell office:value-type="float" office:value="0.04051804" calcext:value-type="float">
            <text:p>0.04051804</text:p>
          </table:table-cell>
          <table:table-cell office:value-type="float" office:value="0.20650636" calcext:value-type="float">
            <text:p>0.20650636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0.04010916" calcext:value-type="float">
            <text:p>0.04010916</text:p>
          </table:table-cell>
          <table:table-cell office:value-type="float" office:value="0.87401388" calcext:value-type="float">
            <text:p>0.87401388</text:p>
          </table:table-cell>
        </table:table-row>
        <table:table-row table:style-name="ro1">
          <table:table-cell office:value-type="string" calcext:value-type="string">
            <text:p>keyPerson</text:p>
          </table:table-cell>
          <table:table-cell office:value-type="float" office:value="0.03961239" calcext:value-type="float">
            <text:p>0.03961239</text:p>
          </table:table-cell>
          <table:table-cell office:value-type="float" office:value="0.55075895" calcext:value-type="float">
            <text:p>0.55075895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0.03920797" calcext:value-type="float">
            <text:p>0.03920797</text:p>
          </table:table-cell>
          <table:table-cell office:value-type="float" office:value="0.01735446" calcext:value-type="float">
            <text:p>0.01735446</text:p>
          </table:table-cell>
        </table:table-row>
        <table:table-row table:style-name="ro1">
          <table:table-cell office:value-type="string" calcext:value-type="string">
            <text:p>sisterStation</text:p>
          </table:table-cell>
          <table:table-cell office:value-type="float" office:value="0.03880193" calcext:value-type="float">
            <text:p>0.03880193</text:p>
          </table:table-cell>
          <table:table-cell office:value-type="float" office:value="0.88029062" calcext:value-type="float">
            <text:p>0.88029062</text:p>
          </table:table-cell>
        </table:table-row>
        <table:table-row table:style-name="ro1">
          <table:table-cell office:value-type="string" calcext:value-type="string">
            <text:p>affiliation</text:p>
          </table:table-cell>
          <table:table-cell office:value-type="float" office:value="0.03851829" calcext:value-type="float">
            <text:p>0.03851829</text:p>
          </table:table-cell>
          <table:table-cell office:value-type="float" office:value="0.64769391" calcext:value-type="float">
            <text:p>0.64769391</text:p>
          </table:table-cell>
        </table:table-row>
        <table:table-row table:style-name="ro1">
          <table:table-cell office:value-type="string" calcext:value-type="string">
            <text:p>parentMountainPeak</text:p>
          </table:table-cell>
          <table:table-cell office:value-type="float" office:value="0.03849964" calcext:value-type="float">
            <text:p>0.03849964</text:p>
          </table:table-cell>
          <table:table-cell office:value-type="float" office:value="0.26953306" calcext:value-type="float">
            <text:p>0.26953306</text:p>
          </table:table-cell>
        </table:table-row>
        <table:table-row table:style-name="ro1">
          <table:table-cell office:value-type="string" calcext:value-type="string">
            <text:p>creator</text:p>
          </table:table-cell>
          <table:table-cell office:value-type="float" office:value="0.03849665" calcext:value-type="float">
            <text:p>0.03849665</text:p>
          </table:table-cell>
          <table:table-cell office:value-type="float" office:value="0.72944385" calcext:value-type="float">
            <text:p>0.72944385</text:p>
          </table:table-cell>
        </table:table-row>
        <table:table-row table:style-name="ro1">
          <table:table-cell office:value-type="string" calcext:value-type="string">
            <text:p>isPartOfMilitaryConflict</text:p>
          </table:table-cell>
          <table:table-cell office:value-type="float" office:value="0.03797323" calcext:value-type="float">
            <text:p>0.03797323</text:p>
          </table:table-cell>
          <table:table-cell office:value-type="float" office:value="0.89019397" calcext:value-type="float">
            <text:p>0.89019397</text:p>
          </table:table-cell>
        </table:table-row>
        <table:table-row table:style-name="ro1">
          <table:table-cell office:value-type="string" calcext:value-type="string">
            <text:p>headquarter</text:p>
          </table:table-cell>
          <table:table-cell office:value-type="float" office:value="0.0375378" calcext:value-type="float">
            <text:p>0.0375378</text:p>
          </table:table-cell>
          <table:table-cell office:value-type="float" office:value="0.66053099" calcext:value-type="float">
            <text:p>0.66053099</text:p>
          </table:table-cell>
        </table:table-row>
        <table:table-row table:style-name="ro1">
          <table:table-cell office:value-type="string" calcext:value-type="string">
            <text:p>splitFromParty</text:p>
          </table:table-cell>
          <table:table-cell office:value-type="float" office:value="0.03602058" calcext:value-type="float">
            <text:p>0.03602058</text:p>
          </table:table-cell>
          <table:table-cell office:value-type="float" office:value="0.13815789" calcext:value-type="float">
            <text:p>0.13815789</text:p>
          </table:table-cell>
        </table:table-row>
        <table:table-row table:style-name="ro1">
          <table:table-cell office:value-type="string" calcext:value-type="string">
            <text:p>executiveProducer</text:p>
          </table:table-cell>
          <table:table-cell office:value-type="float" office:value="0.03561555" calcext:value-type="float">
            <text:p>0.03561555</text:p>
          </table:table-cell>
          <table:table-cell office:value-type="float" office:value="0.25578136" calcext:value-type="float">
            <text:p>0.25578136</text:p>
          </table:table-cell>
        </table:table-row>
        <table:table-row table:style-name="ro1">
          <table:table-cell office:value-type="string" calcext:value-type="string">
            <text:p>league</text:p>
          </table:table-cell>
          <table:table-cell office:value-type="float" office:value="0.03517872" calcext:value-type="float">
            <text:p>0.03517872</text:p>
          </table:table-cell>
          <table:table-cell office:value-type="float" office:value="0.89303793" calcext:value-type="float">
            <text:p>0.89303793</text:p>
          </table:table-cell>
        </table:table-row>
        <table:table-row table:style-name="ro1">
          <table:table-cell office:value-type="string" calcext:value-type="string">
            <text:p>militaryBranch</text:p>
          </table:table-cell>
          <table:table-cell office:value-type="float" office:value="0.03375342" calcext:value-type="float">
            <text:p>0.03375342</text:p>
          </table:table-cell>
          <table:table-cell office:value-type="float" office:value="0.95611078" calcext:value-type="float">
            <text:p>0.95611078</text:p>
          </table:table-cell>
        </table:table-row>
        <table:table-row table:style-name="ro2">
          <table:table-cell office:value-type="string" calcext:value-type="string">
            <text:p>parentOrganisation</text:p>
          </table:table-cell>
          <table:table-cell office:value-type="float" office:value="0.03370787" calcext:value-type="float">
            <text:p>0.03370787</text:p>
          </table:table-cell>
          <table:table-cell office:value-type="float" office:value="0.00364078" calcext:value-type="float">
            <text:p>0.00364078</text:p>
          </table:table-cell>
        </table:table-row>
        <table:table-row table:style-name="ro1">
          <table:table-cell office:value-type="string" calcext:value-type="string">
            <text:p>locationCity</text:p>
          </table:table-cell>
          <table:table-cell office:value-type="float" office:value="0.03320586" calcext:value-type="float">
            <text:p>0.03320586</text:p>
          </table:table-cell>
          <table:table-cell office:value-type="float" office:value="0.70019118" calcext:value-type="float">
            <text:p>0.70019118</text:p>
          </table:table-cell>
        </table:table-row>
        <table:table-row table:style-name="ro1">
          <table:table-cell office:value-type="string" calcext:value-type="string">
            <text:p>associate</text:p>
          </table:table-cell>
          <table:table-cell office:value-type="float" office:value="0.03292181" calcext:value-type="float">
            <text:p>0.03292181</text:p>
          </table:table-cell>
          <table:table-cell office:value-type="float" office:value="0.01320132" calcext:value-type="float">
            <text:p>0.01320132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float" office:value="0.03203994" calcext:value-type="float">
            <text:p>0.03203994</text:p>
          </table:table-cell>
          <table:table-cell office:value-type="float" office:value="0.91950156" calcext:value-type="float">
            <text:p>0.91950156</text:p>
          </table:table-cell>
        </table:table-row>
        <table:table-row table:style-name="ro1">
          <table:table-cell office:value-type="string" calcext:value-type="string">
            <text:p>servingRailwayLine</text:p>
          </table:table-cell>
          <table:table-cell office:value-type="float" office:value="0.03183831" calcext:value-type="float">
            <text:p>0.03183831</text:p>
          </table:table-cell>
          <table:table-cell office:value-type="float" office:value="0.82507123" calcext:value-type="float">
            <text:p>0.82507123</text:p>
          </table:table-cell>
        </table:table-row>
        <table:table-row table:style-name="ro1">
          <table:table-cell office:value-type="string" calcext:value-type="string">
            <text:p>formerTeam</text:p>
          </table:table-cell>
          <table:table-cell office:value-type="float" office:value="0.03107577" calcext:value-type="float">
            <text:p>0.03107577</text:p>
          </table:table-cell>
          <table:table-cell office:value-type="float" office:value="0.99494203" calcext:value-type="float">
            <text:p>0.99494203</text:p>
          </table:table-cell>
        </table:table-row>
        <table:table-row table:style-name="ro1">
          <table:table-cell office:value-type="string" calcext:value-type="string">
            <text:p>editor</text:p>
          </table:table-cell>
          <table:table-cell office:value-type="float" office:value="0.0310702" calcext:value-type="float">
            <text:p>0.0310702</text:p>
          </table:table-cell>
          <table:table-cell office:value-type="float" office:value="0.13636364" calcext:value-type="float">
            <text:p>0.13636364</text:p>
          </table:table-cell>
        </table:table-row>
        <table:table-row table:style-name="ro1">
          <table:table-cell office:value-type="string" calcext:value-type="string">
            <text:p>locationCountry</text:p>
          </table:table-cell>
          <table:table-cell office:value-type="float" office:value="0.02955407" calcext:value-type="float">
            <text:p>0.02955407</text:p>
          </table:table-cell>
          <table:table-cell office:value-type="float" office:value="0.64594518" calcext:value-type="float">
            <text:p>0.64594518</text:p>
          </table:table-cell>
        </table:table-row>
        <table:table-row table:style-name="ro1">
          <table:table-cell office:value-type="string" calcext:value-type="string">
            <text:p>lyrics</text:p>
          </table:table-cell>
          <table:table-cell office:value-type="float" office:value="0.02948886" calcext:value-type="float">
            <text:p>0.02948886</text:p>
          </table:table-cell>
          <table:table-cell office:value-type="float" office:value="0.09109312" calcext:value-type="float">
            <text:p>0.09109312</text:p>
          </table:table-cell>
        </table:table-row>
        <table:table-row table:style-name="ro1">
          <table:table-cell office:value-type="string" calcext:value-type="string">
            <text:p>battle</text:p>
          </table:table-cell>
          <table:table-cell office:value-type="float" office:value="0.02910528" calcext:value-type="float">
            <text:p>0.02910528</text:p>
          </table:table-cell>
          <table:table-cell office:value-type="float" office:value="0.9509309" calcext:value-type="float">
            <text:p>0.9509309</text:p>
          </table:table-cell>
        </table:table-row>
        <table:table-row table:style-name="ro1">
          <table:table-cell office:value-type="string" calcext:value-type="string">
            <text:p>coach</text:p>
          </table:table-cell>
          <table:table-cell office:value-type="float" office:value="0.02764534" calcext:value-type="float">
            <text:p>0.02764534</text:p>
          </table:table-cell>
          <table:table-cell office:value-type="float" office:value="0.12659565" calcext:value-type="float">
            <text:p>0.12659565</text:p>
          </table:table-cell>
        </table:table-row>
        <table:table-row table:style-name="ro1">
          <table:table-cell office:value-type="string" calcext:value-type="string">
            <text:p>tenant</text:p>
          </table:table-cell>
          <table:table-cell office:value-type="float" office:value="0.02761859" calcext:value-type="float">
            <text:p>0.02761859</text:p>
          </table:table-cell>
          <table:table-cell office:value-type="float" office:value="0.82375754" calcext:value-type="float">
            <text:p>0.82375754</text:p>
          </table:table-cell>
        </table:table-row>
        <table:table-row table:style-name="ro1">
          <table:table-cell office:value-type="string" calcext:value-type="string">
            <text:p>profession</text:p>
          </table:table-cell>
          <table:table-cell office:value-type="float" office:value="0.02757982" calcext:value-type="float">
            <text:p>0.02757982</text:p>
          </table:table-cell>
          <table:table-cell office:value-type="float" office:value="0.8434025" calcext:value-type="float">
            <text:p>0.8434025</text:p>
          </table:table-cell>
        </table:table-row>
        <table:table-row table:style-name="ro1">
          <table:table-cell office:value-type="string" calcext:value-type="string">
            <text:p>residence</text:p>
          </table:table-cell>
          <table:table-cell office:value-type="float" office:value="0.02743854" calcext:value-type="float">
            <text:p>0.02743854</text:p>
          </table:table-cell>
          <table:table-cell office:value-type="float" office:value="0.90087063" calcext:value-type="float">
            <text:p>0.90087063</text:p>
          </table:table-cell>
        </table:table-row>
        <table:table-row table:style-name="ro1">
          <table:table-cell office:value-type="string" calcext:value-type="string">
            <text:p>foundedBy</text:p>
          </table:table-cell>
          <table:table-cell office:value-type="float" office:value="0.02723439" calcext:value-type="float">
            <text:p>0.02723439</text:p>
          </table:table-cell>
          <table:table-cell office:value-type="float" office:value="0.62015288" calcext:value-type="float">
            <text:p>0.62015288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0.02628069" calcext:value-type="float">
            <text:p>0.02628069</text:p>
          </table:table-cell>
          <table:table-cell office:value-type="float" office:value="0.55216426" calcext:value-type="float">
            <text:p>0.55216426</text:p>
          </table:table-cell>
        </table:table-row>
        <table:table-row table:style-name="ro2">
          <table:table-cell office:value-type="string" calcext:value-type="string">
            <text:p>owningOrganisation</text:p>
          </table:table-cell>
          <table:table-cell office:value-type="float" office:value="0.02596785" calcext:value-type="float">
            <text:p>0.02596785</text:p>
          </table:table-cell>
          <table:table-cell office:value-type="float" office:value="0.29934211" calcext:value-type="float">
            <text:p>0.29934211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float" office:value="0.02577894" calcext:value-type="float">
            <text:p>0.02577894</text:p>
          </table:table-cell>
          <table:table-cell office:value-type="float" office:value="0.98496397" calcext:value-type="float">
            <text:p>0.98496397</text:p>
          </table:table-cell>
        </table:table-row>
        <table:table-row table:style-name="ro1">
          <table:table-cell office:value-type="string" calcext:value-type="string">
            <text:p>notableCommander</text:p>
          </table:table-cell>
          <table:table-cell office:value-type="float" office:value="0.02500523" calcext:value-type="float">
            <text:p>0.02500523</text:p>
          </table:table-cell>
          <table:table-cell office:value-type="float" office:value="0.36942112" calcext:value-type="float">
            <text:p>0.36942112</text:p>
          </table:table-cell>
        </table:table-row>
        <table:table-row table:style-name="ro1">
          <table:table-cell office:value-type="string" calcext:value-type="string">
            <text:p>nearestCity</text:p>
          </table:table-cell>
          <table:table-cell office:value-type="float" office:value="0.02427351" calcext:value-type="float">
            <text:p>0.02427351</text:p>
          </table:table-cell>
          <table:table-cell office:value-type="float" office:value="0.39114427" calcext:value-type="float">
            <text:p>0.39114427</text:p>
          </table:table-cell>
        </table:table-row>
        <table:table-row table:style-name="ro1">
          <table:table-cell office:value-type="string" calcext:value-type="string">
            <text:p>routeJunction</text:p>
          </table:table-cell>
          <table:table-cell office:value-type="float" office:value="0.02343478" calcext:value-type="float">
            <text:p>0.02343478</text:p>
          </table:table-cell>
          <table:table-cell office:value-type="float" office:value="0.94975623" calcext:value-type="float">
            <text:p>0.94975623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float" office:value="0.02331774" calcext:value-type="float">
            <text:p>0.02331774</text:p>
          </table:table-cell>
          <table:table-cell office:value-type="float" office:value="0.85265049" calcext:value-type="float">
            <text:p>0.85265049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office:value-type="float" office:value="0.02270397" calcext:value-type="float">
            <text:p>0.02270397</text:p>
          </table:table-cell>
          <table:table-cell office:value-type="float" office:value="0.61107778" calcext:value-type="float">
            <text:p>0.61107778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2232943" calcext:value-type="float">
            <text:p>0.02232943</text:p>
          </table:table-cell>
          <table:table-cell office:value-type="float" office:value="0.73525132" calcext:value-type="float">
            <text:p>0.73525132</text:p>
          </table:table-cell>
        </table:table-row>
        <table:table-row table:style-name="ro1">
          <table:table-cell office:value-type="string" calcext:value-type="string">
            <text:p>regionServed</text:p>
          </table:table-cell>
          <table:table-cell office:value-type="float" office:value="0.02207535" calcext:value-type="float">
            <text:p>0.02207535</text:p>
          </table:table-cell>
          <table:table-cell office:value-type="float" office:value="0.61667465" calcext:value-type="float">
            <text:p>0.61667465</text:p>
          </table:table-cell>
        </table:table-row>
        <table:table-row table:style-name="ro1">
          <table:table-cell office:value-type="string" calcext:value-type="string">
            <text:p>distributingLabel</text:p>
          </table:table-cell>
          <table:table-cell office:value-type="float" office:value="0.02195049" calcext:value-type="float">
            <text:p>0.02195049</text:p>
          </table:table-cell>
          <table:table-cell office:value-type="float" office:value="0.24387528" calcext:value-type="float">
            <text:p>0.24387528</text:p>
          </table:table-cell>
        </table:table-row>
        <table:table-row table:style-name="ro1">
          <table:table-cell office:value-type="string" calcext:value-type="string">
            <text:p>distributingCompany</text:p>
          </table:table-cell>
          <table:table-cell office:value-type="float" office:value="0.02195049" calcext:value-type="float">
            <text:p>0.02195049</text:p>
          </table:table-cell>
          <table:table-cell office:value-type="float" office:value="0.24387528" calcext:value-type="float">
            <text:p>0.24387528</text:p>
          </table:table-cell>
        </table:table-row>
        <table:table-row table:style-name="ro1">
          <table:table-cell office:value-type="string" calcext:value-type="string">
            <text:p>composer</text:p>
          </table:table-cell>
          <table:table-cell office:value-type="float" office:value="0.02189045" calcext:value-type="float">
            <text:p>0.02189045</text:p>
          </table:table-cell>
          <table:table-cell office:value-type="float" office:value="0.42848121" calcext:value-type="float">
            <text:p>0.42848121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0.02166375" calcext:value-type="float">
            <text:p>0.02166375</text:p>
          </table:table-cell>
          <table:table-cell office:value-type="float" office:value="0.6791192" calcext:value-type="float">
            <text:p>0.6791192</text:p>
          </table:table-cell>
        </table:table-row>
        <table:table-row table:style-name="ro1">
          <table:table-cell office:value-type="string" calcext:value-type="string">
            <text:p>stateOfOrigin</text:p>
          </table:table-cell>
          <table:table-cell office:value-type="float" office:value="0.02141913" calcext:value-type="float">
            <text:p>0.02141913</text:p>
          </table:table-cell>
          <table:table-cell office:value-type="float" office:value="0.63730717" calcext:value-type="float">
            <text:p>0.63730717</text:p>
          </table:table-cell>
        </table:table-row>
        <table:table-row table:style-name="ro1">
          <table:table-cell office:value-type="string" calcext:value-type="string">
            <text:p>bandMember</text:p>
          </table:table-cell>
          <table:table-cell office:value-type="float" office:value="0.02125237" calcext:value-type="float">
            <text:p>0.02125237</text:p>
          </table:table-cell>
          <table:table-cell office:value-type="float" office:value="0.62229039" calcext:value-type="float">
            <text:p>0.62229039</text:p>
          </table:table-cell>
        </table:table-row>
        <table:table-row table:style-name="ro1">
          <table:table-cell office:value-type="string" calcext:value-type="string">
            <text:p>associatedMusicalArtist</text:p>
          </table:table-cell>
          <table:table-cell office:value-type="float" office:value="0.02103879" calcext:value-type="float">
            <text:p>0.02103879</text:p>
          </table:table-cell>
          <table:table-cell office:value-type="float" office:value="0.99816701" calcext:value-type="float">
            <text:p>0.99816701</text:p>
          </table:table-cell>
        </table:table-row>
        <table:table-row table:style-name="ro1">
          <table:table-cell office:value-type="string" calcext:value-type="string">
            <text:p>associatedBand</text:p>
          </table:table-cell>
          <table:table-cell office:value-type="float" office:value="0.02103879" calcext:value-type="float">
            <text:p>0.02103879</text:p>
          </table:table-cell>
          <table:table-cell office:value-type="float" office:value="0.99816701" calcext:value-type="float">
            <text:p>0.99816701</text:p>
          </table:table-cell>
        </table:table-row>
        <table:table-row table:style-name="ro1">
          <table:table-cell office:value-type="string" calcext:value-type="string">
            <text:p>outflow</text:p>
          </table:table-cell>
          <table:table-cell office:value-type="float" office:value="0.02070824" calcext:value-type="float">
            <text:p>0.02070824</text:p>
          </table:table-cell>
          <table:table-cell office:value-type="float" office:value="0.15898367" calcext:value-type="float">
            <text:p>0.15898367</text:p>
          </table:table-cell>
        </table:table-row>
        <table:table-row table:style-name="ro1">
          <table:table-cell office:value-type="string" calcext:value-type="string">
            <text:p>anthem</text:p>
          </table:table-cell>
          <table:table-cell office:value-type="float" office:value="0.02052632" calcext:value-type="float">
            <text:p>0.02052632</text:p>
          </table:table-cell>
          <table:table-cell office:value-type="float" office:value="0.0740038" calcext:value-type="float">
            <text:p>0.0740038</text:p>
          </table:table-cell>
        </table:table-row>
        <table:table-row table:style-name="ro1">
          <table:table-cell office:value-type="string" calcext:value-type="string">
            <text:p>formerBandMember</text:p>
          </table:table-cell>
          <table:table-cell office:value-type="float" office:value="0.01902699" calcext:value-type="float">
            <text:p>0.01902699</text:p>
          </table:table-cell>
          <table:table-cell office:value-type="float" office:value="0.66607045" calcext:value-type="float">
            <text:p>0.66607045</text:p>
          </table:table-cell>
        </table:table-row>
        <table:table-row table:style-name="ro1">
          <table:table-cell office:value-type="string" calcext:value-type="string">
            <text:p>spouse</text:p>
          </table:table-cell>
          <table:table-cell office:value-type="float" office:value="0.01812003" calcext:value-type="float">
            <text:p>0.01812003</text:p>
          </table:table-cell>
          <table:table-cell office:value-type="float" office:value="0.99137477" calcext:value-type="float">
            <text:p>0.99137477</text:p>
          </table:table-cell>
        </table:table-row>
        <table:table-row table:style-name="ro1">
          <table:table-cell office:value-type="string" calcext:value-type="string">
            <text:p>restingPlace</text:p>
          </table:table-cell>
          <table:table-cell office:value-type="float" office:value="0.0180216" calcext:value-type="float">
            <text:p>0.0180216</text:p>
          </table:table-cell>
          <table:table-cell office:value-type="float" office:value="0.8907563" calcext:value-type="float">
            <text:p>0.8907563</text:p>
          </table:table-cell>
        </table:table-row>
        <table:table-row table:style-name="ro1">
          <table:table-cell office:value-type="string" calcext:value-type="string">
            <text:p>mouthCountry</text:p>
          </table:table-cell>
          <table:table-cell office:value-type="float" office:value="0.01793454" calcext:value-type="float">
            <text:p>0.01793454</text:p>
          </table:table-cell>
          <table:table-cell office:value-type="float" office:value="0.79401408" calcext:value-type="float">
            <text:p>0.79401408</text:p>
          </table:table-cell>
        </table:table-row>
        <table:table-row table:style-name="ro1">
          <table:table-cell office:value-type="string" calcext:value-type="string">
            <text:p>owningCompany</text:p>
          </table:table-cell>
          <table:table-cell office:value-type="float" office:value="0.0165856" calcext:value-type="float">
            <text:p>0.0165856</text:p>
          </table:table-cell>
          <table:table-cell office:value-type="float" office:value="0.7499693" calcext:value-type="float">
            <text:p>0.7499693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float" office:value="0.01633531" calcext:value-type="float">
            <text:p>0.01633531</text:p>
          </table:table-cell>
          <table:table-cell office:value-type="float" office:value="0.44910773" calcext:value-type="float">
            <text:p>0.44910773</text:p>
          </table:table-cell>
        </table:table-row>
        <table:table-row table:style-name="ro1">
          <table:table-cell office:value-type="string" calcext:value-type="string">
            <text:p>province</text:p>
          </table:table-cell>
          <table:table-cell office:value-type="float" office:value="0.01567975" calcext:value-type="float">
            <text:p>0.01567975</text:p>
          </table:table-cell>
          <table:table-cell office:value-type="float" office:value="0.29202947" calcext:value-type="float">
            <text:p>0.29202947</text:p>
          </table:table-cell>
        </table:table-row>
        <table:table-row table:style-name="ro1">
          <table:table-cell office:value-type="string" calcext:value-type="string">
            <text:p>narrator</text:p>
          </table:table-cell>
          <table:table-cell office:value-type="float" office:value="0.01526185" calcext:value-type="float">
            <text:p>0.01526185</text:p>
          </table:table-cell>
          <table:table-cell office:value-type="float" office:value="0.67635114" calcext:value-type="float">
            <text:p>0.67635114</text:p>
          </table:table-cell>
        </table:table-row>
        <table:table-row table:style-name="ro1">
          <table:table-cell office:value-type="string" calcext:value-type="string">
            <text:p>foundationPlace</text:p>
          </table:table-cell>
          <table:table-cell office:value-type="float" office:value="0.01487927" calcext:value-type="float">
            <text:p>0.01487927</text:p>
          </table:table-cell>
          <table:table-cell office:value-type="float" office:value="0.80345605" calcext:value-type="float">
            <text:p>0.80345605</text:p>
          </table:table-cell>
        </table:table-row>
        <table:table-row table:style-name="ro1">
          <table:table-cell office:value-type="string" calcext:value-type="string">
            <text:p>knownFor</text:p>
          </table:table-cell>
          <table:table-cell office:value-type="float" office:value="0.01482381" calcext:value-type="float">
            <text:p>0.01482381</text:p>
          </table:table-cell>
          <table:table-cell office:value-type="float" office:value="0.95778595" calcext:value-type="float">
            <text:p>0.95778595</text:p>
          </table:table-cell>
        </table:table-row>
        <table:table-row table:style-name="ro1">
          <table:table-cell office:value-type="string" calcext:value-type="string">
            <text:p>parentCompany</text:p>
          </table:table-cell>
          <table:table-cell office:value-type="float" office:value="0.01457697" calcext:value-type="float">
            <text:p>0.01457697</text:p>
          </table:table-cell>
          <table:table-cell office:value-type="float" office:value="0.92058586" calcext:value-type="float">
            <text:p>0.92058586</text:p>
          </table:table-cell>
        </table:table-row>
        <table:table-row table:style-name="ro1">
          <table:table-cell office:value-type="string" calcext:value-type="string">
            <text:p>rightTributary</text:p>
          </table:table-cell>
          <table:table-cell office:value-type="float" office:value="0.01413581" calcext:value-type="float">
            <text:p>0.01413581</text:p>
          </table:table-cell>
          <table:table-cell office:value-type="float" office:value="0.14115092" calcext:value-type="float">
            <text:p>0.14115092</text:p>
          </table:table-cell>
        </table:table-row>
        <table:table-row table:style-name="ro1">
          <table:table-cell office:value-type="string" calcext:value-type="string">
            <text:p>predecessor</text:p>
          </table:table-cell>
          <table:table-cell office:value-type="float" office:value="0.01404374" calcext:value-type="float">
            <text:p>0.01404374</text:p>
          </table:table-cell>
          <table:table-cell office:value-type="float" office:value="0.68334389" calcext:value-type="float">
            <text:p>0.68334389</text:p>
          </table:table-cell>
        </table:table-row>
        <table:table-row table:style-name="ro1">
          <table:table-cell office:value-type="string" calcext:value-type="string">
            <text:p>operatingSystem</text:p>
          </table:table-cell>
          <table:table-cell office:value-type="float" office:value="0.01390162" calcext:value-type="float">
            <text:p>0.01390162</text:p>
          </table:table-cell>
          <table:table-cell office:value-type="float" office:value="0.39508231" calcext:value-type="float">
            <text:p>0.39508231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0.01360417" calcext:value-type="float">
            <text:p>0.01360417</text:p>
          </table:table-cell>
          <table:table-cell office:value-type="float" office:value="0.54477612" calcext:value-type="float">
            <text:p>0.54477612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0.01343883" calcext:value-type="float">
            <text:p>0.01343883</text:p>
          </table:table-cell>
          <table:table-cell office:value-type="float" office:value="0.36085425" calcext:value-type="float">
            <text:p>0.36085425</text:p>
          </table:table-cell>
        </table:table-row>
        <table:table-row table:style-name="ro1">
          <table:table-cell office:value-type="string" calcext:value-type="string">
            <text:p>billed</text:p>
          </table:table-cell>
          <table:table-cell office:value-type="float" office:value="0.01341532" calcext:value-type="float">
            <text:p>0.01341532</text:p>
          </table:table-cell>
          <table:table-cell office:value-type="float" office:value="0.19374369" calcext:value-type="float">
            <text:p>0.19374369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0.01308014" calcext:value-type="float">
            <text:p>0.01308014</text:p>
          </table:table-cell>
          <table:table-cell office:value-type="float" office:value="0.98313468" calcext:value-type="float">
            <text:p>0.98313468</text:p>
          </table:table-cell>
        </table:table-row>
        <table:table-row table:style-name="ro1">
          <table:table-cell office:value-type="string" calcext:value-type="string">
            <text:p>leftTributary</text:p>
          </table:table-cell>
          <table:table-cell office:value-type="float" office:value="0.01301461" calcext:value-type="float">
            <text:p>0.01301461</text:p>
          </table:table-cell>
          <table:table-cell office:value-type="float" office:value="0.07664234" calcext:value-type="float">
            <text:p>0.07664234</text:p>
          </table:table-cell>
        </table:table-row>
        <table:table-row table:style-name="ro1">
          <table:table-cell office:value-type="string" calcext:value-type="string">
            <text:p>deathCause</text:p>
          </table:table-cell>
          <table:table-cell office:value-type="float" office:value="0.01267808" calcext:value-type="float">
            <text:p>0.01267808</text:p>
          </table:table-cell>
          <table:table-cell office:value-type="float" office:value="0.03616704" calcext:value-type="float">
            <text:p>0.03616704</text:p>
          </table:table-cell>
        </table:table-row>
        <table:table-row table:style-name="ro1">
          <table:table-cell office:value-type="string" calcext:value-type="string">
            <text:p>managerClub</text:p>
          </table:table-cell>
          <table:table-cell office:value-type="float" office:value="0.01240656" calcext:value-type="float">
            <text:p>0.01240656</text:p>
          </table:table-cell>
          <table:table-cell office:value-type="float" office:value="0.92029848" calcext:value-type="float">
            <text:p>0.92029848</text:p>
          </table:table-cell>
        </table:table-row>
        <table:table-row table:style-name="ro1">
          <table:table-cell office:value-type="string" calcext:value-type="string">
            <text:p>beatifiedBy</text:p>
          </table:table-cell>
          <table:table-cell office:value-type="float" office:value="0.01110868" calcext:value-type="float">
            <text:p>0.01110868</text:p>
          </table:table-cell>
          <table:table-cell office:value-type="float" office:value="0.7295082" calcext:value-type="float">
            <text:p>0.7295082</text:p>
          </table:table-cell>
        </table:table-row>
        <table:table-row table:style-name="ro1">
          <table:table-cell office:value-type="string" calcext:value-type="string">
            <text:p>hubAirport</text:p>
          </table:table-cell>
          <table:table-cell office:value-type="float" office:value="0.0110956" calcext:value-type="float">
            <text:p>0.0110956</text:p>
          </table:table-cell>
          <table:table-cell office:value-type="float" office:value="0.76946108" calcext:value-type="float">
            <text:p>0.76946108</text:p>
          </table:table-cell>
        </table:table-row>
        <table:table-row table:style-name="ro1">
          <table:table-cell office:value-type="string" calcext:value-type="string">
            <text:p>basedOn</text:p>
          </table:table-cell>
          <table:table-cell office:value-type="float" office:value="0.01103229" calcext:value-type="float">
            <text:p>0.01103229</text:p>
          </table:table-cell>
          <table:table-cell office:value-type="float" office:value="0.22795031" calcext:value-type="float">
            <text:p>0.22795031</text:p>
          </table:table-cell>
        </table:table-row>
        <table:table-row table:style-name="ro1">
          <table:table-cell office:value-type="string" calcext:value-type="string">
            <text:p>militaryUnit</text:p>
          </table:table-cell>
          <table:table-cell office:value-type="float" office:value="0.01101591" calcext:value-type="float">
            <text:p>0.01101591</text:p>
          </table:table-cell>
          <table:table-cell office:value-type="float" office:value="0.85436508" calcext:value-type="float">
            <text:p>0.85436508</text:p>
          </table:table-cell>
        </table:table-row>
        <table:table-row table:style-name="ro1">
          <table:table-cell office:value-type="string" calcext:value-type="string">
            <text:p>rival</text:p>
          </table:table-cell>
          <table:table-cell office:value-type="float" office:value="0.01094495" calcext:value-type="float">
            <text:p>0.01094495</text:p>
          </table:table-cell>
          <table:table-cell office:value-type="float" office:value="0.59444444" calcext:value-type="float">
            <text:p>0.59444444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0.01042601" calcext:value-type="float">
            <text:p>0.01042601</text:p>
          </table:table-cell>
          <table:table-cell office:value-type="float" office:value="0.96662488" calcext:value-type="float">
            <text:p>0.96662488</text:p>
          </table:table-cell>
        </table:table-row>
        <table:table-row table:style-name="ro1">
          <table:table-cell office:value-type="string" calcext:value-type="string">
            <text:p>appointer</text:p>
          </table:table-cell>
          <table:table-cell office:value-type="float" office:value="0.01017939" calcext:value-type="float">
            <text:p>0.01017939</text:p>
          </table:table-cell>
          <table:table-cell office:value-type="float" office:value="0.71725572" calcext:value-type="float">
            <text:p>0.71725572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0.01013085" calcext:value-type="float">
            <text:p>0.01013085</text:p>
          </table:table-cell>
          <table:table-cell office:value-type="float" office:value="0.91920868" calcext:value-type="float">
            <text:p>0.91920868</text:p>
          </table:table-cell>
        </table:table-row>
        <table:table-row table:style-name="ro1">
          <table:table-cell office:value-type="string" calcext:value-type="string">
            <text:p>canonizedBy</text:p>
          </table:table-cell>
          <table:table-cell office:value-type="float" office:value="0.00954579" calcext:value-type="float">
            <text:p>0.00954579</text:p>
          </table:table-cell>
          <table:table-cell office:value-type="float" office:value="0.60956175" calcext:value-type="float">
            <text:p>0.60956175</text:p>
          </table:table-cell>
        </table:table-row>
        <table:table-row table:style-name="ro1">
          <table:table-cell office:value-type="string" calcext:value-type="string">
            <text:p>usedInWar</text:p>
          </table:table-cell>
          <table:table-cell office:value-type="float" office:value="0.00942741" calcext:value-type="float">
            <text:p>0.00942741</text:p>
          </table:table-cell>
          <table:table-cell office:value-type="float" office:value="0.49673203" calcext:value-type="float">
            <text:p>0.49673203</text:p>
          </table:table-cell>
        </table:table-row>
        <table:table-row table:style-name="ro1">
          <table:table-cell office:value-type="string" calcext:value-type="string">
            <text:p>draftTeam</text:p>
          </table:table-cell>
          <table:table-cell office:value-type="float" office:value="0.00929459" calcext:value-type="float">
            <text:p>0.00929459</text:p>
          </table:table-cell>
          <table:table-cell office:value-type="float" office:value="0.99161942" calcext:value-type="float">
            <text:p>0.99161942</text:p>
          </table:table-cell>
        </table:table-row>
        <table:table-row table:style-name="ro1">
          <table:table-cell office:value-type="string" calcext:value-type="string">
            <text:p>launchSite</text:p>
          </table:table-cell>
          <table:table-cell office:value-type="float" office:value="0.00844293" calcext:value-type="float">
            <text:p>0.00844293</text:p>
          </table:table-cell>
          <table:table-cell office:value-type="float" office:value="0.59259259" calcext:value-type="float">
            <text:p>0.59259259</text:p>
          </table:table-cell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0.00826386" calcext:value-type="float">
            <text:p>0.00826386</text:p>
          </table:table-cell>
          <table:table-cell office:value-type="float" office:value="0.89367311" calcext:value-type="float">
            <text:p>0.89367311</text:p>
          </table:table-cell>
        </table:table-row>
        <table:table-row table:style-name="ro1">
          <table:table-cell office:value-type="string" calcext:value-type="string">
            <text:p>debutTeam</text:p>
          </table:table-cell>
          <table:table-cell office:value-type="float" office:value="0.00820199" calcext:value-type="float">
            <text:p>0.00820199</text:p>
          </table:table-cell>
          <table:table-cell office:value-type="float" office:value="0.97235734" calcext:value-type="float">
            <text:p>0.97235734</text:p>
          </table:table-cell>
        </table:table-row>
        <table:table-row table:style-name="ro1">
          <table:table-cell office:value-type="string" calcext:value-type="string">
            <text:p>lieutenant</text:p>
          </table:table-cell>
          <table:table-cell office:value-type="float" office:value="0.00763826" calcext:value-type="float">
            <text:p>0.00763826</text:p>
          </table:table-cell>
          <table:table-cell office:value-type="float" office:value="0.52516011" calcext:value-type="float">
            <text:p>0.52516011</text:p>
          </table:table-cell>
        </table:table-row>
        <table:table-row table:style-name="ro1">
          <table:table-cell office:value-type="string" calcext:value-type="string">
            <text:p>portrayer</text:p>
          </table:table-cell>
          <table:table-cell office:value-type="float" office:value="0.00763409" calcext:value-type="float">
            <text:p>0.00763409</text:p>
          </table:table-cell>
          <table:table-cell office:value-type="float" office:value="0.9369406" calcext:value-type="float">
            <text:p>0.9369406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float" office:value="0.00758672" calcext:value-type="float">
            <text:p>0.00758672</text:p>
          </table:table-cell>
          <table:table-cell office:value-type="float" office:value="0.76672104" calcext:value-type="float">
            <text:p>0.76672104</text:p>
          </table:table-cell>
        </table:table-row>
        <table:table-row table:style-name="ro1">
          <table:table-cell office:value-type="string" calcext:value-type="string">
            <text:p>designCompany</text:p>
          </table:table-cell>
          <table:table-cell office:value-type="float" office:value="0.00751843" calcext:value-type="float">
            <text:p>0.00751843</text:p>
          </table:table-cell>
          <table:table-cell office:value-type="float" office:value="0.40974967" calcext:value-type="float">
            <text:p>0.40974967</text:p>
          </table:table-cell>
        </table:table-row>
        <table:table-row table:style-name="ro1">
          <table:table-cell office:value-type="string" calcext:value-type="string">
            <text:p>manager</text:p>
          </table:table-cell>
          <table:table-cell office:value-type="float" office:value="0.00748311" calcext:value-type="float">
            <text:p>0.00748311</text:p>
          </table:table-cell>
          <table:table-cell office:value-type="float" office:value="0.02144559" calcext:value-type="float">
            <text:p>0.02144559</text:p>
          </table:table-cell>
        </table:table-row>
        <table:table-row table:style-name="ro1">
          <table:table-cell office:value-type="string" calcext:value-type="string">
            <text:p>doctoralAdvisor</text:p>
          </table:table-cell>
          <table:table-cell office:value-type="float" office:value="0.00739568" calcext:value-type="float">
            <text:p>0.00739568</text:p>
          </table:table-cell>
          <table:table-cell office:value-type="float" office:value="0.83444444" calcext:value-type="float">
            <text:p>0.83444444</text:p>
          </table:table-cell>
        </table:table-row>
        <table:table-row table:style-name="ro1">
          <table:table-cell office:value-type="string" calcext:value-type="string">
            <text:p>monarch</text:p>
          </table:table-cell>
          <table:table-cell office:value-type="float" office:value="0.00719303" calcext:value-type="float">
            <text:p>0.00719303</text:p>
          </table:table-cell>
          <table:table-cell office:value-type="float" office:value="0.76666667" calcext:value-type="float">
            <text:p>0.76666667</text:p>
          </table:table-cell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0.00699752" calcext:value-type="float">
            <text:p>0.00699752</text:p>
          </table:table-cell>
          <table:table-cell office:value-type="float" office:value="0.92863837" calcext:value-type="float">
            <text:p>0.92863837</text:p>
          </table:table-cell>
        </table:table-row>
        <table:table-row table:style-name="ro1">
          <table:table-cell office:value-type="string" calcext:value-type="string">
            <text:p>trainer</text:p>
          </table:table-cell>
          <table:table-cell office:value-type="float" office:value="0.00694326" calcext:value-type="float">
            <text:p>0.00694326</text:p>
          </table:table-cell>
          <table:table-cell office:value-type="float" office:value="0.92855365" calcext:value-type="float">
            <text:p>0.92855365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office:value-type="float" office:value="0.00640986" calcext:value-type="float">
            <text:p>0.00640986</text:p>
          </table:table-cell>
          <table:table-cell office:value-type="float" office:value="0.0020403" calcext:value-type="float">
            <text:p>0.0020403</text:p>
          </table:table-cell>
        </table:table-row>
        <table:table-row table:style-name="ro1">
          <table:table-cell office:value-type="string" calcext:value-type="string">
            <text:p>militaryRank</text:p>
          </table:table-cell>
          <table:table-cell office:value-type="float" office:value="0.00630729" calcext:value-type="float">
            <text:p>0.00630729</text:p>
          </table:table-cell>
          <table:table-cell office:value-type="float" office:value="0.33665835" calcext:value-type="float">
            <text:p>0.33665835</text:p>
          </table:table-cell>
        </table:table-row>
        <table:table-row table:style-name="ro1">
          <table:table-cell office:value-type="string" calcext:value-type="string">
            <text:p>citizenship</text:p>
          </table:table-cell>
          <table:table-cell office:value-type="float" office:value="0.0063004" calcext:value-type="float">
            <text:p>0.0063004</text:p>
          </table:table-cell>
          <table:table-cell office:value-type="float" office:value="0.7287234" calcext:value-type="float">
            <text:p>0.7287234</text:p>
          </table:table-cell>
        </table:table-row>
        <table:table-row table:style-name="ro1">
          <table:table-cell office:value-type="string" calcext:value-type="string">
            <text:p>doctoralStudent</text:p>
          </table:table-cell>
          <table:table-cell office:value-type="float" office:value="0.00604863" calcext:value-type="float">
            <text:p>0.00604863</text:p>
          </table:table-cell>
          <table:table-cell office:value-type="float" office:value="0.25767918" calcext:value-type="float">
            <text:p>0.25767918</text:p>
          </table:table-cell>
        </table:table-row>
        <table:table-row table:style-name="ro1">
          <table:table-cell office:value-type="string" calcext:value-type="string">
            <text:p>formerChoreographer</text:p>
          </table:table-cell>
          <table:table-cell office:value-type="float" office:value="0.00588073" calcext:value-type="float">
            <text:p>0.00588073</text:p>
          </table:table-cell>
          <table:table-cell office:value-type="float" office:value="0.159601" calcext:value-type="float">
            <text:p>0.15960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0.00553286" calcext:value-type="float">
            <text:p>0.00553286</text:p>
          </table:table-cell>
          <table:table-cell office:value-type="float" office:value="0.97898681" calcext:value-type="float">
            <text:p>0.97898681</text:p>
          </table:table-cell>
        </table:table-row>
        <table:table-row table:style-name="ro1">
          <table:table-cell office:value-type="string" calcext:value-type="string">
            <text:p>governor</text:p>
          </table:table-cell>
          <table:table-cell office:value-type="float" office:value="0.00542583" calcext:value-type="float">
            <text:p>0.00542583</text:p>
          </table:table-cell>
          <table:table-cell office:value-type="float" office:value="0.89111556" calcext:value-type="float">
            <text:p>0.89111556</text:p>
          </table:table-cell>
        </table:table-row>
        <table:table-row table:style-name="ro2">
          <table:table-cell office:value-type="string" calcext:value-type="string">
            <text:p>highschool</text:p>
          </table:table-cell>
          <table:table-cell office:value-type="float" office:value="0.00534352" calcext:value-type="float">
            <text:p>0.00534352</text:p>
          </table:table-cell>
          <table:table-cell office:value-type="float" office:value="0.62363239" calcext:value-type="float">
            <text:p>0.62363239</text:p>
          </table:table-cell>
        </table:table-row>
        <table:table-row table:style-name="ro1">
          <table:table-cell office:value-type="string" calcext:value-type="string">
            <text:p>largestCity</text:p>
          </table:table-cell>
          <table:table-cell office:value-type="float" office:value="0.00525076" calcext:value-type="float">
            <text:p>0.00525076</text:p>
          </table:table-cell>
          <table:table-cell office:value-type="float" office:value="0.16069789" calcext:value-type="float">
            <text:p>0.160697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0.00476741" calcext:value-type="float">
            <text:p>0.00476741</text:p>
          </table:table-cell>
          <table:table-cell office:value-type="float" office:value="0.85482734" calcext:value-type="float">
            <text:p>0.85482734</text:p>
          </table:table-cell>
        </table:table-row>
        <table:table-row table:style-name="ro1">
          <table:table-cell office:value-type="string" calcext:value-type="string">
            <text:p>formerBroadcastNetwork</text:p>
          </table:table-cell>
          <table:table-cell office:value-type="float" office:value="0.00467756" calcext:value-type="float">
            <text:p>0.00467756</text:p>
          </table:table-cell>
          <table:table-cell office:value-type="float" office:value="0.94021739" calcext:value-type="float">
            <text:p>0.94021739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float" office:value="0.00444599" calcext:value-type="float">
            <text:p>0.00444599</text:p>
          </table:table-cell>
          <table:table-cell office:value-type="float" office:value="0.95988064" calcext:value-type="float">
            <text:p>0.95988064</text:p>
          </table:table-cell>
        </table:table-row>
        <table:table-row table:style-name="ro1">
          <table:table-cell office:value-type="string" calcext:value-type="string">
            <text:p>governingBody</text:p>
          </table:table-cell>
          <table:table-cell office:value-type="float" office:value="0.00431034" calcext:value-type="float">
            <text:p>0.00431034</text:p>
          </table:table-cell>
          <table:table-cell office:value-type="float" office:value="0.00054855" calcext:value-type="float">
            <text:p>0.00054855</text:p>
          </table:table-cell>
        </table:table-row>
        <table:table-row table:style-name="ro1">
          <table:table-cell office:value-type="string" calcext:value-type="string">
            <text:p>primeMinister</text:p>
          </table:table-cell>
          <table:table-cell office:value-type="float" office:value="0.00430868" calcext:value-type="float">
            <text:p>0.00430868</text:p>
          </table:table-cell>
          <table:table-cell office:value-type="float" office:value="0.96007984" calcext:value-type="float">
            <text:p>0.96007984</text:p>
          </table:table-cell>
        </table:table-row>
        <table:table-row table:style-name="ro1">
          <table:table-cell office:value-type="string" calcext:value-type="string">
            <text:p>influenced</text:p>
          </table:table-cell>
          <table:table-cell office:value-type="float" office:value="0.00419745" calcext:value-type="float">
            <text:p>0.00419745</text:p>
          </table:table-cell>
          <table:table-cell office:value-type="float" office:value="0.92772311" calcext:value-type="float">
            <text:p>0.92772311</text:p>
          </table:table-cell>
        </table:table-row>
        <table:table-row table:style-name="ro1">
          <table:table-cell office:value-type="string" calcext:value-type="string">
            <text:p>notableWork</text:p>
          </table:table-cell>
          <table:table-cell office:value-type="float" office:value="0.00409993" calcext:value-type="float">
            <text:p>0.00409993</text:p>
          </table:table-cell>
          <table:table-cell office:value-type="float" office:value="0.94386423" calcext:value-type="float">
            <text:p>0.94386423</text:p>
          </table:table-cell>
        </table:table-row>
        <table:table-row table:style-name="ro1">
          <table:table-cell office:value-type="string" calcext:value-type="string">
            <text:p>relatedMeanOfTransportation</text:p>
          </table:table-cell>
          <table:table-cell office:value-type="float" office:value="0.00401731" calcext:value-type="float">
            <text:p>0.00401731</text:p>
          </table:table-cell>
          <table:table-cell office:value-type="float" office:value="0.89087657" calcext:value-type="float">
            <text:p>0.89087657</text:p>
          </table:table-cell>
        </table:table-row>
        <table:table-row table:style-name="ro1">
          <table:table-cell office:value-type="string" calcext:value-type="string">
            <text:p>subsidiary</text:p>
          </table:table-cell>
          <table:table-cell office:value-type="float" office:value="0.00394176" calcext:value-type="float">
            <text:p>0.00394176</text:p>
          </table:table-cell>
          <table:table-cell office:value-type="float" office:value="0.84073507" calcext:value-type="float">
            <text:p>0.84073507</text:p>
          </table:table-cell>
        </table:table-row>
        <table:table-row table:style-name="ro1">
          <table:table-cell office:value-type="string" calcext:value-type="string">
            <text:p>employer</text:p>
          </table:table-cell>
          <table:table-cell office:value-type="float" office:value="0.00380511" calcext:value-type="float">
            <text:p>0.00380511</text:p>
          </table:table-cell>
          <table:table-cell office:value-type="float" office:value="0.91607944" calcext:value-type="float">
            <text:p>0.91607944</text:p>
          </table:table-cell>
        </table:table-row>
        <table:table-row table:style-name="ro1">
          <table:table-cell office:value-type="string" calcext:value-type="string">
            <text:p>targetAirport</text:p>
          </table:table-cell>
          <table:table-cell office:value-type="float" office:value="0.00331161" calcext:value-type="float">
            <text:p>0.00331161</text:p>
          </table:table-cell>
          <table:table-cell office:value-type="float" office:value="0.46666667" calcext:value-type="float">
            <text:p>0.46666667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0.00328242" calcext:value-type="float">
            <text:p>0.00328242</text:p>
          </table:table-cell>
          <table:table-cell office:value-type="float" office:value="0.30371901" calcext:value-type="float">
            <text:p>0.30371901</text:p>
          </table:table-cell>
        </table:table-row>
        <table:table-row table:style-name="ro1">
          <table:table-cell office:value-type="string" calcext:value-type="string">
            <text:p>automobilePlatform</text:p>
          </table:table-cell>
          <table:table-cell office:value-type="float" office:value="0.0032577" calcext:value-type="float">
            <text:p>0.0032577</text:p>
          </table:table-cell>
          <table:table-cell office:value-type="float" office:value="0.38785835" calcext:value-type="float">
            <text:p>0.38785835</text:p>
          </table:table-cell>
        </table:table-row>
        <table:table-row table:style-name="ro1">
          <table:table-cell office:value-type="string" calcext:value-type="string">
            <text:p>otherParty</text:p>
          </table:table-cell>
          <table:table-cell office:value-type="float" office:value="0.00299964" calcext:value-type="float">
            <text:p>0.00299964</text:p>
          </table:table-cell>
          <table:table-cell office:value-type="float" office:value="0.9246134" calcext:value-type="float">
            <text:p>0.9246134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float" office:value="0.00291936" calcext:value-type="float">
            <text:p>0.00291936</text:p>
          </table:table-cell>
          <table:table-cell office:value-type="float" office:value="0.23756019" calcext:value-type="float">
            <text:p>0.23756019</text:p>
          </table:table-cell>
        </table:table-row>
        <table:table-row table:style-name="ro1">
          <table:table-cell office:value-type="string" calcext:value-type="string">
            <text:p>mergedIntoParty</text:p>
          </table:table-cell>
          <table:table-cell office:value-type="float" office:value="0.00260296" calcext:value-type="float">
            <text:p>0.00260296</text:p>
          </table:table-cell>
          <table:table-cell office:value-type="float" office:value="0.75185185" calcext:value-type="float">
            <text:p>0.75185185</text:p>
          </table:table-cell>
        </table:table-row>
        <table:table-row table:style-name="ro1">
          <table:table-cell office:value-type="string" calcext:value-type="string">
            <text:p>federalState</text:p>
          </table:table-cell>
          <table:table-cell office:value-type="float" office:value="0.00255651" calcext:value-type="float">
            <text:p>0.00255651</text:p>
          </table:table-cell>
          <table:table-cell office:value-type="float" office:value="0.00436983" calcext:value-type="float">
            <text:p>0.00436983</text:p>
          </table:table-cell>
        </table:table-row>
        <table:table-row table:style-name="ro1">
          <table:table-cell office:value-type="string" calcext:value-type="string">
            <text:p>maintainedBy</text:p>
          </table:table-cell>
          <table:table-cell office:value-type="float" office:value="0.00254142" calcext:value-type="float">
            <text:p>0.00254142</text:p>
          </table:table-cell>
          <table:table-cell office:value-type="float" office:value="0.14010508" calcext:value-type="float">
            <text:p>0.14010508</text:p>
          </table:table-cell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float" office:value="0.00248118" calcext:value-type="float">
            <text:p>0.00248118</text:p>
          </table:table-cell>
          <table:table-cell office:value-type="float" office:value="0.33898305" calcext:value-type="float">
            <text:p>0.33898305</text:p>
          </table:table-cell>
        </table:table-row>
        <table:table-row table:style-name="ro1">
          <table:table-cell office:value-type="string" calcext:value-type="string">
            <text:p>borough</text:p>
          </table:table-cell>
          <table:table-cell office:value-type="float" office:value="0.00239004" calcext:value-type="float">
            <text:p>0.00239004</text:p>
          </table:table-cell>
          <table:table-cell office:value-type="float" office:value="0.31300813" calcext:value-type="float">
            <text:p>0.31300813</text:p>
          </table:table-cell>
        </table:table-row>
        <table:table-row table:style-name="ro1">
          <table:table-cell office:value-type="string" calcext:value-type="string">
            <text:p>significantBuilding</text:p>
          </table:table-cell>
          <table:table-cell office:value-type="float" office:value="0.00231545" calcext:value-type="float">
            <text:p>0.00231545</text:p>
          </table:table-cell>
          <table:table-cell office:value-type="float" office:value="0.87418087" calcext:value-type="float">
            <text:p>0.87418087</text:p>
          </table:table-cell>
        </table:table-row>
        <table:table-row table:style-name="ro1">
          <table:table-cell office:value-type="string" calcext:value-type="string">
            <text:p>deputy</text:p>
          </table:table-cell>
          <table:table-cell office:value-type="float" office:value="0.00194567" calcext:value-type="float">
            <text:p>0.00194567</text:p>
          </table:table-cell>
          <table:table-cell office:value-type="float" office:value="0.84578885" calcext:value-type="float">
            <text:p>0.84578885</text:p>
          </table:table-cell>
        </table:table-row>
        <table:table-row table:style-name="ro1">
          <table:table-cell office:value-type="string" calcext:value-type="string">
            <text:p>placeOfBurial</text:p>
          </table:table-cell>
          <table:table-cell office:value-type="float" office:value="0.00169766" calcext:value-type="float">
            <text:p>0.00169766</text:p>
          </table:table-cell>
          <table:table-cell office:value-type="float" office:value="0.69714286" calcext:value-type="float">
            <text:p>0.69714286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0.00166727" calcext:value-type="float">
            <text:p>0.00166727</text:p>
          </table:table-cell>
          <table:table-cell office:value-type="float" office:value="0.26099426" calcext:value-type="float">
            <text:p>0.26099426</text:p>
          </table:table-cell>
        </table:table-row>
        <table:table-row table:style-name="ro1">
          <table:table-cell office:value-type="string" calcext:value-type="string">
            <text:p>vicePresident</text:p>
          </table:table-cell>
          <table:table-cell office:value-type="float" office:value="0.00160106" calcext:value-type="float">
            <text:p>0.00160106</text:p>
          </table:table-cell>
          <table:table-cell office:value-type="float" office:value="0.69557196" calcext:value-type="float">
            <text:p>0.69557196</text:p>
          </table:table-cell>
        </table:table-row>
        <table:table-row table:style-name="ro1">
          <table:table-cell office:value-type="string" calcext:value-type="string">
            <text:p>partner</text:p>
          </table:table-cell>
          <table:table-cell office:value-type="float" office:value="0.00157808" calcext:value-type="float">
            <text:p>0.00157808</text:p>
          </table:table-cell>
          <table:table-cell office:value-type="float" office:value="0.83333333" calcext:value-type="float">
            <text:p>0.83333333</text:p>
          </table:table-cell>
        </table:table-row>
        <table:table-row table:style-name="ro1">
          <table:table-cell office:value-type="string" calcext:value-type="string">
            <text:p>formerCoach</text:p>
          </table:table-cell>
          <table:table-cell office:value-type="float" office:value="0.00157449" calcext:value-type="float">
            <text:p>0.00157449</text:p>
          </table:table-cell>
          <table:table-cell office:value-type="float" office:value="0.360587" calcext:value-type="float">
            <text:p>0.360587</text:p>
          </table:table-cell>
        </table:table-row>
        <table:table-row table:style-name="ro1">
          <table:table-cell office:value-type="string" calcext:value-type="string">
            <text:p>formerPartner</text:p>
          </table:table-cell>
          <table:table-cell office:value-type="float" office:value="0.00153989" calcext:value-type="float">
            <text:p>0.00153989</text:p>
          </table:table-cell>
          <table:table-cell office:value-type="float" office:value="0.64645309" calcext:value-type="float">
            <text:p>0.64645309</text:p>
          </table:table-cell>
        </table:table-row>
        <table:table-row table:style-name="ro1">
          <table:table-cell office:value-type="string" calcext:value-type="string">
            <text:p>majorShrine</text:p>
          </table:table-cell>
          <table:table-cell office:value-type="float" office:value="0.00153362" calcext:value-type="float">
            <text:p>0.00153362</text:p>
          </table:table-cell>
          <table:table-cell office:value-type="float" office:value="0.66666667" calcext:value-type="float">
            <text:p>0.66666667</text:p>
          </table:table-cell>
        </table:table-row>
        <table:table-row table:style-name="ro1">
          <table:table-cell office:value-type="string" calcext:value-type="string">
            <text:p>academicAdvisor</text:p>
          </table:table-cell>
          <table:table-cell office:value-type="float" office:value="0.00130574" calcext:value-type="float">
            <text:p>0.00130574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chancellor</text:p>
          </table:table-cell>
          <table:table-cell office:value-type="float" office:value="0.00108031" calcext:value-type="float">
            <text:p>0.00108031</text:p>
          </table:table-cell>
          <table:table-cell office:value-type="float" office:value="0.22164412" calcext:value-type="float">
            <text:p>0.22164412</text:p>
          </table:table-cell>
        </table:table-row>
        <table:table-row table:style-name="ro1">
          <table:table-cell office:value-type="string" calcext:value-type="string">
            <text:p>incumbent</text:p>
          </table:table-cell>
          <table:table-cell office:value-type="float" office:value="0.00091202" calcext:value-type="float">
            <text:p>0.00091202</text:p>
          </table:table-cell>
          <table:table-cell office:value-type="float" office:value="0.29906542" calcext:value-type="float">
            <text:p>0.29906542</text:p>
          </table:table-cell>
        </table:table-row>
        <table:table-row table:style-name="ro2">
          <table:table-cell office:value-type="string" calcext:value-type="string">
            <text:p>whaDraftTeam</text:p>
          </table:table-cell>
          <table:table-cell office:value-type="float" office:value="0.0009028" calcext:value-type="float">
            <text:p>0.0009028</text:p>
          </table:table-cell>
          <table:table-cell office:value-type="float" office:value="0.90638298" calcext:value-type="float">
            <text:p>0.90638298</text:p>
          </table:table-cell>
        </table:table-row>
        <table:table-row table:style-name="ro1">
          <table:table-cell office:value-type="string" calcext:value-type="string">
            <text:p>currentPartner</text:p>
          </table:table-cell>
          <table:table-cell office:value-type="float" office:value="0.00066134" calcext:value-type="float">
            <text:p>0.00066134</text:p>
          </table:table-cell>
          <table:table-cell office:value-type="float" office:value="0.40554593" calcext:value-type="float">
            <text:p>0.40554593</text:p>
          </table:table-cell>
        </table:table-row>
        <table:table-row table:style-name="ro1">
          <table:table-cell office:value-type="string" calcext:value-type="string">
            <text:p>bodyDiscovered</text:p>
          </table:table-cell>
          <table:table-cell office:value-type="float" office:value="0.00038556" calcext:value-type="float">
            <text:p>0.00038556</text:p>
          </table:table-cell>
          <table:table-cell office:value-type="float" office:value="0.23333333" calcext:value-type="float">
            <text:p>0.23333333</text:p>
          </table:table-cell>
        </table:table-row>
        <table:table-row table:style-name="ro2">
          <table:table-cell office:value-type="string" calcext:value-type="string">
            <text:p>formerHighschool</text:p>
          </table:table-cell>
          <table:table-cell office:value-type="float" office:value="0.00022157" calcext:value-type="float">
            <text:p>0.00022157</text:p>
          </table:table-cell>
          <table:table-cell office:value-type="float" office:value="0.45714286" calcext:value-type="float">
            <text:p>0.45714286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00015539" calcext:value-type="float">
            <text:p>0.00015539</text:p>
          </table:table-cell>
          <table:table-cell office:value-type="float" office:value="0.61111111" calcext:value-type="float">
            <text:p>0.61111111</text:p>
          </table:table-cell>
        </table:table-row>
        <table:table-row table:style-name="ro1">
          <table:table-cell office:value-type="string" calcext:value-type="string">
            <text:p>opponent</text:p>
          </table:table-cell>
          <table:table-cell office:value-type="float" office:value="0.00009862" calcext:value-type="float">
            <text:p>0.00009862</text:p>
          </table:table-cell>
          <table:table-cell office:value-type="float" office:value="0.07432432" calcext:value-type="float">
            <text:p>0.07432432</text:p>
          </table:table-cell>
        </table:table-row>
        <table:table-row table:style-name="ro1">
          <table:table-cell office:value-type="string" calcext:value-type="string">
            <text:p>subsequentWor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Reg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derNa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pectTea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quarter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34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工作表1" table:style-name="ta1">
        <table:table-column table:style-name="co2" table:number-columns-repeated="3" table:default-cell-style-name="Default"/>
        <table:table-row table:style-name="ro1">
          <table:table-cell office:value-type="float" office:value="0.00947376" calcext:value-type="float">
            <text:p>0.00947376</text:p>
          </table:table-cell>
          <table:table-cell office:value-type="float" office:value="0.85486682" calcext:value-type="float">
            <text:p>0.85486682</text:p>
          </table:table-cell>
          <table:table-cell office:value-type="string" calcext:value-type="string">
            <text:p>train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sequentWork</text:p>
          </table:table-cell>
        </table:table-row>
        <table:table-row table:style-name="ro1">
          <table:table-cell office:value-type="float" office:value="0.06780552" calcext:value-type="float">
            <text:p>0.06780552</text:p>
          </table:table-cell>
          <table:table-cell office:value-type="float" office:value="0.09085307" calcext:value-type="float">
            <text:p>0.09085307</text:p>
          </table:table-cell>
          <table:table-cell office:value-type="string" calcext:value-type="string">
            <text:p>coach</text:p>
          </table:table-cell>
        </table:table-row>
        <table:table-row table:style-name="ro1">
          <table:table-cell office:value-type="float" office:value="0.10169492" calcext:value-type="float">
            <text:p>0.10169492</text:p>
          </table:table-cell>
          <table:table-cell office:value-type="float" office:value="0.00171657" calcext:value-type="float">
            <text:p>0.00171657</text:p>
          </table:table-cell>
          <table:table-cell office:value-type="string" calcext:value-type="string">
            <text:p>discoverer</text:p>
          </table:table-cell>
        </table:table-row>
        <table:table-row table:style-name="ro1">
          <table:table-cell office:value-type="float" office:value="0.00654467" calcext:value-type="float">
            <text:p>0.00654467</text:p>
          </table:table-cell>
          <table:table-cell office:value-type="float" office:value="0.32688172" calcext:value-type="float">
            <text:p>0.32688172</text:p>
          </table:table-cell>
          <table:table-cell office:value-type="string" calcext:value-type="string">
            <text:p>targetAirport</text:p>
          </table:table-cell>
        </table:table-row>
        <table:table-row table:style-name="ro1">
          <table:table-cell office:value-type="float" office:value="0.00984418" calcext:value-type="float">
            <text:p>0.00984418</text:p>
          </table:table-cell>
          <table:table-cell office:value-type="float" office:value="0.83685924" calcext:value-type="float">
            <text:p>0.83685924</text:p>
          </table:table-cell>
          <table:table-cell office:value-type="string" calcext:value-type="string">
            <text:p>portrayer</text:p>
          </table:table-cell>
        </table:table-row>
        <table:table-row table:style-name="ro1">
          <table:table-cell office:value-type="float" office:value="0.0019891" calcext:value-type="float">
            <text:p>0.0019891</text:p>
          </table:table-cell>
          <table:table-cell office:value-type="float" office:value="0.64391144" calcext:value-type="float">
            <text:p>0.64391144</text:p>
          </table:table-cell>
          <table:table-cell office:value-type="string" calcext:value-type="string">
            <text:p>vicePresident</text:p>
          </table:table-cell>
        </table:table-row>
        <table:table-row table:style-name="ro1">
          <table:table-cell office:value-type="float" office:value="0.06437896" calcext:value-type="float">
            <text:p>0.06437896</text:p>
          </table:table-cell>
          <table:table-cell office:value-type="float" office:value="0.45925798" calcext:value-type="float">
            <text:p>0.45925798</text:p>
          </table:table-cell>
          <table:table-cell office:value-type="string" calcext:value-type="string">
            <text:p>headquarter</text:p>
          </table:table-cell>
        </table:table-row>
        <table:table-row table:style-name="ro1">
          <table:table-cell office:value-type="float" office:value="0.00066357" calcext:value-type="float">
            <text:p>0.0006635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odyDiscovered</text:p>
          </table:table-cell>
        </table:table-row>
        <table:table-row table:style-name="ro1">
          <table:table-cell office:value-type="float" office:value="0.00766899" calcext:value-type="float">
            <text:p>0.00766899</text:p>
          </table:table-cell>
          <table:table-cell office:value-type="float" office:value="0.00426926" calcext:value-type="float">
            <text:p>0.00426926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office:value-type="float" office:value="0.24459476" calcext:value-type="float">
            <text:p>0.24459476</text:p>
          </table:table-cell>
          <table:table-cell office:value-type="float" office:value="0.74094402" calcext:value-type="float">
            <text:p>0.74094402</text:p>
          </table:table-cell>
          <table:table-cell office:value-type="string" calcext:value-type="string">
            <text:p>mouthPlace</text:p>
          </table:table-cell>
        </table:table-row>
        <table:table-row table:style-name="ro1">
          <table:table-cell office:value-type="float" office:value="0.04950977" calcext:value-type="float">
            <text:p>0.04950977</text:p>
          </table:table-cell>
          <table:table-cell office:value-type="float" office:value="0.9582318" calcext:value-type="float">
            <text:p>0.9582318</text:p>
          </table:table-cell>
          <table:table-cell office:value-type="string" calcext:value-type="string">
            <text:p>almaMater</text:p>
          </table:table-cell>
        </table:table-row>
        <table:table-row table:style-name="ro1">
          <table:table-cell office:value-type="float" office:value="0.28541763" calcext:value-type="float">
            <text:p>0.28541763</text:p>
          </table:table-cell>
          <table:table-cell office:value-type="float" office:value="0.2122512" calcext:value-type="float">
            <text:p>0.2122512</text:p>
          </table:table-cell>
          <table:table-cell office:value-type="string" calcext:value-type="string">
            <text:p>sourceCountry</text:p>
          </table:table-cell>
        </table:table-row>
        <table:table-row table:style-name="ro1">
          <table:table-cell office:value-type="float" office:value="0.03949772" calcext:value-type="float">
            <text:p>0.03949772</text:p>
          </table:table-cell>
          <table:table-cell office:value-type="float" office:value="0.89863091" calcext:value-type="float">
            <text:p>0.89863091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float" office:value="0.18529055" calcext:value-type="float">
            <text:p>0.18529055</text:p>
          </table:table-cell>
          <table:table-cell office:value-type="float" office:value="0.86299139" calcext:value-type="float">
            <text:p>0.86299139</text:p>
          </table:table-cell>
          <table:table-cell office:value-type="string" calcext:value-type="string">
            <text:p>recordLabel</text:p>
          </table:table-cell>
        </table:table-row>
        <table:table-row table:style-name="ro1">
          <table:table-cell office:value-type="float" office:value="0.20705907" calcext:value-type="float">
            <text:p>0.20705907</text:p>
          </table:table-cell>
          <table:table-cell office:value-type="float" office:value="0.07965351" calcext:value-type="float">
            <text:p>0.07965351</text:p>
          </table:table-cell>
          <table:table-cell office:value-type="string" calcext:value-type="string">
            <text:p>recordedIn</text:p>
          </table:table-cell>
        </table:table-row>
        <table:table-row table:style-name="ro1">
          <table:table-cell office:value-type="float" office:value="0.11766126" calcext:value-type="float">
            <text:p>0.11766126</text:p>
          </table:table-cell>
          <table:table-cell office:value-type="float" office:value="0.76056613" calcext:value-type="float">
            <text:p>0.76056613</text:p>
          </table:table-cell>
          <table:table-cell office:value-type="string" calcext:value-type="string">
            <text:p>occupation</text:p>
          </table:table-cell>
        </table:table-row>
        <table:table-row table:style-name="ro1">
          <table:table-cell office:value-type="float" office:value="0.08497324" calcext:value-type="float">
            <text:p>0.08497324</text:p>
          </table:table-cell>
          <table:table-cell office:value-type="float" office:value="0.57126007" calcext:value-type="float">
            <text:p>0.57126007</text:p>
          </table:table-cell>
          <table:table-cell office:value-type="string" calcext:value-type="string">
            <text:p>operatedBy</text:p>
          </table:table-cell>
        </table:table-row>
        <table:table-row table:style-name="ro1">
          <table:table-cell office:value-type="float" office:value="0.26124123" calcext:value-type="float">
            <text:p>0.26124123</text:p>
          </table:table-cell>
          <table:table-cell office:value-type="float" office:value="0.65835471" calcext:value-type="float">
            <text:p>0.65835471</text:p>
          </table:table-cell>
          <table:table-cell office:value-type="string" calcext:value-type="string">
            <text:p>cinematography</text:p>
          </table:table-cell>
        </table:table-row>
        <table:table-row table:style-name="ro1">
          <table:table-cell office:value-type="float" office:value="0.25975641" calcext:value-type="float">
            <text:p>0.25975641</text:p>
          </table:table-cell>
          <table:table-cell office:value-type="float" office:value="0.81496021" calcext:value-type="float">
            <text:p>0.81496021</text:p>
          </table:table-cell>
          <table:table-cell office:value-type="string" calcext:value-type="string">
            <text:p>writer</text:p>
          </table:table-cell>
        </table:table-row>
        <table:table-row table:style-name="ro1">
          <table:table-cell office:value-type="float" office:value="0.01694702" calcext:value-type="float">
            <text:p>0.01694702</text:p>
          </table:table-cell>
          <table:table-cell office:value-type="float" office:value="0.92812518" calcext:value-type="float">
            <text:p>0.92812518</text:p>
          </table:table-cell>
          <table:table-cell office:value-type="string" calcext:value-type="string">
            <text:p>knownFor</text:p>
          </table:table-cell>
        </table:table-row>
        <table:table-row table:style-name="ro1">
          <table:table-cell office:value-type="float" office:value="0.00460443" calcext:value-type="float">
            <text:p>0.00460443</text:p>
          </table:table-cell>
          <table:table-cell office:value-type="float" office:value="0.86611147" calcext:value-type="float">
            <text:p>0.86611147</text:p>
          </table:table-cell>
          <table:table-cell office:value-type="string" calcext:value-type="string">
            <text:p>employer</text:p>
          </table:table-cell>
        </table:table-row>
        <table:table-row table:style-name="ro1">
          <table:table-cell office:value-type="float" office:value="0.01028213" calcext:value-type="float">
            <text:p>0.01028213</text:p>
          </table:table-cell>
          <table:table-cell office:value-type="float" office:value="0.96310357" calcext:value-type="float">
            <text:p>0.96310357</text:p>
          </table:table-cell>
          <table:table-cell office:value-type="string" calcext:value-type="string">
            <text:p>debutTeam</text:p>
          </table:table-cell>
        </table:table-row>
        <table:table-row table:style-name="ro1">
          <table:table-cell office:value-type="float" office:value="0.0289448" calcext:value-type="float">
            <text:p>0.0289448</text:p>
          </table:table-cell>
          <table:table-cell office:value-type="float" office:value="0.75675037" calcext:value-type="float">
            <text:p>0.75675037</text:p>
          </table:table-cell>
          <table:table-cell office:value-type="string" calcext:value-type="string">
            <text:p>instrument</text:p>
          </table:table-cell>
        </table:table-row>
        <table:table-row table:style-name="ro1">
          <table:table-cell office:value-type="float" office:value="0.05402216" calcext:value-type="float">
            <text:p>0.05402216</text:p>
          </table:table-cell>
          <table:table-cell office:value-type="float" office:value="0.41713761" calcext:value-type="float">
            <text:p>0.41713761</text:p>
          </table:table-cell>
          <table:table-cell office:value-type="string" calcext:value-type="string">
            <text:p>locationCountry</text:p>
          </table:table-cell>
        </table:table-row>
        <table:table-row table:style-name="ro1">
          <table:table-cell office:value-type="float" office:value="0.21469392" calcext:value-type="float">
            <text:p>0.21469392</text:p>
          </table:table-cell>
          <table:table-cell office:value-type="float" office:value="0.81442247" calcext:value-type="float">
            <text:p>0.81442247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0.23089643" calcext:value-type="float">
            <text:p>0.23089643</text:p>
          </table:table-cell>
          <table:table-cell office:value-type="float" office:value="0.58633414" calcext:value-type="float">
            <text:p>0.58633414</text:p>
          </table:table-cell>
          <table:table-cell office:value-type="string" calcext:value-type="string">
            <text:p>mountainRange</text:p>
          </table:table-cell>
        </table:table-row>
        <table:table-row table:style-name="ro1">
          <table:table-cell office:value-type="float" office:value="0.0975124" calcext:value-type="float">
            <text:p>0.0975124</text:p>
          </table:table-cell>
          <table:table-cell office:value-type="float" office:value="0.53434624" calcext:value-type="float">
            <text:p>0.53434624</text:p>
          </table:table-cell>
          <table:table-cell office:value-type="string" calcext:value-type="string">
            <text:p>commandStructure</text:p>
          </table:table-cell>
        </table:table-row>
        <table:table-row table:style-name="ro1">
          <table:table-cell office:value-type="float" office:value="0.01649833" calcext:value-type="float">
            <text:p>0.01649833</text:p>
          </table:table-cell>
          <table:table-cell office:value-type="float" office:value="0.59164028" calcext:value-type="float">
            <text:p>0.59164028</text:p>
          </table:table-cell>
          <table:table-cell office:value-type="string" calcext:value-type="string">
            <text:p>predecessor</text:p>
          </table:table-cell>
        </table:table-row>
        <table:table-row table:style-name="ro1">
          <table:table-cell office:value-type="float" office:value="0.0157871" calcext:value-type="float">
            <text:p>0.0157871</text:p>
          </table:table-cell>
          <table:table-cell office:value-type="float" office:value="0.00068664" calcext:value-type="float">
            <text:p>0.00068664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float" office:value="0.00356633" calcext:value-type="float">
            <text:p>0.00356633</text:p>
          </table:table-cell>
          <table:table-cell office:value-type="float" office:value="0.81258191" calcext:value-type="float">
            <text:p>0.81258191</text:p>
          </table:table-cell>
          <table:table-cell office:value-type="string" calcext:value-type="string">
            <text:p>significantBuilding</text:p>
          </table:table-cell>
        </table:table-row>
        <table:table-row table:style-name="ro1">
          <table:table-cell office:value-type="float" office:value="0.06384515" calcext:value-type="float">
            <text:p>0.06384515</text:p>
          </table:table-cell>
          <table:table-cell office:value-type="float" office:value="0.19531595" calcext:value-type="float">
            <text:p>0.19531595</text:p>
          </table:table-cell>
          <table:table-cell office:value-type="string" calcext:value-type="string">
            <text:p>notableCommander</text:p>
          </table:table-cell>
        </table:table-row>
        <table:table-row table:style-name="ro1">
          <table:table-cell office:value-type="float" office:value="0.01497321" calcext:value-type="float">
            <text:p>0.01497321</text:p>
          </table:table-cell>
          <table:table-cell office:value-type="float" office:value="0.28130861" calcext:value-type="float">
            <text:p>0.28130861</text:p>
          </table:table-cell>
          <table:table-cell office:value-type="string" calcext:value-type="string">
            <text:p>operatingSystem</text:p>
          </table:table-cell>
        </table:table-row>
        <table:table-row table:style-name="ro1">
          <table:table-cell office:value-type="float" office:value="0.14372852" calcext:value-type="float">
            <text:p>0.14372852</text:p>
          </table:table-cell>
          <table:table-cell office:value-type="float" office:value="0.34687569" calcext:value-type="float">
            <text:p>0.34687569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float" office:value="0.00117075" calcext:value-type="float">
            <text:p>0.00117075</text:p>
          </table:table-cell>
          <table:table-cell office:value-type="float" office:value="0.1987513" calcext:value-type="float">
            <text:p>0.1987513</text:p>
          </table:table-cell>
          <table:table-cell office:value-type="string" calcext:value-type="string">
            <text:p>chancellor</text:p>
          </table:table-cell>
        </table:table-row>
        <table:table-row table:style-name="ro1">
          <table:table-cell office:value-type="float" office:value="0.55265085" calcext:value-type="float">
            <text:p>0.55265085</text:p>
          </table:table-cell>
          <table:table-cell office:value-type="float" office:value="0.41755202" calcext:value-type="float">
            <text:p>0.41755202</text:p>
          </table:table-cell>
          <table:table-cell office:value-type="string" calcext:value-type="string">
            <text:p>previousWork</text:p>
          </table:table-cell>
        </table:table-row>
        <table:table-row table:style-name="ro1">
          <table:table-cell office:value-type="float" office:value="0.12873225" calcext:value-type="float">
            <text:p>0.12873225</text:p>
          </table:table-cell>
          <table:table-cell office:value-type="float" office:value="0.80023176" calcext:value-type="float">
            <text:p>0.80023176</text:p>
          </table:table-cell>
          <table:table-cell office:value-type="string" calcext:value-type="string">
            <text:p>routeEnd</text:p>
          </table:table-cell>
        </table:table-row>
        <table:table-row table:style-name="ro1">
          <table:table-cell office:value-type="float" office:value="0.00463308" calcext:value-type="float">
            <text:p>0.00463308</text:p>
          </table:table-cell>
          <table:table-cell office:value-type="float" office:value="0.34569983" calcext:value-type="float">
            <text:p>0.34569983</text:p>
          </table:table-cell>
          <table:table-cell office:value-type="string" calcext:value-type="string">
            <text:p>automobilePlatform</text:p>
          </table:table-cell>
        </table:table-row>
        <table:table-row table:style-name="ro1">
          <table:table-cell office:value-type="float" office:value="0.06076828" calcext:value-type="float">
            <text:p>0.06076828</text:p>
          </table:table-cell>
          <table:table-cell office:value-type="float" office:value="0.93435637" calcext:value-type="float">
            <text:p>0.93435637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float" office:value="0.03177431" calcext:value-type="float">
            <text:p>0.03177431</text:p>
          </table:table-cell>
          <table:table-cell office:value-type="float" office:value="0.37597828" calcext:value-type="float">
            <text:p>0.37597828</text:p>
          </table:table-cell>
          <table:table-cell office:value-type="string" calcext:value-type="string">
            <text:p>regionServed</text:p>
          </table:table-cell>
        </table:table-row>
        <table:table-row table:style-name="ro1">
          <table:table-cell office:value-type="float" office:value="0.01459521" calcext:value-type="float">
            <text:p>0.01459521</text:p>
          </table:table-cell>
          <table:table-cell office:value-type="float" office:value="0.88767167" calcext:value-type="float">
            <text:p>0.88767167</text:p>
          </table:table-cell>
          <table:table-cell office:value-type="string" calcext:value-type="string">
            <text:p>managerClub</text:p>
          </table:table-cell>
        </table:table-row>
        <table:table-row table:style-name="ro1">
          <table:table-cell office:value-type="float" office:value="0.0458078" calcext:value-type="float">
            <text:p>0.0458078</text:p>
          </table:table-cell>
          <table:table-cell office:value-type="float" office:value="0.89758396" calcext:value-type="float">
            <text:p>0.89758396</text:p>
          </table:table-cell>
          <table:table-cell office:value-type="string" calcext:value-type="string">
            <text:p>successor</text:p>
          </table:table-cell>
        </table:table-row>
        <table:table-row table:style-name="ro1">
          <table:table-cell office:value-type="float" office:value="0.1110575" calcext:value-type="float">
            <text:p>0.1110575</text:p>
          </table:table-cell>
          <table:table-cell office:value-type="float" office:value="0.83078113" calcext:value-type="float">
            <text:p>0.83078113</text:p>
          </table:table-cell>
          <table:table-cell office:value-type="string" calcext:value-type="string">
            <text:p>builder</text:p>
          </table:table-cell>
        </table:table-row>
        <table:table-row table:style-name="ro1">
          <table:table-cell office:value-type="float" office:value="0.0029624" calcext:value-type="float">
            <text:p>0.0029624</text:p>
          </table:table-cell>
          <table:table-cell office:value-type="float" office:value="0.15569823" calcext:value-type="float">
            <text:p>0.15569823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float" office:value="0.04175905" calcext:value-type="float">
            <text:p>0.04175905</text:p>
          </table:table-cell>
          <table:table-cell office:value-type="float" office:value="0.39788732" calcext:value-type="float">
            <text:p>0.39788732</text:p>
          </table:table-cell>
          <table:table-cell office:value-type="string" calcext:value-type="string">
            <text:p>mouthCountry</text:p>
          </table:table-cell>
        </table:table-row>
        <table:table-row table:style-name="ro1">
          <table:table-cell office:value-type="float" office:value="0.32455809" calcext:value-type="float">
            <text:p>0.32455809</text:p>
          </table:table-cell>
          <table:table-cell office:value-type="float" office:value="0.89769245" calcext:value-type="float">
            <text:p>0.89769245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float" office:value="0.00174547" calcext:value-type="float">
            <text:p>0.00174547</text:p>
          </table:table-cell>
          <table:table-cell office:value-type="float" office:value="0.17399618" calcext:value-type="float">
            <text:p>0.17399618</text:p>
          </table:table-cell>
          <table:table-cell office:value-type="string" calcext:value-type="string">
            <text:p>university</text:p>
          </table:table-cell>
        </table:table-row>
        <table:table-row table:style-name="ro1">
          <table:table-cell office:value-type="float" office:value="0.00089745" calcext:value-type="float">
            <text:p>0.00089745</text:p>
          </table:table-cell>
          <table:table-cell office:value-type="float" office:value="0.70212766" calcext:value-type="float">
            <text:p>0.70212766</text:p>
          </table:table-cell>
          <table:table-cell office:value-type="string" calcext:value-type="string">
            <text:p>whaDraftTeam</text:p>
          </table:table-cell>
        </table:table-row>
        <table:table-row table:style-name="ro1">
          <table:table-cell office:value-type="float" office:value="0.06937336" calcext:value-type="float">
            <text:p>0.06937336</text:p>
          </table:table-cell>
          <table:table-cell office:value-type="float" office:value="0.6940376" calcext:value-type="float">
            <text:p>0.6940376</text:p>
          </table:table-cell>
          <table:table-cell office:value-type="string" calcext:value-type="string">
            <text:p>sisterStation</text:p>
          </table:table-cell>
        </table:table-row>
        <table:table-row table:style-name="ro1">
          <table:table-cell office:value-type="float" office:value="0.03654321" calcext:value-type="float">
            <text:p>0.03654321</text:p>
          </table:table-cell>
          <table:table-cell office:value-type="float" office:value="0.08034745" calcext:value-type="float">
            <text:p>0.08034745</text:p>
          </table:table-cell>
          <table:table-cell office:value-type="string" calcext:value-type="string">
            <text:p>rightTributary</text:p>
          </table:table-cell>
        </table:table-row>
        <table:table-row table:style-name="ro1">
          <table:table-cell office:value-type="float" office:value="0.21847456" calcext:value-type="float">
            <text:p>0.21847456</text:p>
          </table:table-cell>
          <table:table-cell office:value-type="float" office:value="0.41719031" calcext:value-type="float">
            <text:p>0.41719031</text:p>
          </table:table-cell>
          <table:table-cell office:value-type="string" calcext:value-type="string">
            <text:p>presenter</text:p>
          </table:table-cell>
        </table:table-row>
        <table:table-row table:style-name="ro1">
          <table:table-cell office:value-type="float" office:value="0.00218078" calcext:value-type="float">
            <text:p>0.00218078</text:p>
          </table:table-cell>
          <table:table-cell office:value-type="float" office:value="0.27777778" calcext:value-type="float">
            <text:p>0.27777778</text:p>
          </table:table-cell>
          <table:table-cell office:value-type="string" calcext:value-type="string">
            <text:p>formerCoach</text:p>
          </table:table-cell>
        </table:table-row>
        <table:table-row table:style-name="ro1">
          <table:table-cell office:value-type="float" office:value="0.11710677" calcext:value-type="float">
            <text:p>0.11710677</text:p>
          </table:table-cell>
          <table:table-cell office:value-type="float" office:value="0.41184388" calcext:value-type="float">
            <text:p>0.41184388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0.12751448" calcext:value-type="float">
            <text:p>0.12751448</text:p>
          </table:table-cell>
          <table:table-cell office:value-type="float" office:value="0.96676318" calcext:value-type="float">
            <text:p>0.96676318</text:p>
          </table:table-cell>
          <table:table-cell office:value-type="string" calcext:value-type="string">
            <text:p>team</text:p>
          </table:table-cell>
        </table:table-row>
        <table:table-row table:style-name="ro1">
          <table:table-cell office:value-type="float" office:value="0.00617616" calcext:value-type="float">
            <text:p>0.00617616</text:p>
          </table:table-cell>
          <table:table-cell office:value-type="float" office:value="0.91710875" calcext:value-type="float">
            <text:p>0.91710875</text:p>
          </table:table-cell>
          <table:table-cell office:value-type="string" calcext:value-type="string">
            <text:p>relation</text:p>
          </table:table-cell>
        </table:table-row>
        <table:table-row table:style-name="ro1">
          <table:table-cell office:value-type="float" office:value="0.03537613" calcext:value-type="float">
            <text:p>0.03537613</text:p>
          </table:table-cell>
          <table:table-cell office:value-type="float" office:value="0.98075377" calcext:value-type="float">
            <text:p>0.98075377</text:p>
          </table:table-cell>
          <table:table-cell office:value-type="string" calcext:value-type="string">
            <text:p>formerTeam</text:p>
          </table:table-cell>
        </table:table-row>
        <table:table-row table:style-name="ro1">
          <table:table-cell office:value-type="float" office:value="0.00130547" calcext:value-type="float">
            <text:p>0.00130547</text:p>
          </table:table-cell>
          <table:table-cell office:value-type="float" office:value="0.36155606" calcext:value-type="float">
            <text:p>0.36155606</text:p>
          </table:table-cell>
          <table:table-cell office:value-type="string" calcext:value-type="string">
            <text:p>formerPartner</text:p>
          </table:table-cell>
        </table:table-row>
        <table:table-row table:style-name="ro1">
          <table:table-cell office:value-type="float" office:value="0.00181032" calcext:value-type="float">
            <text:p>0.00181032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academicAdvisor</text:p>
          </table:table-cell>
        </table:table-row>
        <table:table-row table:style-name="ro1">
          <table:table-cell office:value-type="float" office:value="0.08823529" calcext:value-type="float">
            <text:p>0.08823529</text:p>
          </table:table-cell>
          <table:table-cell office:value-type="float" office:value="0.01973684" calcext:value-type="float">
            <text:p>0.01973684</text:p>
          </table:table-cell>
          <table:table-cell office:value-type="string" calcext:value-type="string">
            <text:p>splitFromParty</text:p>
          </table:table-cell>
        </table:table-row>
        <table:table-row table:style-name="ro1">
          <table:table-cell office:value-type="float" office:value="0.02759612" calcext:value-type="float">
            <text:p>0.02759612</text:p>
          </table:table-cell>
          <table:table-cell office:value-type="float" office:value="0.30312599" calcext:value-type="float">
            <text:p>0.30312599</text:p>
          </table:table-cell>
          <table:table-cell office:value-type="string" calcext:value-type="string">
            <text:p>composer</text:p>
          </table:table-cell>
        </table:table-row>
        <table:table-row table:style-name="ro1">
          <table:table-cell office:value-type="float" office:value="0.05844089" calcext:value-type="float">
            <text:p>0.05844089</text:p>
          </table:table-cell>
          <table:table-cell office:value-type="float" office:value="0.60184939" calcext:value-type="float">
            <text:p>0.60184939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float" office:value="0.06039045" calcext:value-type="float">
            <text:p>0.06039045</text:p>
          </table:table-cell>
          <table:table-cell office:value-type="float" office:value="0.48123153" calcext:value-type="float">
            <text:p>0.48123153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float" office:value="0.04245317" calcext:value-type="float">
            <text:p>0.04245317</text:p>
          </table:table-cell>
          <table:table-cell office:value-type="float" office:value="0.92136081" calcext:value-type="float">
            <text:p>0.92136081</text:p>
          </table:table-cell>
          <table:table-cell office:value-type="string" calcext:value-type="string">
            <text:p>militaryBranch</text:p>
          </table:table-cell>
        </table:table-row>
        <table:table-row table:style-name="ro1">
          <table:table-cell office:value-type="float" office:value="0.08789625" calcext:value-type="float">
            <text:p>0.08789625</text:p>
          </table:table-cell>
          <table:table-cell office:value-type="float" office:value="0.23945044" calcext:value-type="float">
            <text:p>0.23945044</text:p>
          </table:table-cell>
          <table:table-cell office:value-type="string" calcext:value-type="string">
            <text:p>musicBy</text:p>
          </table:table-cell>
        </table:table-row>
        <table:table-row table:style-name="ro1">
          <table:table-cell office:value-type="float" office:value="0.01116567" calcext:value-type="float">
            <text:p>0.01116567</text:p>
          </table:table-cell>
          <table:table-cell office:value-type="float" office:value="0.8172232" calcext:value-type="float">
            <text:p>0.8172232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float" office:value="0.0572521" calcext:value-type="float">
            <text:p>0.0572521</text:p>
          </table:table-cell>
          <table:table-cell office:value-type="float" office:value="0.54171797" calcext:value-type="float">
            <text:p>0.54171797</text:p>
          </table:table-cell>
          <table:table-cell office:value-type="string" calcext:value-type="string">
            <text:p>affilia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rceRegion</text:p>
          </table:table-cell>
        </table:table-row>
        <table:table-row table:style-name="ro1">
          <table:table-cell office:value-type="float" office:value="0.02988216" calcext:value-type="float">
            <text:p>0.02988216</text:p>
          </table:table-cell>
          <table:table-cell office:value-type="float" office:value="0.48637865" calcext:value-type="float">
            <text:p>0.48637865</text:p>
          </table:table-cell>
          <table:table-cell office:value-type="string" calcext:value-type="string">
            <text:p>formerBandMember</text:p>
          </table:table-cell>
        </table:table-row>
        <table:table-row table:style-name="ro1">
          <table:table-cell office:value-type="float" office:value="0.07846888" calcext:value-type="float">
            <text:p>0.07846888</text:p>
          </table:table-cell>
          <table:table-cell office:value-type="float" office:value="0.36415434" calcext:value-type="float">
            <text:p>0.36415434</text:p>
          </table:table-cell>
          <table:table-cell office:value-type="string" calcext:value-type="string">
            <text:p>distributor</text:p>
          </table:table-cell>
        </table:table-row>
        <table:table-row table:style-name="ro1">
          <table:table-cell office:value-type="float" office:value="0.01038257" calcext:value-type="float">
            <text:p>0.01038257</text:p>
          </table:table-cell>
          <table:table-cell office:value-type="float" office:value="0.51212751" calcext:value-type="float">
            <text:p>0.51212751</text:p>
          </table:table-cell>
          <table:table-cell office:value-type="string" calcext:value-type="string">
            <text:p>appointer</text:p>
          </table:table-cell>
        </table:table-row>
        <table:table-row table:style-name="ro1">
          <table:table-cell office:value-type="float" office:value="0.09197759" calcext:value-type="float">
            <text:p>0.09197759</text:p>
          </table:table-cell>
          <table:table-cell office:value-type="float" office:value="0.53324703" calcext:value-type="float">
            <text:p>0.53324703</text:p>
          </table:table-cell>
          <table:table-cell office:value-type="string" calcext:value-type="string">
            <text:p>album</text:p>
          </table:table-cell>
        </table:table-row>
        <table:table-row table:style-name="ro1">
          <table:table-cell office:value-type="float" office:value="0.00780949" calcext:value-type="float">
            <text:p>0.00780949</text:p>
          </table:table-cell>
          <table:table-cell office:value-type="float" office:value="0.26745718" calcext:value-type="float">
            <text:p>0.26745718</text:p>
          </table:table-cell>
          <table:table-cell office:value-type="string" calcext:value-type="string">
            <text:p>designCompany</text:p>
          </table:table-cell>
        </table:table-row>
        <table:table-row table:style-name="ro1">
          <table:table-cell office:value-type="float" office:value="0.00243369" calcext:value-type="float">
            <text:p>0.00243369</text:p>
          </table:table-cell>
          <table:table-cell office:value-type="float" office:value="0.56857143" calcext:value-type="float">
            <text:p>0.56857143</text:p>
          </table:table-cell>
          <table:table-cell office:value-type="string" calcext:value-type="string">
            <text:p>placeOfBurial</text:p>
          </table:table-cell>
        </table:table-row>
        <table:table-row table:style-name="ro1">
          <table:table-cell office:value-type="float" office:value="0.01079401" calcext:value-type="float">
            <text:p>0.01079401</text:p>
          </table:table-cell>
          <table:table-cell office:value-type="float" office:value="0.39139344" calcext:value-type="float">
            <text:p>0.39139344</text:p>
          </table:table-cell>
          <table:table-cell office:value-type="string" calcext:value-type="string">
            <text:p>beatifiedBy</text:p>
          </table:table-cell>
        </table:table-row>
        <table:table-row table:style-name="ro1">
          <table:table-cell office:value-type="float" office:value="0.08937283" calcext:value-type="float">
            <text:p>0.08937283</text:p>
          </table:table-cell>
          <table:table-cell office:value-type="float" office:value="0.82458695" calcext:value-type="float">
            <text:p>0.82458695</text:p>
          </table:table-cell>
          <table:table-cell office:value-type="string" calcext:value-type="string">
            <text:p>routeStart</text:p>
          </table:table-cell>
        </table:table-row>
        <table:table-row table:style-name="ro1">
          <table:table-cell office:value-type="float" office:value="0.04230769" calcext:value-type="float">
            <text:p>0.04230769</text:p>
          </table:table-cell>
          <table:table-cell office:value-type="float" office:value="0.02087287" calcext:value-type="float">
            <text:p>0.02087287</text:p>
          </table:table-cell>
          <table:table-cell office:value-type="string" calcext:value-type="string">
            <text:p>anthem</text:p>
          </table:table-cell>
        </table:table-row>
        <table:table-row table:style-name="ro1">
          <table:table-cell office:value-type="float" office:value="0.05086943" calcext:value-type="float">
            <text:p>0.05086943</text:p>
          </table:table-cell>
          <table:table-cell office:value-type="float" office:value="0.85576923" calcext:value-type="float">
            <text:p>0.85576923</text:p>
          </table:table-cell>
          <table:table-cell office:value-type="string" calcext:value-type="string">
            <text:p>routeJunction</text:p>
          </table:table-cell>
        </table:table-row>
        <table:table-row table:style-name="ro1">
          <table:table-cell office:value-type="float" office:value="0.05110536" calcext:value-type="float">
            <text:p>0.05110536</text:p>
          </table:table-cell>
          <table:table-cell office:value-type="float" office:value="0.80114965" calcext:value-type="float">
            <text:p>0.80114965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float" office:value="0.06708434" calcext:value-type="float">
            <text:p>0.06708434</text:p>
          </table:table-cell>
          <table:table-cell office:value-type="float" office:value="0.72074899" calcext:value-type="float">
            <text:p>0.72074899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0.05717713" calcext:value-type="float">
            <text:p>0.05717713</text:p>
          </table:table-cell>
          <table:table-cell office:value-type="float" office:value="0.23628553" calcext:value-type="float">
            <text:p>0.23628553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0.43146823" calcext:value-type="float">
            <text:p>0.43146823</text:p>
          </table:table-cell>
          <table:table-cell office:value-type="float" office:value="0.33530162" calcext:value-type="float">
            <text:p>0.33530162</text:p>
          </table:table-cell>
          <table:table-cell office:value-type="string" calcext:value-type="string">
            <text:p>isPartOf</text:p>
          </table:table-cell>
        </table:table-row>
        <table:table-row table:style-name="ro1">
          <table:table-cell office:value-type="float" office:value="0.07106694" calcext:value-type="float">
            <text:p>0.07106694</text:p>
          </table:table-cell>
          <table:table-cell office:value-type="float" office:value="0.57828418" calcext:value-type="float">
            <text:p>0.57828418</text:p>
          </table:table-cell>
          <table:table-cell office:value-type="string" calcext:value-type="string">
            <text:p>architect</text:p>
          </table:table-cell>
        </table:table-row>
        <table:table-row table:style-name="ro1">
          <table:table-cell office:value-type="float" office:value="0.00552486" calcext:value-type="float">
            <text:p>0.00552486</text:p>
          </table:table-cell>
          <table:table-cell office:value-type="float" office:value="0.00054855" calcext:value-type="float">
            <text:p>0.00054855</text:p>
          </table:table-cell>
          <table:table-cell office:value-type="string" calcext:value-type="string">
            <text:p>governingBody</text:p>
          </table:table-cell>
        </table:table-row>
        <table:table-row table:style-name="ro1">
          <table:table-cell office:value-type="float" office:value="0.22315848" calcext:value-type="float">
            <text:p>0.22315848</text:p>
          </table:table-cell>
          <table:table-cell office:value-type="float" office:value="0.41138273" calcext:value-type="float">
            <text:p>0.41138273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0.02259463" calcext:value-type="float">
            <text:p>0.02259463</text:p>
          </table:table-cell>
          <table:table-cell office:value-type="float" office:value="0.2122413" calcext:value-type="float">
            <text:p>0.2122413</text:p>
          </table:table-cell>
          <table:table-cell office:value-type="string" calcext:value-type="string">
            <text:p>leader</text:p>
          </table:table-cell>
        </table:table-row>
        <table:table-row table:style-name="ro1">
          <table:table-cell office:value-type="float" office:value="0.31514423" calcext:value-type="float">
            <text:p>0.31514423</text:p>
          </table:table-cell>
          <table:table-cell office:value-type="float" office:value="0.4576338" calcext:value-type="float">
            <text:p>0.4576338</text:p>
          </table:table-cell>
          <table:table-cell office:value-type="string" calcext:value-type="string">
            <text:p>musicComposer</text:p>
          </table:table-cell>
        </table:table-row>
        <table:table-row table:style-name="ro1">
          <table:table-cell office:value-type="float" office:value="0.0104275" calcext:value-type="float">
            <text:p>0.0104275</text:p>
          </table:table-cell>
          <table:table-cell office:value-type="float" office:value="0.59978249" calcext:value-type="float">
            <text:p>0.59978249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office:value-type="float" office:value="0.03710923" calcext:value-type="float">
            <text:p>0.03710923</text:p>
          </table:table-cell>
          <table:table-cell office:value-type="float" office:value="0.970898" calcext:value-type="float">
            <text:p>0.970898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office:value-type="float" office:value="0.10526316" calcext:value-type="float">
            <text:p>0.10526316</text:p>
          </table:table-cell>
          <table:table-cell office:value-type="float" office:value="0.00330033" calcext:value-type="float">
            <text:p>0.00330033</text:p>
          </table:table-cell>
          <table:table-cell office:value-type="string" calcext:value-type="string">
            <text:p>associate</text:p>
          </table:table-cell>
        </table:table-row>
        <table:table-row table:style-name="ro1">
          <table:table-cell office:value-type="float" office:value="0.06145251" calcext:value-type="float">
            <text:p>0.06145251</text:p>
          </table:table-cell>
          <table:table-cell office:value-type="float" office:value="0.29692404" calcext:value-type="float">
            <text:p>0.29692404</text:p>
          </table:table-cell>
          <table:table-cell office:value-type="string" calcext:value-type="string">
            <text:p>homeport</text:p>
          </table:table-cell>
        </table:table-row>
        <table:table-row table:style-name="ro1">
          <table:table-cell office:value-type="float" office:value="0.36603774" calcext:value-type="float">
            <text:p>0.36603774</text:p>
          </table:table-cell>
          <table:table-cell office:value-type="float" office:value="0.0224589" calcext:value-type="float">
            <text:p>0.0224589</text:p>
          </table:table-cell>
          <table:table-cell office:value-type="string" calcext:value-type="string">
            <text:p>sourcePlace</text:p>
          </table:table-cell>
        </table:table-row>
        <table:table-row table:style-name="ro1">
          <table:table-cell office:value-type="float" office:value="0.01194672" calcext:value-type="float">
            <text:p>0.01194672</text:p>
          </table:table-cell>
          <table:table-cell office:value-type="float" office:value="0.29460201" calcext:value-type="float">
            <text:p>0.29460201</text:p>
          </table:table-cell>
          <table:table-cell office:value-type="string" calcext:value-type="string">
            <text:p>lieutenant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6068" calcext:value-type="float">
            <text:p>0.0006068</text:p>
          </table:table-cell>
          <table:table-cell office:value-type="string" calcext:value-type="string">
            <text:p>parentOrganisation</text:p>
          </table:table-cell>
        </table:table-row>
        <table:table-row table:style-name="ro1">
          <table:table-cell office:value-type="float" office:value="0.1343128" calcext:value-type="float">
            <text:p>0.1343128</text:p>
          </table:table-cell>
          <table:table-cell office:value-type="float" office:value="0.83895182" calcext:value-type="float">
            <text:p>0.83895182</text:p>
          </table:table-cell>
          <table:table-cell office:value-type="string" calcext:value-type="string">
            <text:p>starring</text:p>
          </table:table-cell>
        </table:table-row>
        <table:table-row table:style-name="ro1">
          <table:table-cell office:value-type="float" office:value="0.04270463" calcext:value-type="float">
            <text:p>0.04270463</text:p>
          </table:table-cell>
          <table:table-cell office:value-type="float" office:value="0.12026726" calcext:value-type="float">
            <text:p>0.12026726</text:p>
          </table:table-cell>
          <table:table-cell office:value-type="string" calcext:value-type="string">
            <text:p>distributingLabel</text:p>
          </table:table-cell>
        </table:table-row>
        <table:table-row table:style-name="ro1">
          <table:table-cell office:value-type="float" office:value="0.31938697" calcext:value-type="float">
            <text:p>0.31938697</text:p>
          </table:table-cell>
          <table:table-cell office:value-type="float" office:value="0.06566066" calcext:value-type="float">
            <text:p>0.06566066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0.09290032" calcext:value-type="float">
            <text:p>0.09290032</text:p>
          </table:table-cell>
          <table:table-cell office:value-type="float" office:value="0.73358948" calcext:value-type="float">
            <text:p>0.73358948</text:p>
          </table:table-cell>
          <table:table-cell office:value-type="string" calcext:value-type="string">
            <text:p>locatedInArea</text:p>
          </table:table-cell>
        </table:table-row>
        <table:table-row table:style-name="ro1">
          <table:table-cell office:value-type="float" office:value="0.04545455" calcext:value-type="float">
            <text:p>0.04545455</text:p>
          </table:table-cell>
          <table:table-cell office:value-type="float" office:value="0.01214575" calcext:value-type="float">
            <text:p>0.01214575</text:p>
          </table:table-cell>
          <table:table-cell office:value-type="string" calcext:value-type="string">
            <text:p>lyrics</text:p>
          </table:table-cell>
        </table:table-row>
        <table:table-row table:style-name="ro1">
          <table:table-cell office:value-type="float" office:value="0.04252972" calcext:value-type="float">
            <text:p>0.04252972</text:p>
          </table:table-cell>
          <table:table-cell office:value-type="float" office:value="0.67566791" calcext:value-type="float">
            <text:p>0.67566791</text:p>
          </table:table-cell>
          <table:table-cell office:value-type="string" calcext:value-type="string">
            <text:p>tenant</text:p>
          </table:table-cell>
        </table:table-row>
        <table:table-row table:style-name="ro1">
          <table:table-cell office:value-type="float" office:value="0.09634336" calcext:value-type="float">
            <text:p>0.09634336</text:p>
          </table:table-cell>
          <table:table-cell office:value-type="float" office:value="0.55192308" calcext:value-type="float">
            <text:p>0.55192308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float" office:value="0.00398105" calcext:value-type="float">
            <text:p>0.00398105</text:p>
          </table:table-cell>
          <table:table-cell office:value-type="float" office:value="0.88208763" calcext:value-type="float">
            <text:p>0.88208763</text:p>
          </table:table-cell>
          <table:table-cell office:value-type="string" calcext:value-type="string">
            <text:p>otherParty</text:p>
          </table:table-cell>
        </table:table-row>
        <table:table-row table:style-name="ro1">
          <table:table-cell office:value-type="float" office:value="0.04321487" calcext:value-type="float">
            <text:p>0.04321487</text:p>
          </table:table-cell>
          <table:table-cell office:value-type="float" office:value="0.79163106" calcext:value-type="float">
            <text:p>0.7916310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 office:value-type="float" office:value="0.00593041" calcext:value-type="float">
            <text:p>0.00593041</text:p>
          </table:table-cell>
          <table:table-cell office:value-type="float" office:value="0.72339676" calcext:value-type="float">
            <text:p>0.72339676</text:p>
          </table:table-cell>
          <table:table-cell office:value-type="string" calcext:value-type="string">
            <text:p>training</text:p>
          </table:table-cell>
        </table:table-row>
        <table:table-row table:style-name="ro1">
          <table:table-cell office:value-type="float" office:value="0.02738411" calcext:value-type="float">
            <text:p>0.02738411</text:p>
          </table:table-cell>
          <table:table-cell office:value-type="float" office:value="0.47474168" calcext:value-type="float">
            <text:p>0.47474168</text:p>
          </table:table-cell>
          <table:table-cell office:value-type="string" calcext:value-type="string">
            <text:p>voice</text:p>
          </table:table-cell>
        </table:table-row>
        <table:table-row table:style-name="ro1">
          <table:table-cell office:value-type="float" office:value="0.01223528" calcext:value-type="float">
            <text:p>0.01223528</text:p>
          </table:table-cell>
          <table:table-cell office:value-type="float" office:value="0.31568627" calcext:value-type="float">
            <text:p>0.31568627</text:p>
          </table:table-cell>
          <table:table-cell office:value-type="string" calcext:value-type="string">
            <text:p>usedInWar</text:p>
          </table:table-cell>
        </table:table-row>
        <table:table-row table:style-name="ro1">
          <table:table-cell office:value-type="float" office:value="0.75609756" calcext:value-type="float">
            <text:p>0.75609756</text:p>
          </table:table-cell>
          <table:table-cell office:value-type="float" office:value="0.00044524" calcext:value-type="float">
            <text:p>0.00044524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float" office:value="0.29362047" calcext:value-type="float">
            <text:p>0.29362047</text:p>
          </table:table-cell>
          <table:table-cell office:value-type="float" office:value="0.68425906" calcext:value-type="float">
            <text:p>0.68425906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0.05073031" calcext:value-type="float">
            <text:p>0.05073031</text:p>
          </table:table-cell>
          <table:table-cell office:value-type="float" office:value="0.29812977" calcext:value-type="float">
            <text:p>0.29812977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0.00026173" calcext:value-type="float">
            <text:p>0.00026173</text:p>
          </table:table-cell>
          <table:table-cell office:value-type="float" office:value="0.25714286" calcext:value-type="float">
            <text:p>0.25714286</text:p>
          </table:table-cell>
          <table:table-cell office:value-type="string" calcext:value-type="string">
            <text:p>formerHighschool</text:p>
          </table:table-cell>
        </table:table-row>
        <table:table-row table:style-name="ro1">
          <table:table-cell office:value-type="float" office:value="0.02663036" calcext:value-type="float">
            <text:p>0.02663036</text:p>
          </table:table-cell>
          <table:table-cell office:value-type="float" office:value="0.81805306" calcext:value-type="float">
            <text:p>0.81805306</text:p>
          </table:table-cell>
          <table:table-cell office:value-type="string" calcext:value-type="string">
            <text:p>restingPlace</text:p>
          </table:table-cell>
        </table:table-row>
        <table:table-row table:style-name="ro1">
          <table:table-cell office:value-type="float" office:value="0.1130717" calcext:value-type="float">
            <text:p>0.1130717</text:p>
          </table:table-cell>
          <table:table-cell office:value-type="float" office:value="0.56904158" calcext:value-type="float">
            <text:p>0.56904158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float" office:value="0.00346021" calcext:value-type="float">
            <text:p>0.00346021</text:p>
          </table:table-cell>
          <table:table-cell office:value-type="float" office:value="0.00045998" calcext:value-type="float">
            <text:p>0.00045998</text:p>
          </table:table-cell>
          <table:table-cell office:value-type="string" calcext:value-type="string">
            <text:p>federalState</text:p>
          </table:table-cell>
        </table:table-row>
        <table:table-row table:style-name="ro1">
          <table:table-cell office:value-type="float" office:value="0.36603774" calcext:value-type="float">
            <text:p>0.36603774</text:p>
          </table:table-cell>
          <table:table-cell office:value-type="float" office:value="0.0224589" calcext:value-type="float">
            <text:p>0.0224589</text:p>
          </table:table-cell>
          <table:table-cell office:value-type="string" calcext:value-type="string">
            <text:p>sourceMountain</text:p>
          </table:table-cell>
        </table:table-row>
        <table:table-row table:style-name="ro1">
          <table:table-cell office:value-type="float" office:value="0.0598389" calcext:value-type="float">
            <text:p>0.0598389</text:p>
          </table:table-cell>
          <table:table-cell office:value-type="float" office:value="0.19736686" calcext:value-type="float">
            <text:p>0.19736686</text:p>
          </table:table-cell>
          <table:table-cell office:value-type="string" calcext:value-type="string">
            <text:p>orig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aderName</text:p>
          </table:table-cell>
        </table:table-row>
        <table:table-row table:style-name="ro1">
          <table:table-cell office:value-type="float" office:value="0.98563513" calcext:value-type="float">
            <text:p>0.98563513</text:p>
          </table:table-cell>
          <table:table-cell office:value-type="float" office:value="0.02363646" calcext:value-type="float">
            <text:p>0.02363646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float" office:value="0.00279377" calcext:value-type="float">
            <text:p>0.00279377</text:p>
          </table:table-cell>
          <table:table-cell office:value-type="float" office:value="0.79833926" calcext:value-type="float">
            <text:p>0.79833926</text:p>
          </table:table-cell>
          <table:table-cell office:value-type="string" calcext:value-type="string">
            <text:p>deputy</text:p>
          </table:table-cell>
        </table:table-row>
        <table:table-row table:style-name="ro1">
          <table:table-cell office:value-type="float" office:value="0.0600201" calcext:value-type="float">
            <text:p>0.0600201</text:p>
          </table:table-cell>
          <table:table-cell office:value-type="float" office:value="0.76503036" calcext:value-type="float">
            <text:p>0.76503036</text:p>
          </table:table-cell>
          <table:table-cell office:value-type="string" calcext:value-type="string">
            <text:p>hometown</text:p>
          </table:table-cell>
        </table:table-row>
        <table:table-row table:style-name="ro1">
          <table:table-cell office:value-type="float" office:value="0.03215514" calcext:value-type="float">
            <text:p>0.03215514</text:p>
          </table:table-cell>
          <table:table-cell office:value-type="float" office:value="0.75558867" calcext:value-type="float">
            <text:p>0.75558867</text:p>
          </table:table-cell>
          <table:table-cell office:value-type="string" calcext:value-type="string">
            <text:p>profession</text:p>
          </table:table-cell>
        </table:table-row>
        <table:table-row table:style-name="ro1">
          <table:table-cell office:value-type="float" office:value="0.08859754" calcext:value-type="float">
            <text:p>0.08859754</text:p>
          </table:table-cell>
          <table:table-cell office:value-type="float" office:value="0.74941741" calcext:value-type="float">
            <text:p>0.74941741</text:p>
          </table:table-cell>
          <table:table-cell office:value-type="string" calcext:value-type="string">
            <text:p>broadcastNetwork</text:p>
          </table:table-cell>
        </table:table-row>
        <table:table-row table:style-name="ro1">
          <table:table-cell office:value-type="float" office:value="0.12546196" calcext:value-type="float">
            <text:p>0.12546196</text:p>
          </table:table-cell>
          <table:table-cell office:value-type="float" office:value="0.83981536" calcext:value-type="float">
            <text:p>0.83981536</text:p>
          </table:table-cell>
          <table:table-cell office:value-type="string" calcext:value-type="string">
            <text:p>musicalArtist</text:p>
          </table:table-cell>
        </table:table-row>
        <table:table-row table:style-name="ro1">
          <table:table-cell office:value-type="float" office:value="0.0701378" calcext:value-type="float">
            <text:p>0.0701378</text:p>
          </table:table-cell>
          <table:table-cell office:value-type="float" office:value="0.82462209" calcext:value-type="float">
            <text:p>0.82462209</text:p>
          </table:table-cell>
          <table:table-cell office:value-type="string" calcext:value-type="string">
            <text:p>nationality</text:p>
          </table:table-cell>
        </table:table-row>
        <table:table-row table:style-name="ro1">
          <table:table-cell office:value-type="float" office:value="0.02730088" calcext:value-type="float">
            <text:p>0.02730088</text:p>
          </table:table-cell>
          <table:table-cell office:value-type="float" office:value="0.53296765" calcext:value-type="float">
            <text:p>0.53296765</text:p>
          </table:table-cell>
          <table:table-cell office:value-type="string" calcext:value-type="string">
            <text:p>operator</text:p>
          </table:table-cell>
        </table:table-row>
        <table:table-row table:style-name="ro1">
          <table:table-cell office:value-type="float" office:value="0.03348479" calcext:value-type="float">
            <text:p>0.03348479</text:p>
          </table:table-cell>
          <table:table-cell office:value-type="float" office:value="0.24348416" calcext:value-type="float">
            <text:p>0.24348416</text:p>
          </table:table-cell>
          <table:table-cell office:value-type="string" calcext:value-type="string">
            <text:p>nearestCity</text:p>
          </table:table-cell>
        </table:table-row>
        <table:table-row table:style-name="ro1">
          <table:table-cell office:value-type="float" office:value="0.00733483" calcext:value-type="float">
            <text:p>0.00733483</text:p>
          </table:table-cell>
          <table:table-cell office:value-type="float" office:value="0.63525836" calcext:value-type="float">
            <text:p>0.63525836</text:p>
          </table:table-cell>
          <table:table-cell office:value-type="string" calcext:value-type="string">
            <text:p>citizenship</text:p>
          </table:table-cell>
        </table:table-row>
        <table:table-row table:style-name="ro1">
          <table:table-cell office:value-type="float" office:value="0.01826484" calcext:value-type="float">
            <text:p>0.01826484</text:p>
          </table:table-cell>
          <table:table-cell office:value-type="float" office:value="0.01789709" calcext:value-type="float">
            <text:p>0.01789709</text:p>
          </table:table-cell>
          <table:table-cell office:value-type="string" calcext:value-type="string">
            <text:p>deathCaus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float" office:value="0.17917133" calcext:value-type="float">
            <text:p>0.17917133</text:p>
          </table:table-cell>
          <table:table-cell office:value-type="float" office:value="0.20025031" calcext:value-type="float">
            <text:p>0.20025031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float" office:value="0.0441287" calcext:value-type="float">
            <text:p>0.0441287</text:p>
          </table:table-cell>
          <table:table-cell office:value-type="float" office:value="0.1371175" calcext:value-type="float">
            <text:p>0.1371175</text:p>
          </table:table-cell>
          <table:table-cell office:value-type="string" calcext:value-type="string">
            <text:p>executiveProducer</text:p>
          </table:table-cell>
        </table:table-row>
        <table:table-row table:style-name="ro1">
          <table:table-cell office:value-type="float" office:value="0.00450007" calcext:value-type="float">
            <text:p>0.00450007</text:p>
          </table:table-cell>
          <table:table-cell office:value-type="float" office:value="0.18079096" calcext:value-type="float">
            <text:p>0.18079096</text:p>
          </table:table-cell>
          <table:table-cell office:value-type="string" calcext:value-type="string">
            <text:p>destination</text:p>
          </table:table-cell>
        </table:table-row>
        <table:table-row table:style-name="ro1">
          <table:table-cell office:value-type="float" office:value="0.00031397" calcext:value-type="float">
            <text:p>0.00031397</text:p>
          </table:table-cell>
          <table:table-cell office:value-type="float" office:value="0.13864818" calcext:value-type="float">
            <text:p>0.13864818</text:p>
          </table:table-cell>
          <table:table-cell office:value-type="string" calcext:value-type="string">
            <text:p>currentPartner</text:p>
          </table:table-cell>
        </table:table-row>
        <table:table-row table:style-name="ro1">
          <table:table-cell office:value-type="float" office:value="0.04201681" calcext:value-type="float">
            <text:p>0.04201681</text:p>
          </table:table-cell>
          <table:table-cell office:value-type="float" office:value="0.00015557" calcext:value-type="float">
            <text:p>0.00015557</text:p>
          </table:table-cell>
          <table:table-cell office:value-type="string" calcext:value-type="string">
            <text:p>binomialAuthority</text:p>
          </table:table-cell>
        </table:table-row>
        <table:table-row table:style-name="ro1">
          <table:table-cell office:value-type="float" office:value="0.01697107" calcext:value-type="float">
            <text:p>0.01697107</text:p>
          </table:table-cell>
          <table:table-cell office:value-type="float" office:value="0.2991453" calcext:value-type="float">
            <text:p>0.2991453</text:p>
          </table:table-cell>
          <table:table-cell office:value-type="string" calcext:value-type="string">
            <text:p>launchSite</text:p>
          </table:table-cell>
        </table:table-row>
        <table:table-row table:style-name="ro1">
          <table:table-cell office:value-type="float" office:value="0.06603465" calcext:value-type="float">
            <text:p>0.06603465</text:p>
          </table:table-cell>
          <table:table-cell office:value-type="float" office:value="0.07332123" calcext:value-type="float">
            <text:p>0.07332123</text:p>
          </table:table-cell>
          <table:table-cell office:value-type="string" calcext:value-type="string">
            <text:p>outflow</text:p>
          </table:table-cell>
        </table:table-row>
        <table:table-row table:style-name="ro1">
          <table:table-cell office:value-type="float" office:value="0.02874926" calcext:value-type="float">
            <text:p>0.02874926</text:p>
          </table:table-cell>
          <table:table-cell office:value-type="float" office:value="0.03499278" calcext:value-type="float">
            <text:p>0.03499278</text:p>
          </table:table-cell>
          <table:table-cell office:value-type="string" calcext:value-type="string">
            <text:p>editor</text:p>
          </table:table-cell>
        </table:table-row>
        <table:table-row table:style-name="ro1">
          <table:table-cell office:value-type="float" office:value="0.01124484" calcext:value-type="float">
            <text:p>0.01124484</text:p>
          </table:table-cell>
          <table:table-cell office:value-type="float" office:value="0.39641434" calcext:value-type="float">
            <text:p>0.39641434</text:p>
          </table:table-cell>
          <table:table-cell office:value-type="string" calcext:value-type="string">
            <text:p>canonizedBy</text:p>
          </table:table-cell>
        </table:table-row>
        <table:table-row table:style-name="ro1">
          <table:table-cell office:value-type="float" office:value="0.21510968" calcext:value-type="float">
            <text:p>0.21510968</text:p>
          </table:table-cell>
          <table:table-cell office:value-type="float" office:value="0.7481959" calcext:value-type="float">
            <text:p>0.7481959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float" office:value="0.22366141" calcext:value-type="float">
            <text:p>0.22366141</text:p>
          </table:table-cell>
          <table:table-cell office:value-type="float" office:value="0.1733838" calcext:value-type="float">
            <text:p>0.1733838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0.00014329" calcext:value-type="float">
            <text:p>0.00014329</text:p>
          </table:table-cell>
          <table:table-cell office:value-type="float" office:value="0.03378378" calcext:value-type="float">
            <text:p>0.03378378</text:p>
          </table:table-cell>
          <table:table-cell office:value-type="string" calcext:value-type="string">
            <text:p>opponent</text:p>
          </table:table-cell>
        </table:table-row>
        <table:table-row table:style-name="ro1">
          <table:table-cell office:value-type="float" office:value="0.00641939" calcext:value-type="float">
            <text:p>0.00641939</text:p>
          </table:table-cell>
          <table:table-cell office:value-type="float" office:value="0.79010137" calcext:value-type="float">
            <text:p>0.79010137</text:p>
          </table:table-cell>
          <table:table-cell office:value-type="string" calcext:value-type="string">
            <text:p>relatedMeanOfTransportation</text:p>
          </table:table-cell>
        </table:table-row>
        <table:table-row table:style-name="ro1">
          <table:table-cell office:value-type="float" office:value="0.00955256" calcext:value-type="float">
            <text:p>0.00955256</text:p>
          </table:table-cell>
          <table:table-cell office:value-type="float" office:value="0.70138889" calcext:value-type="float">
            <text:p>0.70138889</text:p>
          </table:table-cell>
          <table:table-cell office:value-type="string" calcext:value-type="string">
            <text:p>doctoralAdvisor</text:p>
          </table:table-cell>
        </table:table-row>
        <table:table-row table:style-name="ro1">
          <table:table-cell office:value-type="float" office:value="0.20293447" calcext:value-type="float">
            <text:p>0.20293447</text:p>
          </table:table-cell>
          <table:table-cell office:value-type="float" office:value="0.91759526" calcext:value-type="float">
            <text:p>0.91759526</text:p>
          </table:table-cell>
          <table:table-cell office:value-type="string" calcext:value-type="string">
            <text:p>birthPlace</text:p>
          </table:table-cell>
        </table:table-row>
        <table:table-row table:style-name="ro1">
          <table:table-cell office:value-type="float" office:value="0.02005333" calcext:value-type="float">
            <text:p>0.02005333</text:p>
          </table:table-cell>
          <table:table-cell office:value-type="float" office:value="0.4604811" calcext:value-type="float">
            <text:p>0.4604811</text:p>
          </table:table-cell>
          <table:table-cell office:value-type="string" calcext:value-type="string">
            <text:p>narrator</text:p>
          </table:table-cell>
        </table:table-row>
        <table:table-row table:style-name="ro1">
          <table:table-cell office:value-type="float" office:value="0.14027414" calcext:value-type="float">
            <text:p>0.14027414</text:p>
          </table:table-cell>
          <table:table-cell office:value-type="float" office:value="0.50161908" calcext:value-type="float">
            <text:p>0.50161908</text:p>
          </table:table-cell>
          <table:table-cell office:value-type="string" calcext:value-type="string">
            <text:p>publisher</text:p>
          </table:table-cell>
        </table:table-row>
        <table:table-row table:style-name="ro1">
          <table:table-cell office:value-type="float" office:value="0.24459476" calcext:value-type="float">
            <text:p>0.24459476</text:p>
          </table:table-cell>
          <table:table-cell office:value-type="float" office:value="0.74094402" calcext:value-type="float">
            <text:p>0.74094402</text:p>
          </table:table-cell>
          <table:table-cell office:value-type="string" calcext:value-type="string">
            <text:p>mouthMountain</text:p>
          </table:table-cell>
        </table:table-row>
        <table:table-row table:style-name="ro1">
          <table:table-cell office:value-type="float" office:value="0.13701068" calcext:value-type="float">
            <text:p>0.13701068</text:p>
          </table:table-cell>
          <table:table-cell office:value-type="float" office:value="0.05244338" calcext:value-type="float">
            <text:p>0.05244338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float" office:value="0.00018056" calcext:value-type="float">
            <text:p>0.00018056</text:p>
          </table:table-cell>
          <table:table-cell office:value-type="float" office:value="0.38888889" calcext:value-type="float">
            <text:p>0.38888889</text:p>
          </table:table-cell>
          <table:table-cell office:value-type="string" calcext:value-type="string">
            <text:p>vehicle</text:p>
          </table:table-cell>
        </table:table-row>
        <table:table-row table:style-name="ro1">
          <table:table-cell office:value-type="float" office:value="0.03650952" calcext:value-type="float">
            <text:p>0.03650952</text:p>
          </table:table-cell>
          <table:table-cell office:value-type="float" office:value="0.85503416" calcext:value-type="float">
            <text:p>0.85503416</text:p>
          </table:table-cell>
          <table:table-cell office:value-type="string" calcext:value-type="string">
            <text:p>award</text:p>
          </table:table-cell>
        </table:table-row>
        <table:table-row table:style-name="ro1">
          <table:table-cell office:value-type="float" office:value="0.11946452" calcext:value-type="float">
            <text:p>0.11946452</text:p>
          </table:table-cell>
          <table:table-cell office:value-type="float" office:value="0.85707321" calcext:value-type="float">
            <text:p>0.85707321</text:p>
          </table:table-cell>
          <table:table-cell office:value-type="string" calcext:value-type="string">
            <text:p>broadcastAre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float" office:value="0.01359185" calcext:value-type="float">
            <text:p>0.01359185</text:p>
          </table:table-cell>
          <table:table-cell office:value-type="float" office:value="0.93136948" calcext:value-type="float">
            <text:p>0.93136948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float" office:value="0.00585536" calcext:value-type="float">
            <text:p>0.00585536</text:p>
          </table:table-cell>
          <table:table-cell office:value-type="float" office:value="0.7611026" calcext:value-type="float">
            <text:p>0.7611026</text:p>
          </table:table-cell>
          <table:table-cell office:value-type="string" calcext:value-type="string">
            <text:p>subsidiary</text:p>
          </table:table-cell>
        </table:table-row>
        <table:table-row table:style-name="ro1">
          <table:table-cell office:value-type="float" office:value="0.04513217" calcext:value-type="float">
            <text:p>0.04513217</text:p>
          </table:table-cell>
          <table:table-cell office:value-type="float" office:value="0.07063572" calcext:value-type="float">
            <text:p>0.07063572</text:p>
          </table:table-cell>
          <table:table-cell office:value-type="string" calcext:value-type="string">
            <text:p>billed</text:p>
          </table:table-cell>
        </table:table-row>
        <table:table-row table:style-name="ro1">
          <table:table-cell office:value-type="float" office:value="0.18590707" calcext:value-type="float">
            <text:p>0.18590707</text:p>
          </table:table-cell>
          <table:table-cell office:value-type="float" office:value="0.64057611" calcext:value-type="float">
            <text:p>0.64057611</text:p>
          </table:table-cell>
          <table:table-cell office:value-type="string" calcext:value-type="string">
            <text:p>editing</text:p>
          </table:table-cell>
        </table:table-row>
        <table:table-row table:style-name="ro1">
          <table:table-cell office:value-type="float" office:value="0.03700543" calcext:value-type="float">
            <text:p>0.03700543</text:p>
          </table:table-cell>
          <table:table-cell office:value-type="float" office:value="0.33148019" calcext:value-type="float">
            <text:p>0.33148019</text:p>
          </table:table-cell>
          <table:table-cell office:value-type="string" calcext:value-type="string">
            <text:p>foundedBy</text:p>
          </table:table-cell>
        </table:table-row>
        <table:table-row table:style-name="ro1">
          <table:table-cell office:value-type="float" office:value="0.02124469" calcext:value-type="float">
            <text:p>0.02124469</text:p>
          </table:table-cell>
          <table:table-cell office:value-type="float" office:value="0.85272776" calcext:value-type="float">
            <text:p>0.85272776</text:p>
          </table:table-cell>
          <table:table-cell office:value-type="string" calcext:value-type="string">
            <text:p>parentCompany</text:p>
          </table:table-cell>
        </table:table-row>
        <table:table-row table:style-name="ro1">
          <table:table-cell office:value-type="float" office:value="0.0232854" calcext:value-type="float">
            <text:p>0.0232854</text:p>
          </table:table-cell>
          <table:table-cell office:value-type="float" office:value="0.99392396" calcext:value-type="float">
            <text:p>0.99392396</text:p>
          </table:table-cell>
          <table:table-cell office:value-type="string" calcext:value-type="string">
            <text:p>associatedMusicalArtist</text:p>
          </table:table-cell>
        </table:table-row>
        <table:table-row table:style-name="ro1">
          <table:table-cell office:value-type="float" office:value="0.08563752" calcext:value-type="float">
            <text:p>0.08563752</text:p>
          </table:table-cell>
          <table:table-cell office:value-type="float" office:value="0.28846154" calcext:value-type="float">
            <text:p>0.28846154</text:p>
          </table:table-cell>
          <table:table-cell office:value-type="string" calcext:value-type="string">
            <text:p>crosses</text:p>
          </table:table-cell>
        </table:table-row>
        <table:table-row table:style-name="ro1">
          <table:table-cell office:value-type="float" office:value="0.11442193" calcext:value-type="float">
            <text:p>0.11442193</text:p>
          </table:table-cell>
          <table:table-cell office:value-type="float" office:value="0.04513399" calcext:value-type="float">
            <text:p>0.04513399</text:p>
          </table:table-cell>
          <table:table-cell office:value-type="string" calcext:value-type="string">
            <text:p>illustrator</text:p>
          </table:table-cell>
        </table:table-row>
        <table:table-row table:style-name="ro1">
          <table:table-cell office:value-type="float" office:value="0.01510672" calcext:value-type="float">
            <text:p>0.01510672</text:p>
          </table:table-cell>
          <table:table-cell office:value-type="float" office:value="0.46555556" calcext:value-type="float">
            <text:p>0.46555556</text:p>
          </table:table-cell>
          <table:table-cell office:value-type="string" calcext:value-type="string">
            <text:p>rival</text:p>
          </table:table-cell>
        </table:table-row>
        <table:table-row table:style-name="ro1">
          <table:table-cell office:value-type="float" office:value="0.04227006" calcext:value-type="float">
            <text:p>0.04227006</text:p>
          </table:table-cell>
          <table:table-cell office:value-type="float" office:value="0.05630865" calcext:value-type="float">
            <text:p>0.05630865</text:p>
          </table:table-cell>
          <table:table-cell office:value-type="string" calcext:value-type="string">
            <text:p>leftTributary</text:p>
          </table:table-cell>
        </table:table-row>
        <table:table-row table:style-name="ro1">
          <table:table-cell office:value-type="float" office:value="0.00230886" calcext:value-type="float">
            <text:p>0.00230886</text:p>
          </table:table-cell>
          <table:table-cell office:value-type="float" office:value="0.48448043" calcext:value-type="float">
            <text:p>0.48448043</text:p>
          </table:table-cell>
          <table:table-cell office:value-type="string" calcext:value-type="string">
            <text:p>majorShrine</text:p>
          </table:table-cell>
        </table:table-row>
        <table:table-row table:style-name="ro1">
          <table:table-cell office:value-type="float" office:value="0.00396154" calcext:value-type="float">
            <text:p>0.00396154</text:p>
          </table:table-cell>
          <table:table-cell office:value-type="float" office:value="0.21280992" calcext:value-type="float">
            <text:p>0.21280992</text:p>
          </table:table-cell>
          <table:table-cell office:value-type="string" calcext:value-type="string">
            <text:p>board</text:p>
          </table:table-cell>
        </table:table-row>
        <table:table-row table:style-name="ro1">
          <table:table-cell office:value-type="float" office:value="0.006901" calcext:value-type="float">
            <text:p>0.006901</text:p>
          </table:table-cell>
          <table:table-cell office:value-type="float" office:value="0.83567134" calcext:value-type="float">
            <text:p>0.83567134</text:p>
          </table:table-cell>
          <table:table-cell office:value-type="string" calcext:value-type="string">
            <text:p>governor</text:p>
          </table:table-cell>
        </table:table-row>
        <table:table-row table:style-name="ro1">
          <table:table-cell office:value-type="float" office:value="0.00834915" calcext:value-type="float">
            <text:p>0.00834915</text:p>
          </table:table-cell>
          <table:table-cell office:value-type="float" office:value="0.21496259" calcext:value-type="float">
            <text:p>0.21496259</text:p>
          </table:table-cell>
          <table:table-cell office:value-type="string" calcext:value-type="string">
            <text:p>militaryRank</text:p>
          </table:table-cell>
        </table:table-row>
        <table:table-row table:style-name="ro1">
          <table:table-cell office:value-type="float" office:value="0.01130686" calcext:value-type="float">
            <text:p>0.01130686</text:p>
          </table:table-cell>
          <table:table-cell office:value-type="float" office:value="0.10723192" calcext:value-type="float">
            <text:p>0.10723192</text:p>
          </table:table-cell>
          <table:table-cell office:value-type="string" calcext:value-type="string">
            <text:p>formerChoreographer</text:p>
          </table:table-cell>
        </table:table-row>
        <table:table-row table:style-name="ro1">
          <table:table-cell office:value-type="float" office:value="0.07577653" calcext:value-type="float">
            <text:p>0.07577653</text:p>
          </table:table-cell>
          <table:table-cell office:value-type="float" office:value="0.92896784" calcext:value-type="float">
            <text:p>0.92896784</text:p>
          </table:table-cell>
          <table:table-cell office:value-type="string" calcext:value-type="string">
            <text:p>deathPlace</text:p>
          </table:table-cell>
        </table:table-row>
        <table:table-row table:style-name="ro1">
          <table:table-cell office:value-type="float" office:value="0.01177415" calcext:value-type="float">
            <text:p>0.01177415</text:p>
          </table:table-cell>
          <table:table-cell office:value-type="float" office:value="0.98360858" calcext:value-type="float">
            <text:p>0.98360858</text:p>
          </table:table-cell>
          <table:table-cell office:value-type="string" calcext:value-type="string">
            <text:p>draftTeam</text:p>
          </table:table-cell>
        </table:table-row>
        <table:table-row table:style-name="ro1">
          <table:table-cell office:value-type="float" office:value="0.01548175" calcext:value-type="float">
            <text:p>0.01548175</text:p>
          </table:table-cell>
          <table:table-cell office:value-type="float" office:value="0.96789102" calcext:value-type="float">
            <text:p>0.96789102</text:p>
          </table:table-cell>
          <table:table-cell office:value-type="string" calcext:value-type="string">
            <text:p>college</text:p>
          </table:table-cell>
        </table:table-row>
        <table:table-row table:style-name="ro1">
          <table:table-cell office:value-type="float" office:value="0.06472312" calcext:value-type="float">
            <text:p>0.06472312</text:p>
          </table:table-cell>
          <table:table-cell office:value-type="float" office:value="0.34893021" calcext:value-type="float">
            <text:p>0.34893021</text:p>
          </table:table-cell>
          <table:table-cell office:value-type="string" calcext:value-type="string">
            <text:p>garrison</text:p>
          </table:table-cell>
        </table:table-row>
        <table:table-row table:style-name="ro1">
          <table:table-cell office:value-type="float" office:value="0.20822622" calcext:value-type="float">
            <text:p>0.20822622</text:p>
          </table:table-cell>
          <table:table-cell office:value-type="float" office:value="0.00295319" calcext:value-type="float">
            <text:p>0.00295319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float" office:value="0.01846624" calcext:value-type="float">
            <text:p>0.01846624</text:p>
          </table:table-cell>
          <table:table-cell office:value-type="float" office:value="0.07208448" calcext:value-type="float">
            <text:p>0.07208448</text:p>
          </table:table-cell>
          <table:table-cell office:value-type="string" calcext:value-type="string">
            <text:p>largestCity</text:p>
          </table:table-cell>
        </table:table-row>
        <table:table-row table:style-name="ro1">
          <table:table-cell office:value-type="float" office:value="0.10455287" calcext:value-type="float">
            <text:p>0.10455287</text:p>
          </table:table-cell>
          <table:table-cell office:value-type="float" office:value="0.30692207" calcext:value-type="float">
            <text:p>0.30692207</text:p>
          </table:table-cell>
          <table:table-cell office:value-type="string" calcext:value-type="string">
            <text:p>veneratedIn</text:p>
          </table:table-cell>
        </table:table-row>
        <table:table-row table:style-name="ro1">
          <table:table-cell office:value-type="float" office:value="0.10741088" calcext:value-type="float">
            <text:p>0.10741088</text:p>
          </table:table-cell>
          <table:table-cell office:value-type="float" office:value="0.10796794" calcext:value-type="float">
            <text:p>0.10796794</text:p>
          </table:table-cell>
          <table:table-cell office:value-type="string" calcext:value-type="string">
            <text:p>inflow</text:p>
          </table:table-cell>
        </table:table-row>
        <table:table-row table:style-name="ro1">
          <table:table-cell office:value-type="float" office:value="0.00444574" calcext:value-type="float">
            <text:p>0.00444574</text:p>
          </table:table-cell>
          <table:table-cell office:value-type="float" office:value="0.73703704" calcext:value-type="float">
            <text:p>0.73703704</text:p>
          </table:table-cell>
          <table:table-cell office:value-type="string" calcext:value-type="string">
            <text:p>mergedIntoPar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spectTeam</text:p>
          </table:table-cell>
        </table:table-row>
        <table:table-row table:style-name="ro1">
          <table:table-cell office:value-type="float" office:value="0.30419528" calcext:value-type="float">
            <text:p>0.30419528</text:p>
          </table:table-cell>
          <table:table-cell office:value-type="float" office:value="0.8877865" calcext:value-type="float">
            <text:p>0.8877865</text:p>
          </table:table-cell>
          <table:table-cell office:value-type="string" calcext:value-type="string">
            <text:p>producer</text:p>
          </table:table-cell>
        </table:table-row>
        <table:table-row table:style-name="ro1">
          <table:table-cell office:value-type="float" office:value="0.25528169" calcext:value-type="float">
            <text:p>0.25528169</text:p>
          </table:table-cell>
          <table:table-cell office:value-type="float" office:value="0.0568516" calcext:value-type="float">
            <text:p>0.0568516</text:p>
          </table:table-cell>
          <table:table-cell office:value-type="string" calcext:value-type="string">
            <text:p>commander</text:p>
          </table:table-cell>
        </table:table-row>
        <table:table-row table:style-name="ro1">
          <table:table-cell office:value-type="float" office:value="0.00599594" calcext:value-type="float">
            <text:p>0.00599594</text:p>
          </table:table-cell>
          <table:table-cell office:value-type="float" office:value="0.10580205" calcext:value-type="float">
            <text:p>0.10580205</text:p>
          </table:table-cell>
          <table:table-cell office:value-type="string" calcext:value-type="string">
            <text:p>doctoralStudent</text:p>
          </table:table-cell>
        </table:table-row>
        <table:table-row table:style-name="ro1">
          <table:table-cell office:value-type="float" office:value="0.08234125" calcext:value-type="float">
            <text:p>0.08234125</text:p>
          </table:table-cell>
          <table:table-cell office:value-type="float" office:value="0.75872845" calcext:value-type="float">
            <text:p>0.75872845</text:p>
          </table:table-cell>
          <table:table-cell office:value-type="string" calcext:value-type="string">
            <text:p>isPartOfMilitaryConflict</text:p>
          </table:table-cell>
        </table:table-row>
        <table:table-row table:style-name="ro1">
          <table:table-cell office:value-type="float" office:value="0.00192914" calcext:value-type="float">
            <text:p>0.00192914</text:p>
          </table:table-cell>
          <table:table-cell office:value-type="float" office:value="0.7470024" calcext:value-type="float">
            <text:p>0.7470024</text:p>
          </table:table-cell>
          <table:table-cell office:value-type="string" calcext:value-type="string">
            <text:p>partner</text:p>
          </table:table-cell>
        </table:table-row>
        <table:table-row table:style-name="ro1">
          <table:table-cell office:value-type="float" office:value="0.01245429" calcext:value-type="float">
            <text:p>0.01245429</text:p>
          </table:table-cell>
          <table:table-cell office:value-type="float" office:value="0.84901085" calcext:value-type="float">
            <text:p>0.84901085</text:p>
          </table:table-cell>
          <table:table-cell office:value-type="string" calcext:value-type="string">
            <text:p>education</text:p>
          </table:table-cell>
        </table:table-row>
        <table:table-row table:style-name="ro1">
          <table:table-cell office:value-type="float" office:value="0.02014546" calcext:value-type="float">
            <text:p>0.02014546</text:p>
          </table:table-cell>
          <table:table-cell office:value-type="float" office:value="0.58882236" calcext:value-type="float">
            <text:p>0.58882236</text:p>
          </table:table-cell>
          <table:table-cell office:value-type="string" calcext:value-type="string">
            <text:p>hubAirport</text:p>
          </table:table-cell>
        </table:table-row>
        <table:table-row table:style-name="ro1">
          <table:table-cell office:value-type="float" office:value="0.30260648" calcext:value-type="float">
            <text:p>0.30260648</text:p>
          </table:table-cell>
          <table:table-cell office:value-type="float" office:value="0.08972667" calcext:value-type="float">
            <text:p>0.08972667</text:p>
          </table:table-cell>
          <table:table-cell office:value-type="string" calcext:value-type="string">
            <text:p>campus</text:p>
          </table:table-cell>
        </table:table-row>
        <table:table-row table:style-name="ro1">
          <table:table-cell office:value-type="float" office:value="0.00583205" calcext:value-type="float">
            <text:p>0.00583205</text:p>
          </table:table-cell>
          <table:table-cell office:value-type="float" office:value="0.88207137" calcext:value-type="float">
            <text:p>0.88207137</text:p>
          </table:table-cell>
          <table:table-cell office:value-type="string" calcext:value-type="string">
            <text:p>notableWork</text:p>
          </table:table-cell>
        </table:table-row>
        <table:table-row table:style-name="ro1">
          <table:table-cell office:value-type="float" office:value="0.00536041" calcext:value-type="float">
            <text:p>0.00536041</text:p>
          </table:table-cell>
          <table:table-cell office:value-type="float" office:value="0.88089583" calcext:value-type="float">
            <text:p>0.88089583</text:p>
          </table:table-cell>
          <table:table-cell office:value-type="string" calcext:value-type="string">
            <text:p>influenced</text:p>
          </table:table-cell>
        </table:table-row>
        <table:table-row table:style-name="ro1">
          <table:table-cell office:value-type="float" office:value="0.00241438" calcext:value-type="float">
            <text:p>0.00241438</text:p>
          </table:table-cell>
          <table:table-cell office:value-type="float" office:value="0.15447154" calcext:value-type="float">
            <text:p>0.15447154</text:p>
          </table:table-cell>
          <table:table-cell office:value-type="string" calcext:value-type="string">
            <text:p>borough</text:p>
          </table:table-cell>
        </table:table-row>
        <table:table-row table:style-name="ro1">
          <table:table-cell office:value-type="float" office:value="0.15912757" calcext:value-type="float">
            <text:p>0.15912757</text:p>
          </table:table-cell>
          <table:table-cell office:value-type="float" office:value="0.34585048" calcext:value-type="float">
            <text:p>0.34585048</text:p>
          </table:table-cell>
          <table:table-cell office:value-type="string" calcext:value-type="string">
            <text:p>author</text:p>
          </table:table-cell>
        </table:table-row>
        <table:table-row table:style-name="ro1">
          <table:table-cell office:value-type="float" office:value="0.0506792" calcext:value-type="float">
            <text:p>0.0506792</text:p>
          </table:table-cell>
          <table:table-cell office:value-type="float" office:value="0.63646724" calcext:value-type="float">
            <text:p>0.63646724</text:p>
          </table:table-cell>
          <table:table-cell office:value-type="string" calcext:value-type="string">
            <text:p>servingRailwayLine</text:p>
          </table:table-cell>
        </table:table-row>
        <table:table-row table:style-name="ro1">
          <table:table-cell office:value-type="float" office:value="0.02671336" calcext:value-type="float">
            <text:p>0.02671336</text:p>
          </table:table-cell>
          <table:table-cell office:value-type="float" office:value="0.11988304" calcext:value-type="float">
            <text:p>0.11988304</text:p>
          </table:table-cell>
          <table:table-cell office:value-type="string" calcext:value-type="string">
            <text:p>owningOrganisation</text:p>
          </table:table-cell>
        </table:table-row>
        <table:table-row table:style-name="ro1">
          <table:table-cell office:value-type="float" office:value="0.01056701" calcext:value-type="float">
            <text:p>0.01056701</text:p>
          </table:table-cell>
          <table:table-cell office:value-type="float" office:value="0.05093168" calcext:value-type="float">
            <text:p>0.05093168</text:p>
          </table:table-cell>
          <table:table-cell office:value-type="string" calcext:value-type="string">
            <text:p>basedOn</text:p>
          </table:table-cell>
        </table:table-row>
        <table:table-row table:style-name="ro1">
          <table:table-cell office:value-type="float" office:value="0.06324168" calcext:value-type="float">
            <text:p>0.06324168</text:p>
          </table:table-cell>
          <table:table-cell office:value-type="float" office:value="0.66650909" calcext:value-type="float">
            <text:p>0.66650909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 office:value-type="float" office:value="0.01303812" calcext:value-type="float">
            <text:p>0.01303812</text:p>
          </table:table-cell>
          <table:table-cell office:value-type="float" office:value="0.75595238" calcext:value-type="float">
            <text:p>0.75595238</text:p>
          </table:table-cell>
          <table:table-cell office:value-type="string" calcext:value-type="string">
            <text:p>militaryUnit</text:p>
          </table:table-cell>
        </table:table-row>
        <table:table-row table:style-name="ro1">
          <table:table-cell office:value-type="float" office:value="0.03488372" calcext:value-type="float">
            <text:p>0.03488372</text:p>
          </table:table-cell>
          <table:table-cell office:value-type="float" office:value="0.00156713" calcext:value-type="float">
            <text:p>0.00156713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float" office:value="0.02464993" calcext:value-type="float">
            <text:p>0.02464993</text:p>
          </table:table-cell>
          <table:table-cell office:value-type="float" office:value="0.506015" calcext:value-type="float">
            <text:p>0.506015</text:p>
          </table:table-cell>
          <table:table-cell office:value-type="string" calcext:value-type="string">
            <text:p>stateOfOrigin</text:p>
          </table:table-cell>
        </table:table-row>
        <table:table-row table:style-name="ro1">
          <table:table-cell office:value-type="float" office:value="0.00871233" calcext:value-type="float">
            <text:p>0.00871233</text:p>
          </table:table-cell>
          <table:table-cell office:value-type="float" office:value="0.86630435" calcext:value-type="float">
            <text:p>0.86630435</text:p>
          </table:table-cell>
          <table:table-cell office:value-type="string" calcext:value-type="string">
            <text:p>formerBroadcastNetwork</text:p>
          </table:table-cell>
        </table:table-row>
        <table:table-row table:style-name="ro1">
          <table:table-cell office:value-type="float" office:value="0.00113399" calcext:value-type="float">
            <text:p>0.00113399</text:p>
          </table:table-cell>
          <table:table-cell office:value-type="float" office:value="0.23364486" calcext:value-type="float">
            <text:p>0.23364486</text:p>
          </table:table-cell>
          <table:table-cell office:value-type="string" calcext:value-type="string">
            <text:p>incumbent</text:p>
          </table:table-cell>
        </table:table-row>
        <table:table-row table:style-name="ro1">
          <table:table-cell office:value-type="float" office:value="0.01908836" calcext:value-type="float">
            <text:p>0.01908836</text:p>
          </table:table-cell>
          <table:table-cell office:value-type="float" office:value="0.63404151" calcext:value-type="float">
            <text:p>0.63404151</text:p>
          </table:table-cell>
          <table:table-cell office:value-type="string" calcext:value-type="string">
            <text:p>owningCompany</text:p>
          </table:table-cell>
        </table:table-row>
        <table:table-row table:style-name="ro1">
          <table:table-cell office:value-type="float" office:value="0.0095998" calcext:value-type="float">
            <text:p>0.0095998</text:p>
          </table:table-cell>
          <table:table-cell office:value-type="float" office:value="0.63271028" calcext:value-type="float">
            <text:p>0.63271028</text:p>
          </table:table-cell>
          <table:table-cell office:value-type="string" calcext:value-type="string">
            <text:p>monarch</text:p>
          </table:table-cell>
        </table:table-row>
        <table:table-row table:style-name="ro1">
          <table:table-cell office:value-type="float" office:value="0.03245257" calcext:value-type="float">
            <text:p>0.03245257</text:p>
          </table:table-cell>
          <table:table-cell office:value-type="float" office:value="0.84559806" calcext:value-type="float">
            <text:p>0.84559806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float" office:value="0.04710047" calcext:value-type="float">
            <text:p>0.04710047</text:p>
          </table:table-cell>
          <table:table-cell office:value-type="float" office:value="0.45329783" calcext:value-type="float">
            <text:p>0.45329783</text:p>
          </table:table-cell>
          <table:table-cell office:value-type="string" calcext:value-type="string">
            <text:p>locationCity</text:p>
          </table:table-cell>
        </table:table-row>
        <table:table-row table:style-name="ro1">
          <table:table-cell office:value-type="float" office:value="0.10027769" calcext:value-type="float">
            <text:p>0.10027769</text:p>
          </table:table-cell>
          <table:table-cell office:value-type="float" office:value="0.15025428" calcext:value-type="float">
            <text:p>0.15025428</text:p>
          </table:table-cell>
          <table:table-cell office:value-type="string" calcext:value-type="string">
            <text:p>parentMountainPeak</text:p>
          </table:table-cell>
        </table:table-row>
        <table:table-row table:style-name="ro1">
          <table:table-cell office:value-type="float" office:value="0.0216285" calcext:value-type="float">
            <text:p>0.0216285</text:p>
          </table:table-cell>
          <table:table-cell office:value-type="float" office:value="0.19844991" calcext:value-type="float">
            <text:p>0.19844991</text:p>
          </table:table-cell>
          <table:table-cell office:value-type="string" calcext:value-type="string">
            <text:p>province</text:p>
          </table:table-cell>
        </table:table-row>
        <table:table-row table:style-name="ro1">
          <table:table-cell office:value-type="float" office:value="0.02848319" calcext:value-type="float">
            <text:p>0.02848319</text:p>
          </table:table-cell>
          <table:table-cell office:value-type="float" office:value="0.49888627" calcext:value-type="float">
            <text:p>0.49888627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0.03343795" calcext:value-type="float">
            <text:p>0.03343795</text:p>
          </table:table-cell>
          <table:table-cell office:value-type="float" office:value="0.35030522" calcext:value-type="float">
            <text:p>0.35030522</text:p>
          </table:table-cell>
          <table:table-cell office:value-type="string" calcext:value-type="string">
            <text:p>designer</text:p>
          </table:table-cell>
        </table:table-row>
        <table:table-row table:style-name="ro1">
          <table:table-cell office:value-type="float" office:value="0.0232854" calcext:value-type="float">
            <text:p>0.0232854</text:p>
          </table:table-cell>
          <table:table-cell office:value-type="float" office:value="0.99392396" calcext:value-type="float">
            <text:p>0.99392396</text:p>
          </table:table-cell>
          <table:table-cell office:value-type="string" calcext:value-type="string">
            <text:p>associatedBand</text:p>
          </table:table-cell>
        </table:table-row>
        <table:table-row table:style-name="ro1">
          <table:table-cell office:value-type="float" office:value="0.04270463" calcext:value-type="float">
            <text:p>0.04270463</text:p>
          </table:table-cell>
          <table:table-cell office:value-type="float" office:value="0.12026726" calcext:value-type="float">
            <text:p>0.12026726</text:p>
          </table:table-cell>
          <table:table-cell office:value-type="string" calcext:value-type="string">
            <text:p>distributingCompany</text:p>
          </table:table-cell>
        </table:table-row>
        <table:table-row table:style-name="ro1">
          <table:table-cell office:value-type="float" office:value="0.00661815" calcext:value-type="float">
            <text:p>0.00661815</text:p>
          </table:table-cell>
          <table:table-cell office:value-type="float" office:value="0.95178368" calcext:value-type="float">
            <text:p>0.95178368</text:p>
          </table:table-cell>
          <table:table-cell office:value-type="string" calcext:value-type="string">
            <text:p>influencedBy</text:p>
          </table:table-cell>
        </table:table-row>
        <table:table-row table:style-name="ro1">
          <table:table-cell office:value-type="float" office:value="0.0224096" calcext:value-type="float">
            <text:p>0.0224096</text:p>
          </table:table-cell>
          <table:table-cell office:value-type="float" office:value="0.64853494" calcext:value-type="float">
            <text:p>0.64853494</text:p>
          </table:table-cell>
          <table:table-cell office:value-type="string" calcext:value-type="string">
            <text:p>foundationPlace</text:p>
          </table:table-cell>
        </table:table-row>
        <table:table-row table:style-name="ro1">
          <table:table-cell office:value-type="float" office:value="0.34136128" calcext:value-type="float">
            <text:p>0.34136128</text:p>
          </table:table-cell>
          <table:table-cell office:value-type="float" office:value="0.74241252" calcext:value-type="float">
            <text:p>0.74241252</text:p>
          </table:table-cell>
          <table:table-cell office:value-type="string" calcext:value-type="string">
            <text:p>director</text:p>
          </table:table-cell>
        </table:table-row>
        <table:table-row table:style-name="ro1">
          <table:table-cell office:value-type="float" office:value="0.08917054" calcext:value-type="float">
            <text:p>0.08917054</text:p>
          </table:table-cell>
          <table:table-cell office:value-type="float" office:value="0.4125473" calcext:value-type="float">
            <text:p>0.4125473</text:p>
          </table:table-cell>
          <table:table-cell office:value-type="string" calcext:value-type="string">
            <text:p>district</text:p>
          </table:table-cell>
        </table:table-row>
        <table:table-row table:style-name="ro1">
          <table:table-cell office:value-type="float" office:value="0.04525237" calcext:value-type="float">
            <text:p>0.04525237</text:p>
          </table:table-cell>
          <table:table-cell office:value-type="float" office:value="0.30956691" calcext:value-type="float">
            <text:p>0.30956691</text:p>
          </table:table-cell>
          <table:table-cell office:value-type="string" calcext:value-type="string">
            <text:p>keyPerson</text:p>
          </table:table-cell>
        </table:table-row>
        <table:table-row table:style-name="ro1">
          <table:table-cell office:value-type="float" office:value="0.0085138" calcext:value-type="float">
            <text:p>0.0085138</text:p>
          </table:table-cell>
          <table:table-cell office:value-type="float" office:value="0.88231356" calcext:value-type="float">
            <text:p>0.88231356</text:p>
          </table:table-cell>
          <table:table-cell office:value-type="string" calcext:value-type="string">
            <text:p>president</text:p>
          </table:table-cell>
        </table:table-row>
        <table:table-row table:style-name="ro1">
          <table:table-cell office:value-type="float" office:value="0.00666949" calcext:value-type="float">
            <text:p>0.00666949</text:p>
          </table:table-cell>
          <table:table-cell office:value-type="float" office:value="0.39095551" calcext:value-type="float">
            <text:p>0.39095551</text:p>
          </table:table-cell>
          <table:table-cell office:value-type="string" calcext:value-type="string">
            <text:p>highschool</text:p>
          </table:table-cell>
        </table:table-row>
        <table:table-row table:style-name="ro1">
          <table:table-cell office:value-type="float" office:value="0.02084258" calcext:value-type="float">
            <text:p>0.02084258</text:p>
          </table:table-cell>
          <table:table-cell office:value-type="float" office:value="0.9815995" calcext:value-type="float">
            <text:p>0.9815995</text:p>
          </table:table-cell>
          <table:table-cell office:value-type="string" calcext:value-type="string">
            <text:p>spouse</text:p>
          </table:table-cell>
        </table:table-row>
        <table:table-row table:style-name="ro1">
          <table:table-cell office:value-type="float" office:value="0.20473305" calcext:value-type="float">
            <text:p>0.20473305</text:p>
          </table:table-cell>
          <table:table-cell office:value-type="float" office:value="0.53064011" calcext:value-type="float">
            <text:p>0.53064011</text:p>
          </table:table-cell>
          <table:table-cell office:value-type="string" calcext:value-type="string">
            <text:p>network</text:p>
          </table:table-cell>
        </table:table-row>
        <table:table-row table:style-name="ro1">
          <table:table-cell office:value-type="float" office:value="0.02671329" calcext:value-type="float">
            <text:p>0.02671329</text:p>
          </table:table-cell>
          <table:table-cell office:value-type="float" office:value="0.36400818" calcext:value-type="float">
            <text:p>0.36400818</text:p>
          </table:table-cell>
          <table:table-cell office:value-type="string" calcext:value-type="string">
            <text:p>bandMember</text:p>
          </table:table-cell>
        </table:table-row>
        <table:table-row table:style-name="ro1">
          <table:table-cell office:value-type="float" office:value="0.33781676" calcext:value-type="float">
            <text:p>0.33781676</text:p>
          </table:table-cell>
          <table:table-cell office:value-type="float" office:value="0.84660479" calcext:value-type="float">
            <text:p>0.84660479</text:p>
          </table:table-cell>
          <table:table-cell office:value-type="string" calcext:value-type="string">
            <text:p>computingPlatform</text:p>
          </table:table-cell>
        </table:table-row>
        <table:table-row table:style-name="ro1">
          <table:table-cell office:value-type="float" office:value="0.00263196" calcext:value-type="float">
            <text:p>0.00263196</text:p>
          </table:table-cell>
          <table:table-cell office:value-type="float" office:value="0.07968476" calcext:value-type="float">
            <text:p>0.07968476</text:p>
          </table:table-cell>
          <table:table-cell office:value-type="string" calcext:value-type="string">
            <text:p>maintainedB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quarter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0.18407383" calcext:value-type="float">
            <text:p>0.18407383</text:p>
          </table:table-cell>
          <table:table-cell office:value-type="float" office:value="0.61721264" calcext:value-type="float">
            <text:p>0.61721264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float" office:value="0.00530879" calcext:value-type="float">
            <text:p>0.00530879</text:p>
          </table:table-cell>
          <table:table-cell office:value-type="float" office:value="0.9365713" calcext:value-type="float">
            <text:p>0.9365713</text:p>
          </table:table-cell>
          <table:table-cell office:value-type="string" calcext:value-type="string">
            <text:p>primeMinister</text:p>
          </table:table-cell>
        </table:table-row>
        <table:table-row table:style-name="ro1">
          <table:table-cell office:value-type="float" office:value="0.12546196" calcext:value-type="float">
            <text:p>0.12546196</text:p>
          </table:table-cell>
          <table:table-cell office:value-type="float" office:value="0.83981536" calcext:value-type="float">
            <text:p>0.83981536</text:p>
          </table:table-cell>
          <table:table-cell office:value-type="string" calcext:value-type="string">
            <text:p>musicalBand</text:p>
          </table:table-cell>
        </table:table-row>
        <table:table-row table:style-name="ro1">
          <table:table-cell office:value-type="float" office:value="0.43751204" calcext:value-type="float">
            <text:p>0.43751204</text:p>
          </table:table-cell>
          <table:table-cell office:value-type="float" office:value="0.87513642" calcext:value-type="float">
            <text:p>0.87513642</text:p>
          </table:table-cell>
          <table:table-cell office:value-type="string" calcext:value-type="string">
            <text:p>riverMouth</text:p>
          </table:table-cell>
        </table:table-row>
      </table:table>
      <table:named-expressions/>
      <table:database-ranges>
        <table:database-range table:name="__Anonymous_Sheet_DB__0" table:target-range-address="工作表2.A2:工作表2.C226" table:contains-header="false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LiSong Pro'" style:font-family-generic-asian="system" style:font-pitch-asian="variable" style:font-size-asian="24pt" style:language-asian="zh" style:country-asian="TW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09:19:00.935449000</meta:creation-date>
    <dc:date>2014-05-03T11:34:55.296303000</dc:date>
    <meta:editing-duration>P1DT1H2M31S</meta:editing-duration>
    <meta:editing-cycles>1</meta:editing-cycles>
    <meta:document-statistic meta:table-count="2" meta:cell-count="1353" meta:object-count="1"/>
    <meta:generator>LibreOffice/4.1.5.3$MacOSX_x86 LibreOffice_project/1c1366bba2ba2b554cd2ca4d87c06da81c05d2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92cm" svg:height="24.796cm" xlink:href=".." xlink:type="simple" chart:class="chart:scatter" chart:style-name="ch1">
        <chart:legend chart:legend-position="end" svg:x="24.675cm" svg:y="12.099cm" style:legend-expansion="high" chart:style-name="ch2"/>
        <chart:plot-area chart:style-name="ch3" table:cell-range-address="工作表2.B2:工作表2.C226" svg:x="0.973cm" svg:y="2.115cm" svg:width="22.656cm" svg:height="21.766cm">
          <chartooo:coordinate-region svg:x="1.72cm" svg:y="2.314cm" svg:width="21.659cm" svg:height="20.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2.C2:工作表2.C226" chart:class="chart:scatter">
            <chart:domain table:cell-range-address="工作表2.B2:工作表2.B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239711">
                <text:p>0.95239711</text:p>
                <draw:g>
                  <svg:desc>工作表2.B2:工作表2.B226</svg:desc>
                </draw:g>
              </table:table-cell>
              <table:table-cell office:value-type="float" office:value="0.04145116">
                <text:p>0.04145116</text:p>
                <draw:g>
                  <svg:desc>工作表2.C2:工作表2.C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770574">
                <text:p>0.91770574</text:p>
              </table:table-cell>
              <table:table-cell office:value-type="float" office:value="0.01057092">
                <text:p>0.01057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739926">
                <text:p>0.39739926</text:p>
              </table:table-cell>
              <table:table-cell office:value-type="float" office:value="0.59616355">
                <text:p>0.59616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044895">
                <text:p>0.32044895</text:p>
              </table:table-cell>
              <table:table-cell office:value-type="float" office:value="0.91609472">
                <text:p>0.91609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565689">
                <text:p>0.30565689</text:p>
              </table:table-cell>
              <table:table-cell office:value-type="float" office:value="0.82813877">
                <text:p>0.82813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408018">
                <text:p>0.29408018</text:p>
              </table:table-cell>
              <table:table-cell office:value-type="float" office:value="0.8064507">
                <text:p>0.8064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011826">
                <text:p>0.28011826</text:p>
              </table:table-cell>
              <table:table-cell office:value-type="float" office:value="0.21432611">
                <text:p>0.21432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807512">
                <text:p>0.26807512</text:p>
              </table:table-cell>
              <table:table-cell office:value-type="float" office:value="0.00888315">
                <text:p>0.00888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531189">
                <text:p>0.24531189</text:p>
              </table:table-cell>
              <table:table-cell office:value-type="float" office:value="0.49974612">
                <text:p>0.49974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854073">
                <text:p>0.23854073</text:p>
              </table:table-cell>
              <table:table-cell office:value-type="float" office:value="0.87007948">
                <text:p>0.87007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81853">
                <text:p>0.23481853</text:p>
              </table:table-cell>
              <table:table-cell office:value-type="float" office:value="0.9668199">
                <text:p>0.9668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074967">
                <text:p>0.23074967</text:p>
              </table:table-cell>
              <table:table-cell office:value-type="float" office:value="0.95581949">
                <text:p>0.95581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98628">
                <text:p>0.22698628</text:p>
              </table:table-cell>
              <table:table-cell office:value-type="float" office:value="0.08225697">
                <text:p>0.08225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057057">
                <text:p>0.22057057</text:p>
              </table:table-cell>
              <table:table-cell office:value-type="float" office:value="0.84774117">
                <text:p>0.84774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672731">
                <text:p>0.20672731</text:p>
              </table:table-cell>
              <table:table-cell office:value-type="float" office:value="0.90539">
                <text:p>0.90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13815">
                <text:p>0.1913815</text:p>
              </table:table-cell>
              <table:table-cell office:value-type="float" office:value="0.13984719">
                <text:p>0.13984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13815">
                <text:p>0.1913815</text:p>
              </table:table-cell>
              <table:table-cell office:value-type="float" office:value="0.13984719">
                <text:p>0.13984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246798">
                <text:p>0.18246798</text:p>
              </table:table-cell>
              <table:table-cell office:value-type="float" office:value="0.24486566">
                <text:p>0.24486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045292">
                <text:p>0.18045292</text:p>
              </table:table-cell>
              <table:table-cell office:value-type="float" office:value="0.963294">
                <text:p>0.963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815216">
                <text:p>0.17815216</text:p>
              </table:table-cell>
              <table:table-cell office:value-type="float" office:value="0.79125503">
                <text:p>0.79125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815216">
                <text:p>0.17815216</text:p>
              </table:table-cell>
              <table:table-cell office:value-type="float" office:value="0.79125503">
                <text:p>0.79125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725143">
                <text:p>0.17725143</text:p>
              </table:table-cell>
              <table:table-cell office:value-type="float" office:value="0.91187014">
                <text:p>0.91187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611224">
                <text:p>0.17611224</text:p>
              </table:table-cell>
              <table:table-cell office:value-type="float" office:value="0.09097845">
                <text:p>0.09097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09545">
                <text:p>0.1709545</text:p>
              </table:table-cell>
              <table:table-cell office:value-type="float" office:value="0.94915581">
                <text:p>0.949155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995917">
                <text:p>0.16995917</text:p>
              </table:table-cell>
              <table:table-cell office:value-type="float" office:value="0.30190159">
                <text:p>0.30190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454462">
                <text:p>0.16454462</text:p>
              </table:table-cell>
              <table:table-cell office:value-type="float" office:value="0.90917319">
                <text:p>0.90917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945838">
                <text:p>0.15945838</text:p>
              </table:table-cell>
              <table:table-cell office:value-type="float" office:value="0.83790053">
                <text:p>0.83790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880317">
                <text:p>0.15880317</text:p>
              </table:table-cell>
              <table:table-cell office:value-type="float" office:value="0.94129366">
                <text:p>0.94129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5">
                <text:p>0.155</text:p>
              </table:table-cell>
              <table:table-cell office:value-type="float" office:value="0.00565116">
                <text:p>0.00565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47467">
                <text:p>0.15247467</text:p>
              </table:table-cell>
              <table:table-cell office:value-type="float" office:value="0.20914585">
                <text:p>0.20914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09938">
                <text:p>0.1309938</text:p>
              </table:table-cell>
              <table:table-cell office:value-type="float" office:value="0.61689019">
                <text:p>0.61689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793255">
                <text:p>0.12793255</text:p>
              </table:table-cell>
              <table:table-cell office:value-type="float" office:value="0.77445235">
                <text:p>0.77445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64508">
                <text:p>0.1264508</text:p>
              </table:table-cell>
              <table:table-cell office:value-type="float" office:value="0.62836625">
                <text:p>0.62836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180631">
                <text:p>0.12180631</text:p>
              </table:table-cell>
              <table:table-cell office:value-type="float" office:value="0.77054694">
                <text:p>0.77054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5067">
                <text:p>0.1215067</text:p>
              </table:table-cell>
              <table:table-cell office:value-type="float" office:value="0.49530798">
                <text:p>0.49530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316978">
                <text:p>0.11316978</text:p>
              </table:table-cell>
              <table:table-cell office:value-type="float" office:value="0.99263012">
                <text:p>0.99263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963523">
                <text:p>0.10963523</text:p>
              </table:table-cell>
              <table:table-cell office:value-type="float" office:value="0.82504004">
                <text:p>0.825040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591074">
                <text:p>0.10591074</text:p>
              </table:table-cell>
              <table:table-cell office:value-type="float" office:value="0.8360916">
                <text:p>0.8360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344738">
                <text:p>0.10344738</text:p>
              </table:table-cell>
              <table:table-cell office:value-type="float" office:value="0.92901597">
                <text:p>0.92901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172226">
                <text:p>0.10172226</text:p>
              </table:table-cell>
              <table:table-cell office:value-type="float" office:value="0.90885018">
                <text:p>0.90885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846798">
                <text:p>0.09846798</text:p>
              </table:table-cell>
              <table:table-cell office:value-type="float" office:value="0.47058824">
                <text:p>0.47058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735187">
                <text:p>0.09735187</text:p>
              </table:table-cell>
              <table:table-cell office:value-type="float" office:value="0.66329446">
                <text:p>0.66329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544456">
                <text:p>0.09544456</text:p>
              </table:table-cell>
              <table:table-cell office:value-type="float" office:value="0.82351444">
                <text:p>0.82351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114974">
                <text:p>0.09114974</text:p>
              </table:table-cell>
              <table:table-cell office:value-type="float" office:value="0.8841454">
                <text:p>0.8841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11331">
                <text:p>0.0911331</text:p>
              </table:table-cell>
              <table:table-cell office:value-type="float" office:value="0.60510568">
                <text:p>0.60510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591337">
                <text:p>0.08591337</text:p>
              </table:table-cell>
              <table:table-cell office:value-type="float" office:value="0.62893674">
                <text:p>0.62893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357903">
                <text:p>0.08357903</text:p>
              </table:table-cell>
              <table:table-cell office:value-type="float" office:value="0.924664">
                <text:p>0.924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357903">
                <text:p>0.08357903</text:p>
              </table:table-cell>
              <table:table-cell office:value-type="float" office:value="0.924664">
                <text:p>0.924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523664">
                <text:p>0.07523664</text:p>
              </table:table-cell>
              <table:table-cell office:value-type="float" office:value="0.60208968">
                <text:p>0.60208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215461">
                <text:p>0.07215461</text:p>
              </table:table-cell>
              <table:table-cell office:value-type="float" office:value="0.18372212">
                <text:p>0.183722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99674">
                <text:p>0.06999674</text:p>
              </table:table-cell>
              <table:table-cell office:value-type="float" office:value="0.90623223">
                <text:p>0.90623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925543">
                <text:p>0.06925543</text:p>
              </table:table-cell>
              <table:table-cell office:value-type="float" office:value="0.55055582">
                <text:p>0.55055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828504">
                <text:p>0.06828504</text:p>
              </table:table-cell>
              <table:table-cell office:value-type="float" office:value="0.52234059">
                <text:p>0.52234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686575">
                <text:p>0.06686575</text:p>
              </table:table-cell>
              <table:table-cell office:value-type="float" office:value="0.76297757">
                <text:p>0.76297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556959">
                <text:p>0.06556959</text:p>
              </table:table-cell>
              <table:table-cell office:value-type="float" office:value="0.50441609">
                <text:p>0.50441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481141">
                <text:p>0.06481141</text:p>
              </table:table-cell>
              <table:table-cell office:value-type="float" office:value="0.78681319">
                <text:p>0.78681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349853">
                <text:p>0.06349853</text:p>
              </table:table-cell>
              <table:table-cell office:value-type="float" office:value="0.95573238">
                <text:p>0.95573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311691">
                <text:p>0.06311691</text:p>
              </table:table-cell>
              <table:table-cell office:value-type="float" office:value="0.48351323">
                <text:p>0.48351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169769">
                <text:p>0.06169769</text:p>
              </table:table-cell>
              <table:table-cell office:value-type="float" office:value="0.89370179">
                <text:p>0.89370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071265">
                <text:p>0.06071265</text:p>
              </table:table-cell>
              <table:table-cell office:value-type="float" office:value="0.65082956">
                <text:p>0.65082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20855">
                <text:p>0.05920855</text:p>
              </table:table-cell>
              <table:table-cell office:value-type="float" office:value="0.91315264">
                <text:p>0.91315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782492">
                <text:p>0.05782492</text:p>
              </table:table-cell>
              <table:table-cell office:value-type="float" office:value="0.83713207">
                <text:p>0.83713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478874">
                <text:p>0.05478874</text:p>
              </table:table-cell>
              <table:table-cell office:value-type="float" office:value="0.79491018">
                <text:p>0.794910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394907">
                <text:p>0.05394907</text:p>
              </table:table-cell>
              <table:table-cell office:value-type="float" office:value="0.23507287">
                <text:p>0.235072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324932">
                <text:p>0.05324932</text:p>
              </table:table-cell>
              <table:table-cell office:value-type="float" office:value="0.68542692">
                <text:p>0.68542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195345">
                <text:p>0.05195345</text:p>
              </table:table-cell>
              <table:table-cell office:value-type="float" office:value="0.63364532">
                <text:p>0.63364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124983">
                <text:p>0.05124983</text:p>
              </table:table-cell>
              <table:table-cell office:value-type="float" office:value="0.7216434">
                <text:p>0.7216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105397">
                <text:p>0.05105397</text:p>
              </table:table-cell>
              <table:table-cell office:value-type="float" office:value="0.86387937">
                <text:p>0.863879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103954">
                <text:p>0.05103954</text:p>
              </table:table-cell>
              <table:table-cell office:value-type="float" office:value="0.85210525">
                <text:p>0.85210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80016">
                <text:p>0.04980016</text:p>
              </table:table-cell>
              <table:table-cell office:value-type="float" office:value="0.97092535">
                <text:p>0.97092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78155">
                <text:p>0.04878155</text:p>
              </table:table-cell>
              <table:table-cell office:value-type="float" office:value="0.92302336">
                <text:p>0.92302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837779">
                <text:p>0.04837779</text:p>
              </table:table-cell>
              <table:table-cell office:value-type="float" office:value="0.75701519">
                <text:p>0.75701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69714">
                <text:p>0.04569714</text:p>
              </table:table-cell>
              <table:table-cell office:value-type="float" office:value="0.88425009">
                <text:p>0.88425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183172">
                <text:p>0.04183172</text:p>
              </table:table-cell>
              <table:table-cell office:value-type="float" office:value="0.33145009">
                <text:p>0.33145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12724">
                <text:p>0.0412724</text:p>
              </table:table-cell>
              <table:table-cell office:value-type="float" office:value="0.92725815">
                <text:p>0.92725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094162">
                <text:p>0.04094162</text:p>
              </table:table-cell>
              <table:table-cell office:value-type="float" office:value="0.97767814">
                <text:p>0.977678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066447">
                <text:p>0.04066447</text:p>
              </table:table-cell>
              <table:table-cell office:value-type="float" office:value="0.340504">
                <text:p>0.340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051804">
                <text:p>0.04051804</text:p>
              </table:table-cell>
              <table:table-cell office:value-type="float" office:value="0.20650636">
                <text:p>0.20650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010916">
                <text:p>0.04010916</text:p>
              </table:table-cell>
              <table:table-cell office:value-type="float" office:value="0.87401388">
                <text:p>0.87401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961239">
                <text:p>0.03961239</text:p>
              </table:table-cell>
              <table:table-cell office:value-type="float" office:value="0.55075895">
                <text:p>0.550758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920797">
                <text:p>0.03920797</text:p>
              </table:table-cell>
              <table:table-cell office:value-type="float" office:value="0.01735446">
                <text:p>0.01735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880193">
                <text:p>0.03880193</text:p>
              </table:table-cell>
              <table:table-cell office:value-type="float" office:value="0.88029062">
                <text:p>0.880290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851829">
                <text:p>0.03851829</text:p>
              </table:table-cell>
              <table:table-cell office:value-type="float" office:value="0.64769391">
                <text:p>0.64769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849964">
                <text:p>0.03849964</text:p>
              </table:table-cell>
              <table:table-cell office:value-type="float" office:value="0.26953306">
                <text:p>0.269533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849665">
                <text:p>0.03849665</text:p>
              </table:table-cell>
              <table:table-cell office:value-type="float" office:value="0.72944385">
                <text:p>0.72944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797323">
                <text:p>0.03797323</text:p>
              </table:table-cell>
              <table:table-cell office:value-type="float" office:value="0.89019397">
                <text:p>0.890193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75378">
                <text:p>0.0375378</text:p>
              </table:table-cell>
              <table:table-cell office:value-type="float" office:value="0.66053099">
                <text:p>0.660530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602058">
                <text:p>0.03602058</text:p>
              </table:table-cell>
              <table:table-cell office:value-type="float" office:value="0.13815789">
                <text:p>0.138157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61555">
                <text:p>0.03561555</text:p>
              </table:table-cell>
              <table:table-cell office:value-type="float" office:value="0.25578136">
                <text:p>0.25578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17872">
                <text:p>0.03517872</text:p>
              </table:table-cell>
              <table:table-cell office:value-type="float" office:value="0.89303793">
                <text:p>0.893037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375342">
                <text:p>0.03375342</text:p>
              </table:table-cell>
              <table:table-cell office:value-type="float" office:value="0.95611078">
                <text:p>0.956110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370787">
                <text:p>0.03370787</text:p>
              </table:table-cell>
              <table:table-cell office:value-type="float" office:value="0.00364078">
                <text:p>0.00364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320586">
                <text:p>0.03320586</text:p>
              </table:table-cell>
              <table:table-cell office:value-type="float" office:value="0.70019118">
                <text:p>0.70019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292181">
                <text:p>0.03292181</text:p>
              </table:table-cell>
              <table:table-cell office:value-type="float" office:value="0.01320132">
                <text:p>0.013201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203994">
                <text:p>0.03203994</text:p>
              </table:table-cell>
              <table:table-cell office:value-type="float" office:value="0.91950156">
                <text:p>0.919501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183831">
                <text:p>0.03183831</text:p>
              </table:table-cell>
              <table:table-cell office:value-type="float" office:value="0.82507123">
                <text:p>0.82507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107577">
                <text:p>0.03107577</text:p>
              </table:table-cell>
              <table:table-cell office:value-type="float" office:value="0.99494203">
                <text:p>0.99494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10702">
                <text:p>0.0310702</text:p>
              </table:table-cell>
              <table:table-cell office:value-type="float" office:value="0.13636364">
                <text:p>0.13636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955407">
                <text:p>0.02955407</text:p>
              </table:table-cell>
              <table:table-cell office:value-type="float" office:value="0.64594518">
                <text:p>0.64594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948886">
                <text:p>0.02948886</text:p>
              </table:table-cell>
              <table:table-cell office:value-type="float" office:value="0.09109312">
                <text:p>0.09109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910528">
                <text:p>0.02910528</text:p>
              </table:table-cell>
              <table:table-cell office:value-type="float" office:value="0.9509309">
                <text:p>0.95093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764534">
                <text:p>0.02764534</text:p>
              </table:table-cell>
              <table:table-cell office:value-type="float" office:value="0.12659565">
                <text:p>0.126595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761859">
                <text:p>0.02761859</text:p>
              </table:table-cell>
              <table:table-cell office:value-type="float" office:value="0.82375754">
                <text:p>0.823757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757982">
                <text:p>0.02757982</text:p>
              </table:table-cell>
              <table:table-cell office:value-type="float" office:value="0.8434025">
                <text:p>0.8434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743854">
                <text:p>0.02743854</text:p>
              </table:table-cell>
              <table:table-cell office:value-type="float" office:value="0.90087063">
                <text:p>0.900870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723439">
                <text:p>0.02723439</text:p>
              </table:table-cell>
              <table:table-cell office:value-type="float" office:value="0.62015288">
                <text:p>0.620152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628069">
                <text:p>0.02628069</text:p>
              </table:table-cell>
              <table:table-cell office:value-type="float" office:value="0.55216426">
                <text:p>0.552164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596785">
                <text:p>0.02596785</text:p>
              </table:table-cell>
              <table:table-cell office:value-type="float" office:value="0.29934211">
                <text:p>0.299342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577894">
                <text:p>0.02577894</text:p>
              </table:table-cell>
              <table:table-cell office:value-type="float" office:value="0.98496397">
                <text:p>0.984963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500523">
                <text:p>0.02500523</text:p>
              </table:table-cell>
              <table:table-cell office:value-type="float" office:value="0.36942112">
                <text:p>0.36942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427351">
                <text:p>0.02427351</text:p>
              </table:table-cell>
              <table:table-cell office:value-type="float" office:value="0.39114427">
                <text:p>0.39114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343478">
                <text:p>0.02343478</text:p>
              </table:table-cell>
              <table:table-cell office:value-type="float" office:value="0.94975623">
                <text:p>0.949756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331774">
                <text:p>0.02331774</text:p>
              </table:table-cell>
              <table:table-cell office:value-type="float" office:value="0.85265049">
                <text:p>0.85265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270397">
                <text:p>0.02270397</text:p>
              </table:table-cell>
              <table:table-cell office:value-type="float" office:value="0.61107778">
                <text:p>0.611077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232943">
                <text:p>0.02232943</text:p>
              </table:table-cell>
              <table:table-cell office:value-type="float" office:value="0.73525132">
                <text:p>0.735251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207535">
                <text:p>0.02207535</text:p>
              </table:table-cell>
              <table:table-cell office:value-type="float" office:value="0.61667465">
                <text:p>0.616674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195049">
                <text:p>0.02195049</text:p>
              </table:table-cell>
              <table:table-cell office:value-type="float" office:value="0.24387528">
                <text:p>0.24387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195049">
                <text:p>0.02195049</text:p>
              </table:table-cell>
              <table:table-cell office:value-type="float" office:value="0.24387528">
                <text:p>0.243875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189045">
                <text:p>0.02189045</text:p>
              </table:table-cell>
              <table:table-cell office:value-type="float" office:value="0.42848121">
                <text:p>0.42848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166375">
                <text:p>0.02166375</text:p>
              </table:table-cell>
              <table:table-cell office:value-type="float" office:value="0.6791192">
                <text:p>0.6791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141913">
                <text:p>0.02141913</text:p>
              </table:table-cell>
              <table:table-cell office:value-type="float" office:value="0.63730717">
                <text:p>0.637307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125237">
                <text:p>0.02125237</text:p>
              </table:table-cell>
              <table:table-cell office:value-type="float" office:value="0.62229039">
                <text:p>0.622290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103879">
                <text:p>0.02103879</text:p>
              </table:table-cell>
              <table:table-cell office:value-type="float" office:value="0.99816701">
                <text:p>0.998167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103879">
                <text:p>0.02103879</text:p>
              </table:table-cell>
              <table:table-cell office:value-type="float" office:value="0.99816701">
                <text:p>0.998167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070824">
                <text:p>0.02070824</text:p>
              </table:table-cell>
              <table:table-cell office:value-type="float" office:value="0.15898367">
                <text:p>0.15898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052632">
                <text:p>0.02052632</text:p>
              </table:table-cell>
              <table:table-cell office:value-type="float" office:value="0.0740038">
                <text:p>0.07400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902699">
                <text:p>0.01902699</text:p>
              </table:table-cell>
              <table:table-cell office:value-type="float" office:value="0.66607045">
                <text:p>0.66607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812003">
                <text:p>0.01812003</text:p>
              </table:table-cell>
              <table:table-cell office:value-type="float" office:value="0.99137477">
                <text:p>0.99137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0216">
                <text:p>0.0180216</text:p>
              </table:table-cell>
              <table:table-cell office:value-type="float" office:value="0.8907563">
                <text:p>0.8907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793454">
                <text:p>0.01793454</text:p>
              </table:table-cell>
              <table:table-cell office:value-type="float" office:value="0.79401408">
                <text:p>0.79401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65856">
                <text:p>0.0165856</text:p>
              </table:table-cell>
              <table:table-cell office:value-type="float" office:value="0.7499693">
                <text:p>0.7499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633531">
                <text:p>0.01633531</text:p>
              </table:table-cell>
              <table:table-cell office:value-type="float" office:value="0.44910773">
                <text:p>0.449107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567975">
                <text:p>0.01567975</text:p>
              </table:table-cell>
              <table:table-cell office:value-type="float" office:value="0.29202947">
                <text:p>0.292029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526185">
                <text:p>0.01526185</text:p>
              </table:table-cell>
              <table:table-cell office:value-type="float" office:value="0.67635114">
                <text:p>0.67635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487927">
                <text:p>0.01487927</text:p>
              </table:table-cell>
              <table:table-cell office:value-type="float" office:value="0.80345605">
                <text:p>0.803456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482381">
                <text:p>0.01482381</text:p>
              </table:table-cell>
              <table:table-cell office:value-type="float" office:value="0.95778595">
                <text:p>0.95778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457697">
                <text:p>0.01457697</text:p>
              </table:table-cell>
              <table:table-cell office:value-type="float" office:value="0.92058586">
                <text:p>0.920585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413581">
                <text:p>0.01413581</text:p>
              </table:table-cell>
              <table:table-cell office:value-type="float" office:value="0.14115092">
                <text:p>0.14115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404374">
                <text:p>0.01404374</text:p>
              </table:table-cell>
              <table:table-cell office:value-type="float" office:value="0.68334389">
                <text:p>0.68334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390162">
                <text:p>0.01390162</text:p>
              </table:table-cell>
              <table:table-cell office:value-type="float" office:value="0.39508231">
                <text:p>0.395082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360417">
                <text:p>0.01360417</text:p>
              </table:table-cell>
              <table:table-cell office:value-type="float" office:value="0.54477612">
                <text:p>0.544776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343883">
                <text:p>0.01343883</text:p>
              </table:table-cell>
              <table:table-cell office:value-type="float" office:value="0.36085425">
                <text:p>0.36085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341532">
                <text:p>0.01341532</text:p>
              </table:table-cell>
              <table:table-cell office:value-type="float" office:value="0.19374369">
                <text:p>0.193743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308014">
                <text:p>0.01308014</text:p>
              </table:table-cell>
              <table:table-cell office:value-type="float" office:value="0.98313468">
                <text:p>0.9831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301461">
                <text:p>0.01301461</text:p>
              </table:table-cell>
              <table:table-cell office:value-type="float" office:value="0.07664234">
                <text:p>0.07664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67808">
                <text:p>0.01267808</text:p>
              </table:table-cell>
              <table:table-cell office:value-type="float" office:value="0.03616704">
                <text:p>0.036167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240656">
                <text:p>0.01240656</text:p>
              </table:table-cell>
              <table:table-cell office:value-type="float" office:value="0.92029848">
                <text:p>0.920298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110868">
                <text:p>0.01110868</text:p>
              </table:table-cell>
              <table:table-cell office:value-type="float" office:value="0.7295082">
                <text:p>0.72950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10956">
                <text:p>0.0110956</text:p>
              </table:table-cell>
              <table:table-cell office:value-type="float" office:value="0.76946108">
                <text:p>0.76946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103229">
                <text:p>0.01103229</text:p>
              </table:table-cell>
              <table:table-cell office:value-type="float" office:value="0.22795031">
                <text:p>0.227950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01591">
                <text:p>0.01101591</text:p>
              </table:table-cell>
              <table:table-cell office:value-type="float" office:value="0.85436508">
                <text:p>0.85436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94495">
                <text:p>0.01094495</text:p>
              </table:table-cell>
              <table:table-cell office:value-type="float" office:value="0.59444444">
                <text:p>0.59444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042601">
                <text:p>0.01042601</text:p>
              </table:table-cell>
              <table:table-cell office:value-type="float" office:value="0.96662488">
                <text:p>0.966624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017939">
                <text:p>0.01017939</text:p>
              </table:table-cell>
              <table:table-cell office:value-type="float" office:value="0.71725572">
                <text:p>0.717255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013085">
                <text:p>0.01013085</text:p>
              </table:table-cell>
              <table:table-cell office:value-type="float" office:value="0.91920868">
                <text:p>0.919208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954579">
                <text:p>0.00954579</text:p>
              </table:table-cell>
              <table:table-cell office:value-type="float" office:value="0.60956175">
                <text:p>0.60956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942741">
                <text:p>0.00942741</text:p>
              </table:table-cell>
              <table:table-cell office:value-type="float" office:value="0.49673203">
                <text:p>0.496732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929459">
                <text:p>0.00929459</text:p>
              </table:table-cell>
              <table:table-cell office:value-type="float" office:value="0.99161942">
                <text:p>0.991619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44293">
                <text:p>0.00844293</text:p>
              </table:table-cell>
              <table:table-cell office:value-type="float" office:value="0.59259259">
                <text:p>0.592592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826386">
                <text:p>0.00826386</text:p>
              </table:table-cell>
              <table:table-cell office:value-type="float" office:value="0.89367311">
                <text:p>0.893673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20199">
                <text:p>0.00820199</text:p>
              </table:table-cell>
              <table:table-cell office:value-type="float" office:value="0.97235734">
                <text:p>0.972357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763826">
                <text:p>0.00763826</text:p>
              </table:table-cell>
              <table:table-cell office:value-type="float" office:value="0.52516011">
                <text:p>0.52516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763409">
                <text:p>0.00763409</text:p>
              </table:table-cell>
              <table:table-cell office:value-type="float" office:value="0.9369406">
                <text:p>0.93694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758672">
                <text:p>0.00758672</text:p>
              </table:table-cell>
              <table:table-cell office:value-type="float" office:value="0.76672104">
                <text:p>0.766721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51843">
                <text:p>0.00751843</text:p>
              </table:table-cell>
              <table:table-cell office:value-type="float" office:value="0.40974967">
                <text:p>0.409749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48311">
                <text:p>0.00748311</text:p>
              </table:table-cell>
              <table:table-cell office:value-type="float" office:value="0.02144559">
                <text:p>0.021445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39568">
                <text:p>0.00739568</text:p>
              </table:table-cell>
              <table:table-cell office:value-type="float" office:value="0.83444444">
                <text:p>0.83444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719303">
                <text:p>0.00719303</text:p>
              </table:table-cell>
              <table:table-cell office:value-type="float" office:value="0.76666667">
                <text:p>0.7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699752">
                <text:p>0.00699752</text:p>
              </table:table-cell>
              <table:table-cell office:value-type="float" office:value="0.92863837">
                <text:p>0.928638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694326">
                <text:p>0.00694326</text:p>
              </table:table-cell>
              <table:table-cell office:value-type="float" office:value="0.92855365">
                <text:p>0.928553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640986">
                <text:p>0.00640986</text:p>
              </table:table-cell>
              <table:table-cell office:value-type="float" office:value="0.0020403">
                <text:p>0.00204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30729">
                <text:p>0.00630729</text:p>
              </table:table-cell>
              <table:table-cell office:value-type="float" office:value="0.33665835">
                <text:p>0.336658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3004">
                <text:p>0.0063004</text:p>
              </table:table-cell>
              <table:table-cell office:value-type="float" office:value="0.7287234">
                <text:p>0.72872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04863">
                <text:p>0.00604863</text:p>
              </table:table-cell>
              <table:table-cell office:value-type="float" office:value="0.25767918">
                <text:p>0.257679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88073">
                <text:p>0.00588073</text:p>
              </table:table-cell>
              <table:table-cell office:value-type="float" office:value="0.159601">
                <text:p>0.1596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553286">
                <text:p>0.00553286</text:p>
              </table:table-cell>
              <table:table-cell office:value-type="float" office:value="0.97898681">
                <text:p>0.97898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542583">
                <text:p>0.00542583</text:p>
              </table:table-cell>
              <table:table-cell office:value-type="float" office:value="0.89111556">
                <text:p>0.891115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534352">
                <text:p>0.00534352</text:p>
              </table:table-cell>
              <table:table-cell office:value-type="float" office:value="0.62363239">
                <text:p>0.623632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525076">
                <text:p>0.00525076</text:p>
              </table:table-cell>
              <table:table-cell office:value-type="float" office:value="0.16069789">
                <text:p>0.16069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476741">
                <text:p>0.00476741</text:p>
              </table:table-cell>
              <table:table-cell office:value-type="float" office:value="0.85482734">
                <text:p>0.854827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67756">
                <text:p>0.00467756</text:p>
              </table:table-cell>
              <table:table-cell office:value-type="float" office:value="0.94021739">
                <text:p>0.940217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44599">
                <text:p>0.00444599</text:p>
              </table:table-cell>
              <table:table-cell office:value-type="float" office:value="0.95988064">
                <text:p>0.95988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31034">
                <text:p>0.00431034</text:p>
              </table:table-cell>
              <table:table-cell office:value-type="float" office:value="0.00054855">
                <text:p>0.000548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30868">
                <text:p>0.00430868</text:p>
              </table:table-cell>
              <table:table-cell office:value-type="float" office:value="0.96007984">
                <text:p>0.960079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419745">
                <text:p>0.00419745</text:p>
              </table:table-cell>
              <table:table-cell office:value-type="float" office:value="0.92772311">
                <text:p>0.927723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409993">
                <text:p>0.00409993</text:p>
              </table:table-cell>
              <table:table-cell office:value-type="float" office:value="0.94386423">
                <text:p>0.94386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01731">
                <text:p>0.00401731</text:p>
              </table:table-cell>
              <table:table-cell office:value-type="float" office:value="0.89087657">
                <text:p>0.890876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94176">
                <text:p>0.00394176</text:p>
              </table:table-cell>
              <table:table-cell office:value-type="float" office:value="0.84073507">
                <text:p>0.840735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80511">
                <text:p>0.00380511</text:p>
              </table:table-cell>
              <table:table-cell office:value-type="float" office:value="0.91607944">
                <text:p>0.916079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31161">
                <text:p>0.00331161</text:p>
              </table:table-cell>
              <table:table-cell office:value-type="float" office:value="0.46666667">
                <text:p>0.4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28242">
                <text:p>0.00328242</text:p>
              </table:table-cell>
              <table:table-cell office:value-type="float" office:value="0.30371901">
                <text:p>0.303719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2577">
                <text:p>0.0032577</text:p>
              </table:table-cell>
              <table:table-cell office:value-type="float" office:value="0.38785835">
                <text:p>0.387858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99964">
                <text:p>0.00299964</text:p>
              </table:table-cell>
              <table:table-cell office:value-type="float" office:value="0.9246134">
                <text:p>0.92461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91936">
                <text:p>0.00291936</text:p>
              </table:table-cell>
              <table:table-cell office:value-type="float" office:value="0.23756019">
                <text:p>0.237560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60296">
                <text:p>0.00260296</text:p>
              </table:table-cell>
              <table:table-cell office:value-type="float" office:value="0.75185185">
                <text:p>0.75185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55651">
                <text:p>0.00255651</text:p>
              </table:table-cell>
              <table:table-cell office:value-type="float" office:value="0.00436983">
                <text:p>0.004369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54142">
                <text:p>0.00254142</text:p>
              </table:table-cell>
              <table:table-cell office:value-type="float" office:value="0.14010508">
                <text:p>0.140105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48118">
                <text:p>0.00248118</text:p>
              </table:table-cell>
              <table:table-cell office:value-type="float" office:value="0.33898305">
                <text:p>0.33898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39004">
                <text:p>0.00239004</text:p>
              </table:table-cell>
              <table:table-cell office:value-type="float" office:value="0.31300813">
                <text:p>0.31300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31545">
                <text:p>0.00231545</text:p>
              </table:table-cell>
              <table:table-cell office:value-type="float" office:value="0.87418087">
                <text:p>0.874180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94567">
                <text:p>0.00194567</text:p>
              </table:table-cell>
              <table:table-cell office:value-type="float" office:value="0.84578885">
                <text:p>0.845788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9766">
                <text:p>0.00169766</text:p>
              </table:table-cell>
              <table:table-cell office:value-type="float" office:value="0.69714286">
                <text:p>0.697142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6727">
                <text:p>0.00166727</text:p>
              </table:table-cell>
              <table:table-cell office:value-type="float" office:value="0.26099426">
                <text:p>0.260994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60106">
                <text:p>0.00160106</text:p>
              </table:table-cell>
              <table:table-cell office:value-type="float" office:value="0.69557196">
                <text:p>0.695571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57808">
                <text:p>0.00157808</text:p>
              </table:table-cell>
              <table:table-cell office:value-type="float" office:value="0.83333333">
                <text:p>0.8333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57449">
                <text:p>0.00157449</text:p>
              </table:table-cell>
              <table:table-cell office:value-type="float" office:value="0.360587">
                <text:p>0.3605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53989">
                <text:p>0.00153989</text:p>
              </table:table-cell>
              <table:table-cell office:value-type="float" office:value="0.64645309">
                <text:p>0.646453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53362">
                <text:p>0.00153362</text:p>
              </table:table-cell>
              <table:table-cell office:value-type="float" office:value="0.66666667">
                <text:p>0.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30574">
                <text:p>0.00130574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08031">
                <text:p>0.00108031</text:p>
              </table:table-cell>
              <table:table-cell office:value-type="float" office:value="0.22164412">
                <text:p>0.221644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91202">
                <text:p>0.00091202</text:p>
              </table:table-cell>
              <table:table-cell office:value-type="float" office:value="0.29906542">
                <text:p>0.299065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9028">
                <text:p>0.0009028</text:p>
              </table:table-cell>
              <table:table-cell office:value-type="float" office:value="0.90638298">
                <text:p>0.90638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66134">
                <text:p>0.00066134</text:p>
              </table:table-cell>
              <table:table-cell office:value-type="float" office:value="0.40554593">
                <text:p>0.405545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38556">
                <text:p>0.00038556</text:p>
              </table:table-cell>
              <table:table-cell office:value-type="float" office:value="0.23333333">
                <text:p>0.2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22157">
                <text:p>0.00022157</text:p>
              </table:table-cell>
              <table:table-cell office:value-type="float" office:value="0.45714286">
                <text:p>0.4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15539">
                <text:p>0.00015539</text:p>
              </table:table-cell>
              <table:table-cell office:value-type="float" office:value="0.61111111">
                <text:p>0.61111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9862">
                <text:p>0.00009862</text:p>
              </table:table-cell>
              <table:table-cell office:value-type="float" office:value="0.07432432">
                <text:p>0.074324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